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2pt"/>
    </style:style>
    <style:style style:name="ro1" style:family="table-row">
      <style:table-row-properties style:row-height="12.95pt"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w7-answers" table:style-name="ta1">
        <table:table-column table:style-name="co1" table:number-columns-repeated="1024" table:default-cell-style-name="Default"/>
        <table:table-row table:style-name="ro1">
          <table:table-cell office:value-type="string" calcext:value-type="string">
            <text:p>difficulty</text:p>
          </table:table-cell>
          <table:table-cell office:value-type="string" calcext:value-type="string">
            <text:p>qid</text:p>
          </table:table-cell>
          <table:table-cell office:value-type="string" calcext:value-type="string">
            <text:p>sid</text:p>
          </table:table-cell>
          <table:table-cell office:value-type="string" calcext:value-type="string">
            <text:p>text</text:p>
          </table:table-cell>
          <table:table-cell office:value-type="string" calcext:value-type="string">
            <text:p>type</text:p>
          </table:table-cell>
          <table:table-cell office:value-type="string" calcext:value-type="string">
            <text:p>dep</text:p>
          </table:table-cell>
          <table:table-cell office:value-type="string" calcext:value-type="string">
            <text:p>par</text:p>
          </table:table-cell>
          <table:table-cell office:value-type="string" calcext:value-type="string">
            <text:p>answer</text:p>
          </table:table-cell>
          <table:table-cell table:number-columns-repeated="1016"/>
        </table:table-row>
        <table:table-row table:style-name="ro1">
          <table:table-cell office:value-type="string" calcext:value-type="string">
            <text:p>Easy</text:p>
          </table:table-cell>
          <table:table-cell office:value-type="string" calcext:value-type="string">
            <text:p>blogs-03-1</text:p>
          </table:table-cell>
          <table:table-cell office:value-type="string" calcext:value-type="string">
            <text:p>blogs-03</text:p>
          </table:table-cell>
          <table:table-cell office:value-type="string" calcext:value-type="string">
            <text:p>What was Louisiana adversely affected by?</text:p>
          </table:table-cell>
          <table:table-cell office:value-type="string" calcext:value-type="string">
            <text:p>Story</text:p>
          </table:table-cell>
          <table:table-cell office:value-type="string" office:string-value="1Whatwhat_WP_5dobj__&#10;2wasbe_VBD_1cop__&#10;3LouisianaLouisiana_NNP_5nsubj__&#10;4adverselyadversely_RB_5advmod__&#10;5affectedaffect_VBN_0root__&#10;6byby_IN_5nmod__&#10;7??_._5punct__" calcext:value-type="string">
            <text:p>1Whatwhat_WP_5dobj__</text:p>
            <text:p>2wasbe_VBD_1cop__</text:p>
            <text:p>3LouisianaLouisiana_NNP_5nsubj__</text:p>
            <text:p>4adverselyadversely_RB_5advmod__</text:p>
            <text:p>5affectedaffect_VBN_0root__</text:p>
            <text:p>6byby_IN_5nmod__</text:p>
            <text:p>7??_._5punct__</text:p>
          </table:table-cell>
          <table:table-cell office:value-type="string" calcext:value-type="string">
            <text:p>(ROOT (SBARQ (WHNP (WP What)) (SQ (VBD was) (NP (NNP Louisiana)) (VP (ADVP (RB adversely)) (VBN affected) (PP (IN by)))) (. ?)))</text:p>
          </table:table-cell>
          <table:table-cell office:value-type="string" calcext:value-type="string">
            <text:p>Hurricane Gustav</text:p>
          </table:table-cell>
          <table:table-cell table:number-columns-repeated="1016"/>
        </table:table-row>
        <table:table-row table:style-name="ro1">
          <table:table-cell office:value-type="string" calcext:value-type="string">
            <text:p>Easy</text:p>
          </table:table-cell>
          <table:table-cell office:value-type="string" calcext:value-type="string">
            <text:p>blogs-03-2</text:p>
          </table:table-cell>
          <table:table-cell office:value-type="string" calcext:value-type="string">
            <text:p>blogs-03</text:p>
          </table:table-cell>
          <table:table-cell office:value-type="string" calcext:value-type="string">
            <text:p>What rolled in on Monday, September 1, in the morning?</text:p>
          </table:table-cell>
          <table:table-cell office:value-type="string" calcext:value-type="string">
            <text:p>Story</text:p>
          </table:table-cell>
          <table:table-cell office:value-type="string" office:string-value="1Whatwhat_WDT_2nsubj__&#10;2rolledroll_VBD_0root__&#10;3inin_IN_2compound:prt__&#10;4onon_IN_5case__&#10;5MondayMonday_NNP_2nmod__&#10;6,,_,_2punct__&#10;7SeptemberSeptember_NNP_2nmod:tmod__&#10;811_CD_7nummod__&#10;9,,_,_2punct__&#10;10inin_IN_12case__&#10;11thethe_DT_12det__&#10;12morningmorning_NN_2nmod__&#10;13??_._2punct__" calcext:value-type="string">
            <text:p>1Whatwhat_WDT_2nsubj__</text:p>
            <text:p>2rolledroll_VBD_0root__</text:p>
            <text:p>3inin_IN_2compound:prt__</text:p>
            <text:p>4onon_IN_5case__</text:p>
            <text:p>5MondayMonday_NNP_2nmod__</text:p>
            <text:p>6,,_,_2punct__</text:p>
            <text:p>7SeptemberSeptember_NNP_2nmod:tmod__</text:p>
            <text:p>811_CD_7nummod__</text:p>
            <text:p>9,,_,_2punct__</text:p>
            <text:p>10inin_IN_12case__</text:p>
            <text:p>11thethe_DT_12det__</text:p>
            <text:p>12morningmorning_NN_2nmod__</text:p>
            <text:p>13??_._2punct__</text:p>
          </table:table-cell>
          <table:table-cell office:value-type="string" calcext:value-type="string">
            <text:p>(ROOT (SBARQ (WHNP (WDT What)) (SQ (VP (VBD rolled) (PP (IN in) (PP (IN on) (NP (NP (NNP Monday)) (, ,) (NP (NNP September) (CD 1)) (, ,)))) (PP (IN in) (NP (DT the) (NN morning))))) (. ?)))</text:p>
          </table:table-cell>
          <table:table-cell office:value-type="string" calcext:value-type="string">
            <text:p>the storm</text:p>
          </table:table-cell>
          <table:table-cell table:number-columns-repeated="1016"/>
        </table:table-row>
        <table:table-row table:style-name="ro1">
          <table:table-cell office:value-type="string" calcext:value-type="string">
            <text:p>Easy</text:p>
          </table:table-cell>
          <table:table-cell office:value-type="string" calcext:value-type="string">
            <text:p>blogs-03-3</text:p>
          </table:table-cell>
          <table:table-cell office:value-type="string" calcext:value-type="string">
            <text:p>blogs-03</text:p>
          </table:table-cell>
          <table:table-cell office:value-type="string" calcext:value-type="string">
            <text:p>What started kicking up?</text:p>
          </table:table-cell>
          <table:table-cell office:value-type="string" calcext:value-type="string">
            <text:p>Story</text:p>
          </table:table-cell>
          <table:table-cell office:value-type="string" office:string-value="1Whatwhat_WDT_2nsubj__&#10;2startedstart_VBD_0root__&#10;3kickingkick_VBG_2xcomp__&#10;4upup_RP_3compound:prt__&#10;5??_._2punct__" calcext:value-type="string">
            <text:p>1Whatwhat_WDT_2nsubj__</text:p>
            <text:p>2startedstart_VBD_0root__</text:p>
            <text:p>3kickingkick_VBG_2xcomp__</text:p>
            <text:p>4upup_RP_3compound:prt__</text:p>
            <text:p>5??_._2punct__</text:p>
          </table:table-cell>
          <table:table-cell office:value-type="string" calcext:value-type="string">
            <text:p>(ROOT (SBARQ (WHNP (WDT What)) (SQ (VP (VBD started) (S (VP (VBG kicking) (PRT (RP up)))))) (. ?)))</text:p>
          </table:table-cell>
          <table:table-cell office:value-type="string" calcext:value-type="string">
            <text:p>winds</text:p>
          </table:table-cell>
          <table:table-cell table:number-columns-repeated="1016"/>
        </table:table-row>
        <table:table-row table:style-name="ro1">
          <table:table-cell office:value-type="string" calcext:value-type="string">
            <text:p>Easy</text:p>
          </table:table-cell>
          <table:table-cell office:value-type="string" calcext:value-type="string">
            <text:p>blogs-03-4</text:p>
          </table:table-cell>
          <table:table-cell office:value-type="string" calcext:value-type="string">
            <text:p>blogs-03</text:p>
          </table:table-cell>
          <table:table-cell office:value-type="string" calcext:value-type="string">
            <text:p>Who came to Baton Rouge yesterday to assess the damage?</text:p>
          </table:table-cell>
          <table:table-cell office:value-type="string" calcext:value-type="string">
            <text:p>Story</text:p>
          </table:table-cell>
          <table:table-cell office:value-type="string" office:string-value="1Whowho_WP_2nsubj__&#10;2camecome_VBD_0root__&#10;3toto_TO_5case__&#10;4BatonBaton_NNP_5compound__&#10;5RougeRouge_NNP_2nmod__&#10;6yesterdayyesterday_NN_2nmod:tmod__&#10;7toto_TO_8mark__&#10;8assessassess_VB_2xcomp__&#10;9thethe_DT_10det__&#10;10damagedamage_NN_8dobj__&#10;11??_._2punct__" calcext:value-type="string">
            <text:p>1Whowho_WP_2nsubj__</text:p>
            <text:p>2camecome_VBD_0root__</text:p>
            <text:p>3toto_TO_5case__</text:p>
            <text:p>4BatonBaton_NNP_5compound__</text:p>
            <text:p>5RougeRouge_NNP_2nmod__</text:p>
            <text:p>6yesterdayyesterday_NN_2nmod:tmod__</text:p>
            <text:p>7toto_TO_8mark__</text:p>
            <text:p>8assessassess_VB_2xcomp__</text:p>
            <text:p>9thethe_DT_10det__</text:p>
            <text:p>10damagedamage_NN_8dobj__</text:p>
            <text:p>11??_._2punct__</text:p>
          </table:table-cell>
          <table:table-cell office:value-type="string" calcext:value-type="string">
            <text:p>(ROOT (SBARQ (WHNP (WP Who)) (SQ (VP (VBD came) (PP (TO to) (NP (NNP Baton) (NNP Rouge))) (NP-TMP (NN yesterday)) (S (VP (TO to) (VP (VB assess) (NP (DT the) (NN damage))))))) (. ?)))</text:p>
          </table:table-cell>
          <table:table-cell office:value-type="string" calcext:value-type="string">
            <text:p>President Bush</text:p>
          </table:table-cell>
          <table:table-cell table:number-columns-repeated="1016"/>
        </table:table-row>
        <table:table-row table:style-name="ro1">
          <table:table-cell office:value-type="string" calcext:value-type="string">
            <text:p>Easy</text:p>
          </table:table-cell>
          <table:table-cell office:value-type="string" calcext:value-type="string">
            <text:p>blogs-03-5</text:p>
          </table:table-cell>
          <table:table-cell office:value-type="string" calcext:value-type="string">
            <text:p>blogs-03</text:p>
          </table:table-cell>
          <table:table-cell office:value-type="string" calcext:value-type="string">
            <text:p>Where was the storm occurring?</text:p>
          </table:table-cell>
          <table:table-cell office:value-type="string" calcext:value-type="string">
            <text:p>Sch</text:p>
          </table:table-cell>
          <table:table-cell office:value-type="string" office:string-value="1Wherewhere_WRB_5advmod__&#10;2wasbe_VBD_5aux__&#10;3thethe_DT_4det__&#10;4stormstorm_NN_5nsubj__&#10;5occurringoccur_VBG_0root__&#10;6??_._5punct__" calcext:value-type="string">
            <text:p>1Wherewhere_WRB_5advmod__</text:p>
            <text:p>2wasbe_VBD_5aux__</text:p>
            <text:p>3thethe_DT_4det__</text:p>
            <text:p>4stormstorm_NN_5nsubj__</text:p>
            <text:p>5occurringoccur_VBG_0root__</text:p>
            <text:p>6??_._5punct__</text:p>
          </table:table-cell>
          <table:table-cell office:value-type="string" calcext:value-type="string">
            <text:p>(ROOT (SBARQ (WHADVP (WRB Where)) (SQ (VBD was) (NP (DT the) (NN storm)) (VP (VBG occurring))) (. ?)))</text:p>
          </table:table-cell>
          <table:table-cell office:value-type="string" calcext:value-type="string">
            <text:p>in Louisiana | Louisiana</text:p>
          </table:table-cell>
          <table:table-cell table:number-columns-repeated="1016"/>
        </table:table-row>
        <table:table-row table:style-name="ro1">
          <table:table-cell office:value-type="string" calcext:value-type="string">
            <text:p>Easy</text:p>
          </table:table-cell>
          <table:table-cell office:value-type="string" calcext:value-type="string">
            <text:p>blogs-03-6</text:p>
          </table:table-cell>
          <table:table-cell office:value-type="string" calcext:value-type="string">
            <text:p>blogs-03</text:p>
          </table:table-cell>
          <table:table-cell office:value-type="string" calcext:value-type="string">
            <text:p>Where did the narrator go back to in order to purchase a portable generator?</text:p>
          </table:table-cell>
          <table:table-cell office:value-type="string" calcext:value-type="string">
            <text:p>Sch</text:p>
          </table:table-cell>
          <table:table-cell office:value-type="string" office:string-value="1Wherewhere_WRB_5advmod__&#10;2diddo_VBD_5aux__&#10;3thethe_DT_4det__&#10;4narratornarrator_NN_5nsubj__&#10;5gogo_VB_0root__&#10;6backback_RB_5advmod__&#10;7toto_TO_11mark__&#10;8inin_IN_11mark__&#10;9orderorder_NN_8mwe__&#10;10toto_TO_11mark__&#10;11purchasepurchase_VB_6advcl__&#10;12aa_DT_14det__&#10;13portableportable_JJ_14amod__&#10;14generatorgenerator_NN_11dobj__&#10;15??_._5punct__" calcext:value-type="string">
            <text:p>1Wherewhere_WRB_5advmod__</text:p>
            <text:p>2diddo_VBD_5aux__</text:p>
            <text:p>3thethe_DT_4det__</text:p>
            <text:p>4narratornarrator_NN_5nsubj__</text:p>
            <text:p>5gogo_VB_0root__</text:p>
            <text:p>6backback_RB_5advmod__</text:p>
            <text:p>7toto_TO_11mark__</text:p>
            <text:p>8inin_IN_11mark__</text:p>
            <text:p>9orderorder_NN_8mwe__</text:p>
            <text:p>10toto_TO_11mark__</text:p>
            <text:p>11purchasepurchase_VB_6advcl__</text:p>
            <text:p>12aa_DT_14det__</text:p>
            <text:p>13portableportable_JJ_14amod__</text:p>
            <text:p>14generatorgenerator_NN_11dobj__</text:p>
            <text:p>15??_._5punct__</text:p>
          </table:table-cell>
          <table:table-cell office:value-type="string" calcext:value-type="string">
            <text:p>(ROOT (SBARQ (WHADVP (WRB Where)) (SQ (VBD did) (NP (DT the) (NN narrator)) (VP (VB go) (ADVP (RB back)) (PP (TO to)) (SBAR (IN in) (NN order) (S (VP (TO to) (VP (VB purchase) (NP (DT a) (JJ portable) (NN generator)))))))) (. ?)))</text:p>
          </table:table-cell>
          <table:table-cell office:value-type="string" calcext:value-type="string">
            <text:p>a store named Home Depot | Home Depot</text:p>
          </table:table-cell>
          <table:table-cell table:number-columns-repeated="1016"/>
        </table:table-row>
        <table:table-row table:style-name="ro1">
          <table:table-cell office:value-type="string" calcext:value-type="string">
            <text:p>Easy</text:p>
          </table:table-cell>
          <table:table-cell office:value-type="string" calcext:value-type="string">
            <text:p>blogs-03-7</text:p>
          </table:table-cell>
          <table:table-cell office:value-type="string" calcext:value-type="string">
            <text:p>blogs-03</text:p>
          </table:table-cell>
          <table:table-cell office:value-type="string" calcext:value-type="string">
            <text:p>What did the area of a neighborhood of the narrator have?</text:p>
          </table:table-cell>
          <table:table-cell office:value-type="string" calcext:value-type="string">
            <text:p>Sch</text:p>
          </table:table-cell>
          <table:table-cell office:value-type="string" office:string-value="1Whatwhat_WP_11dobj__&#10;2diddo_VBD_11aux__&#10;3thethe_DT_4det__&#10;4areaarea_NN_11nsubj__&#10;5ofof_IN_7case__&#10;6aa_DT_7det__&#10;7neighborhoodneighborhood_NN_4nmod__&#10;8ofof_IN_10case__&#10;9thethe_DT_10det__&#10;10narratornarrator_NN_7nmod__&#10;11havehave_VB_0root__&#10;12??_._11punct__" calcext:value-type="string">
            <text:p>1Whatwhat_WP_11dobj__</text:p>
            <text:p>2diddo_VBD_11aux__</text:p>
            <text:p>3thethe_DT_4det__</text:p>
            <text:p>4areaarea_NN_11nsubj__</text:p>
            <text:p>5ofof_IN_7case__</text:p>
            <text:p>6aa_DT_7det__</text:p>
            <text:p>7neighborhoodneighborhood_NN_4nmod__</text:p>
            <text:p>8ofof_IN_10case__</text:p>
            <text:p>9thethe_DT_10det__</text:p>
            <text:p>10narratornarrator_NN_7nmod__</text:p>
            <text:p>11havehave_VB_0root__</text:p>
            <text:p>12??_._11punct__</text:p>
          </table:table-cell>
          <table:table-cell office:value-type="string" calcext:value-type="string">
            <text:p>(ROOT (SBARQ (WHNP (WP What)) (SQ (VBD did) (NP (NP (DT the) (NN area)) (PP (IN of) (NP (NP (DT a) (NN neighborhood)) (PP (IN of) (NP (DT the) (NN narrator)))))) (VP (VB have))) (. ?)))</text:p>
          </table:table-cell>
          <table:table-cell office:value-type="string" calcext:value-type="string">
            <text:p>a large group of pine trees and had a group of oak trees</text:p>
          </table:table-cell>
          <table:table-cell table:number-columns-repeated="1016"/>
        </table:table-row>
        <table:table-row table:style-name="ro1">
          <table:table-cell office:value-type="string" calcext:value-type="string">
            <text:p>Easy</text:p>
          </table:table-cell>
          <table:table-cell office:value-type="string" calcext:value-type="string">
            <text:p>blogs-03-8</text:p>
          </table:table-cell>
          <table:table-cell office:value-type="string" calcext:value-type="string">
            <text:p>blogs-03</text:p>
          </table:table-cell>
          <table:table-cell office:value-type="string" calcext:value-type="string">
            <text:p>Why did the narrator begin to be nervous?</text:p>
          </table:table-cell>
          <table:table-cell office:value-type="string" calcext:value-type="string">
            <text:p>Sch</text:p>
          </table:table-cell>
          <table:table-cell office:value-type="string" office:string-value="1Whywhy_WRB_5advmod__&#10;2diddo_VBD_5aux__&#10;3thethe_DT_4det__&#10;4narratornarrator_NN_5nsubj__&#10;5beginbegin_VB_0root__&#10;6toto_TO_8mark__&#10;7bebe_VB_8cop__&#10;8nervousnervous_JJ_5xcomp__&#10;9??_._5punct__" calcext:value-type="string">
            <text:p>1Whywhy_WRB_5advmod__</text:p>
            <text:p>2diddo_VBD_5aux__</text:p>
            <text:p>3thethe_DT_4det__</text:p>
            <text:p>4narratornarrator_NN_5nsubj__</text:p>
            <text:p>5beginbegin_VB_0root__</text:p>
            <text:p>6toto_TO_8mark__</text:p>
            <text:p>7bebe_VB_8cop__</text:p>
            <text:p>8nervousnervous_JJ_5xcomp__</text:p>
            <text:p>9??_._5punct__</text:p>
          </table:table-cell>
          <table:table-cell office:value-type="string" calcext:value-type="string">
            <text:p>(ROOT (SBARQ (WHADVP (WRB Why)) (SQ (VBD did) (NP (DT the) (NN narrator)) (VP (VB begin) (S (VP (TO to) (VP (VB be) (ADJP (JJ nervous))))))) (. ?)))</text:p>
          </table:table-cell>
          <table:table-cell office:value-type="string" calcext:value-type="string">
            <text:p>because it owned a group of trees and near the house of the narrator</text:p>
          </table:table-cell>
          <table:table-cell table:number-columns-repeated="1016"/>
        </table:table-row>
        <table:table-row table:style-name="ro1">
          <table:table-cell office:value-type="string" calcext:value-type="string">
            <text:p>Easy</text:p>
          </table:table-cell>
          <table:table-cell office:value-type="string" calcext:value-type="string">
            <text:p>blogs-03-9</text:p>
          </table:table-cell>
          <table:table-cell office:value-type="string" calcext:value-type="string">
            <text:p>blogs-03</text:p>
          </table:table-cell>
          <table:table-cell office:value-type="string" calcext:value-type="string">
            <text:p>Where did the narrator bring the family of the narrator to?</text:p>
          </table:table-cell>
          <table:table-cell office:value-type="string" calcext:value-type="string">
            <text:p>Sch</text:p>
          </table:table-cell>
          <table:table-cell office:value-type="string" office:string-value="1Wherewhere_WRB_5advmod__&#10;2diddo_VBD_5aux__&#10;3thethe_DT_4det__&#10;4narratornarrator_NN_5nsubj__&#10;5bringbring_VB_0root__&#10;6thethe_DT_7det__&#10;7familyfamily_NN_5dobj__&#10;8ofof_IN_10case__&#10;9thethe_DT_10det__&#10;10narratornarrator_NN_7nmod__&#10;11toto_TO_5nmod__&#10;12??_._5punct__" calcext:value-type="string">
            <text:p>1Wherewhere_WRB_5advmod__</text:p>
            <text:p>2diddo_VBD_5aux__</text:p>
            <text:p>3thethe_DT_4det__</text:p>
            <text:p>4narratornarrator_NN_5nsubj__</text:p>
            <text:p>5bringbring_VB_0root__</text:p>
            <text:p>6thethe_DT_7det__</text:p>
            <text:p>7familyfamily_NN_5dobj__</text:p>
            <text:p>8ofof_IN_10case__</text:p>
            <text:p>9thethe_DT_10det__</text:p>
            <text:p>10narratornarrator_NN_7nmod__</text:p>
            <text:p>11toto_TO_5nmod__</text:p>
            <text:p>12??_._5punct__</text:p>
          </table:table-cell>
          <table:table-cell office:value-type="string" calcext:value-type="string">
            <text:p>(ROOT (SBARQ (WHADVP (WRB Where)) (SQ (VBD did) (NP (DT the) (NN narrator)) (VP (VB bring) (NP (NP (DT the) (NN family)) (PP (IN of) (NP (DT the) (NN narrator)))) (PP (TO to)))) (. ?)))</text:p>
          </table:table-cell>
          <table:table-cell office:value-type="string" calcext:value-type="string">
            <text:p>the house of the parent of the narrator</text:p>
          </table:table-cell>
          <table:table-cell table:number-columns-repeated="1016"/>
        </table:table-row>
        <table:table-row table:style-name="ro1">
          <table:table-cell office:value-type="string" calcext:value-type="string">
            <text:p>Medium</text:p>
          </table:table-cell>
          <table:table-cell office:value-type="string" calcext:value-type="string">
            <text:p>blogs-03-10</text:p>
          </table:table-cell>
          <table:table-cell office:value-type="string" calcext:value-type="string">
            <text:p>blogs-03</text:p>
          </table:table-cell>
          <table:table-cell office:value-type="string" calcext:value-type="string">
            <text:p>Who filled the container of some gasoline?</text:p>
          </table:table-cell>
          <table:table-cell office:value-type="string" calcext:value-type="string">
            <text:p>Sch</text:p>
          </table:table-cell>
          <table:table-cell office:value-type="string" office:string-value="1Whowho_WP_2nsubj__&#10;2filledfill_VBD_0root__&#10;3thethe_DT_4det__&#10;4containercontainer_NN_2dobj__&#10;5ofof_IN_7case__&#10;6somesome_DT_7det__&#10;7gasolinegasoline_NN_4nmod__&#10;8??_._2punct__" calcext:value-type="string">
            <text:p>1Whowho_WP_2nsubj__</text:p>
            <text:p>2filledfill_VBD_0root__</text:p>
            <text:p>3thethe_DT_4det__</text:p>
            <text:p>4containercontainer_NN_2dobj__</text:p>
            <text:p>5ofof_IN_7case__</text:p>
            <text:p>6somesome_DT_7det__</text:p>
            <text:p>7gasolinegasoline_NN_4nmod__</text:p>
            <text:p>8??_._2punct__</text:p>
          </table:table-cell>
          <table:table-cell office:value-type="string" calcext:value-type="string">
            <text:p>(ROOT (SBARQ (WHNP (WP Who)) (SQ (VP (VBD filled) (NP (NP (DT the) (NN container)) (PP (IN of) (NP (DT some) (NN gasoline)))))) (. ?)))</text:p>
          </table:table-cell>
          <table:table-cell office:value-type="string" calcext:value-type="string">
            <text:p>the narrator</text:p>
          </table:table-cell>
          <table:table-cell table:number-columns-repeated="1016"/>
        </table:table-row>
        <table:table-row table:style-name="ro1">
          <table:table-cell office:value-type="string" calcext:value-type="string">
            <text:p>Medium</text:p>
          </table:table-cell>
          <table:table-cell office:value-type="string" calcext:value-type="string">
            <text:p>blogs-03-11</text:p>
          </table:table-cell>
          <table:table-cell office:value-type="string" calcext:value-type="string">
            <text:p>blogs-03</text:p>
          </table:table-cell>
          <table:table-cell office:value-type="string" calcext:value-type="string">
            <text:p>Who had a group of oak trees?</text:p>
          </table:table-cell>
          <table:table-cell office:value-type="string" calcext:value-type="string">
            <text:p>Sch</text:p>
          </table:table-cell>
          <table:table-cell office:value-type="string" office:string-value="1Whowho_WP_2nsubj__&#10;2hadhave_VBD_0root__&#10;3aa_DT_4det__&#10;4groupgroup_NN_2dobj__&#10;5ofof_IN_7case__&#10;6oakoak_NN_7compound__&#10;7treestree_NNS_4nmod__&#10;8??_._2punct__" calcext:value-type="string">
            <text:p>1Whowho_WP_2nsubj__</text:p>
            <text:p>2hadhave_VBD_0root__</text:p>
            <text:p>3aa_DT_4det__</text:p>
            <text:p>4groupgroup_NN_2dobj__</text:p>
            <text:p>5ofof_IN_7case__</text:p>
            <text:p>6oakoak_NN_7compound__</text:p>
            <text:p>7treestree_NNS_4nmod__</text:p>
            <text:p>8??_._2punct__</text:p>
          </table:table-cell>
          <table:table-cell office:value-type="string" calcext:value-type="string">
            <text:p>(ROOT (SBARQ (WHNP (WP Who)) (SQ (VP (VBD had) (NP (NP (DT a) (NN group)) (PP (IN of) (NP (NN oak) (NNS trees)))))) (. ?)))</text:p>
          </table:table-cell>
          <table:table-cell office:value-type="string" calcext:value-type="string">
            <text:p>an area of a neighborhood of the narrator</text:p>
          </table:table-cell>
          <table:table-cell table:number-columns-repeated="1016"/>
        </table:table-row>
        <table:table-row table:style-name="ro1">
          <table:table-cell office:value-type="string" calcext:value-type="string">
            <text:p>Medium</text:p>
          </table:table-cell>
          <table:table-cell office:value-type="string" calcext:value-type="string">
            <text:p>blogs-03-12</text:p>
          </table:table-cell>
          <table:table-cell office:value-type="string" calcext:value-type="string">
            <text:p>blogs-03</text:p>
          </table:table-cell>
          <table:table-cell office:value-type="string" calcext:value-type="string">
            <text:p>What fell on the yard of a neighbor?</text:p>
          </table:table-cell>
          <table:table-cell office:value-type="string" calcext:value-type="string">
            <text:p>Sch</text:p>
          </table:table-cell>
          <table:table-cell office:value-type="string" office:string-value="1Whatwhat_WDT_2nsubj__&#10;2fellfall_VBD_0root__&#10;3onon_IN_5case__&#10;4thethe_DT_5det__&#10;5yardyard_NN_2nmod__&#10;6ofof_IN_8case__&#10;7aa_DT_8det__&#10;8neighborneighbor_NN_5nmod__&#10;9??_._2punct__" calcext:value-type="string">
            <text:p>1Whatwhat_WDT_2nsubj__</text:p>
            <text:p>2fellfall_VBD_0root__</text:p>
            <text:p>3onon_IN_5case__</text:p>
            <text:p>4thethe_DT_5det__</text:p>
            <text:p>5yardyard_NN_2nmod__</text:p>
            <text:p>6ofof_IN_8case__</text:p>
            <text:p>7aa_DT_8det__</text:p>
            <text:p>8neighborneighbor_NN_5nmod__</text:p>
            <text:p>9??_._2punct__</text:p>
          </table:table-cell>
          <table:table-cell office:value-type="string" calcext:value-type="string">
            <text:p>(ROOT (SBARQ (WHNP (WDT What)) (SQ (VP (VBD fell) (PP (IN on) (NP (NP (DT the) (NN yard)) (PP (IN of) (NP (DT a) (NN neighbor))))))) (. ?)))</text:p>
          </table:table-cell>
          <table:table-cell office:value-type="string" calcext:value-type="string">
            <text:p>the tree</text:p>
          </table:table-cell>
          <table:table-cell table:number-columns-repeated="1016"/>
        </table:table-row>
        <table:table-row table:style-name="ro1">
          <table:table-cell office:value-type="string" calcext:value-type="string">
            <text:p>Medium</text:p>
          </table:table-cell>
          <table:table-cell office:value-type="string" calcext:value-type="string">
            <text:p>blogs-03-13</text:p>
          </table:table-cell>
          <table:table-cell office:value-type="string" calcext:value-type="string">
            <text:p>blogs-03</text:p>
          </table:table-cell>
          <table:table-cell office:value-type="string" calcext:value-type="string">
            <text:p>Who watched a large tree?</text:p>
          </table:table-cell>
          <table:table-cell office:value-type="string" calcext:value-type="string">
            <text:p>Sch</text:p>
          </table:table-cell>
          <table:table-cell office:value-type="string" office:string-value="1Whowho_WP_2nsubj__&#10;2watchedwatch_VBD_0root__&#10;3aa_DT_5det__&#10;4largelarge_JJ_5amod__&#10;5treetree_NN_2dobj__&#10;6??_._2punct__" calcext:value-type="string">
            <text:p>1Whowho_WP_2nsubj__</text:p>
            <text:p>2watchedwatch_VBD_0root__</text:p>
            <text:p>3aa_DT_5det__</text:p>
            <text:p>4largelarge_JJ_5amod__</text:p>
            <text:p>5treetree_NN_2dobj__</text:p>
            <text:p>6??_._2punct__</text:p>
          </table:table-cell>
          <table:table-cell office:value-type="string" calcext:value-type="string">
            <text:p>(ROOT (SBARQ (WHNP (WP Who)) (SQ (VP (VBD watched) (NP (DT a) (JJ large) (NN tree)))) (. ?)))</text:p>
          </table:table-cell>
          <table:table-cell office:value-type="string" calcext:value-type="string">
            <text:p>the narrator</text:p>
          </table:table-cell>
          <table:table-cell table:number-columns-repeated="1016"/>
        </table:table-row>
        <table:table-row table:style-name="ro1">
          <table:table-cell office:value-type="string" calcext:value-type="string">
            <text:p>Medium</text:p>
          </table:table-cell>
          <table:table-cell office:value-type="string" calcext:value-type="string">
            <text:p>blogs-03-14</text:p>
          </table:table-cell>
          <table:table-cell office:value-type="string" calcext:value-type="string">
            <text:p>blogs-03</text:p>
          </table:table-cell>
          <table:table-cell office:value-type="string" calcext:value-type="string">
            <text:p>What did the first tree fall onto?</text:p>
          </table:table-cell>
          <table:table-cell office:value-type="string" calcext:value-type="string">
            <text:p>Sch</text:p>
          </table:table-cell>
          <table:table-cell office:value-type="string" office:string-value="1Whatwhat_WP_0root__&#10;2diddo_VBD_1nsubj__&#10;3thethe_DT_6det__&#10;4firstfirst_JJ_6amod__&#10;5treetree_NN_6compound__&#10;6fallfall_NN_2dobj__&#10;7ontoonto_IN_6advmod__&#10;8??_._1punct__" calcext:value-type="string">
            <text:p>1Whatwhat_WP_0root__</text:p>
            <text:p>2diddo_VBD_1nsubj__</text:p>
            <text:p>3thethe_DT_6det__</text:p>
            <text:p>4firstfirst_JJ_6amod__</text:p>
            <text:p>5treetree_NN_6compound__</text:p>
            <text:p>6fallfall_NN_2dobj__</text:p>
            <text:p>7ontoonto_IN_6advmod__</text:p>
            <text:p>8??_._1punct__</text:p>
          </table:table-cell>
          <table:table-cell office:value-type="string" calcext:value-type="string">
            <text:p>(ROOT (SBARQ (WHNP (WP What)) (SQ (VP (VBD did) (NP (DT the) (JJ first) (NN tree) (NN fall)) (PP (IN onto)))) (. ?)))</text:p>
          </table:table-cell>
          <table:table-cell office:value-type="string" calcext:value-type="string">
            <text:p>a RV of the neighbor</text:p>
          </table:table-cell>
          <table:table-cell table:number-columns-repeated="1016"/>
        </table:table-row>
        <table:table-row table:style-name="ro1">
          <table:table-cell office:value-type="string" calcext:value-type="string">
            <text:p>Medium</text:p>
          </table:table-cell>
          <table:table-cell office:value-type="string" calcext:value-type="string">
            <text:p>blogs-03-15</text:p>
          </table:table-cell>
          <table:table-cell office:value-type="string" calcext:value-type="string">
            <text:p>blogs-03</text:p>
          </table:table-cell>
          <table:table-cell office:value-type="string" calcext:value-type="string">
            <text:p>Who stayed in an area of the home where we felt safest?</text:p>
          </table:table-cell>
          <table:table-cell office:value-type="string" calcext:value-type="string">
            <text:p>Story</text:p>
          </table:table-cell>
          <table:table-cell office:value-type="string" office:string-value="1Whowho_WP_2nsubj__&#10;2stayedstay_VBD_0root__&#10;3inin_IN_5case__&#10;4ana_DT_5det__&#10;5areaarea_NN_2nmod__&#10;6ofof_IN_8case__&#10;7thethe_DT_8det__&#10;8homehome_NN_5nmod__&#10;9wherewhere_WRB_11advmod__&#10;10wewe_PRP_11nsubj__&#10;11feltfeel_VBD_8acl:relcl__&#10;12safestsafest_JJS_11xcomp__&#10;13??_._2punct__" calcext:value-type="string">
            <text:p>1Whowho_WP_2nsubj__</text:p>
            <text:p>2stayedstay_VBD_0root__</text:p>
            <text:p>3inin_IN_5case__</text:p>
            <text:p>4ana_DT_5det__</text:p>
            <text:p>5areaarea_NN_2nmod__</text:p>
            <text:p>6ofof_IN_8case__</text:p>
            <text:p>7thethe_DT_8det__</text:p>
            <text:p>8homehome_NN_5nmod__</text:p>
            <text:p>9wherewhere_WRB_11advmod__</text:p>
            <text:p>10wewe_PRP_11nsubj__</text:p>
            <text:p>11feltfeel_VBD_8acl:relcl__</text:p>
            <text:p>12safestsafest_JJS_11xcomp__</text:p>
            <text:p>13??_._2punct__</text:p>
          </table:table-cell>
          <table:table-cell office:value-type="string" calcext:value-type="string">
            <text:p>(ROOT (SBARQ (WHNP (WP Who)) (SQ (VP (VBD stayed) (PP (IN in) (NP (NP (DT an) (NN area)) (PP (IN of) (NP (DT the) (NN home))))) (SBAR (WHADVP (WRB where)) (S (NP (PRP we)) (VP (VBD felt) (NP (JJS safest))))))) (. ?)))</text:p>
          </table:table-cell>
          <table:table-cell office:value-type="string" calcext:value-type="string">
            <text:p>my wife, our five children, and our dog</text:p>
          </table:table-cell>
          <table:table-cell table:number-columns-repeated="1016"/>
        </table:table-row>
        <table:table-row table:style-name="ro1">
          <table:table-cell office:value-type="string" calcext:value-type="string">
            <text:p>Easy</text:p>
          </table:table-cell>
          <table:table-cell office:value-type="string" calcext:value-type="string">
            <text:p>fables-01-1</text:p>
          </table:table-cell>
          <table:table-cell office:value-type="string" calcext:value-type="string">
            <text:p>fables-01</text:p>
          </table:table-cell>
          <table:table-cell office:value-type="string" calcext:value-type="string">
            <text:p>Where was the crow sitting?</text:p>
          </table:table-cell>
          <table:table-cell office:value-type="string" calcext:value-type="string">
            <text:p>Story</text:p>
          </table:table-cell>
          <table:table-cell office:value-type="string" office:string-value="1Wherewhere_WRB_5advmod__&#10;2wasbe_VBD_5aux__&#10;3thethe_DT_4det__&#10;4crowcrow_NN_5nsubj__&#10;5sittingsit_VBG_0root__&#10;6??_._5punct__" calcext:value-type="string">
            <text:p>1Wherewhere_WRB_5advmod__</text:p>
            <text:p>2wasbe_VBD_5aux__</text:p>
            <text:p>3thethe_DT_4det__</text:p>
            <text:p>4crowcrow_NN_5nsubj__</text:p>
            <text:p>5sittingsit_VBG_0root__</text:p>
            <text:p>6??_._5punct__</text:p>
          </table:table-cell>
          <table:table-cell office:value-type="string" calcext:value-type="string">
            <text:p>(ROOT (SBARQ (WHADVP (WRB Where)) (SQ (VBD was) (NP (DT the) (NN crow)) (VP (VBG sitting))) (. ?)))</text:p>
          </table:table-cell>
          <table:table-cell office:value-type="string" calcext:value-type="string">
            <text:p>on a branch of a tree</text:p>
          </table:table-cell>
          <table:table-cell table:number-columns-repeated="1016"/>
        </table:table-row>
        <table:table-row table:style-name="ro1">
          <table:table-cell office:value-type="string" calcext:value-type="string">
            <text:p>Easy</text:p>
          </table:table-cell>
          <table:table-cell office:value-type="string" calcext:value-type="string">
            <text:p>fables-01-2</text:p>
          </table:table-cell>
          <table:table-cell office:value-type="string" calcext:value-type="string">
            <text:p>fables-01</text:p>
          </table:table-cell>
          <table:table-cell office:value-type="string" calcext:value-type="string">
            <text:p>What did the crow have in her beak?</text:p>
          </table:table-cell>
          <table:table-cell office:value-type="string" calcext:value-type="string">
            <text:p>Story</text:p>
          </table:table-cell>
          <table:table-cell office:value-type="string" office:string-value="1Whatwhat_WP_5dobj__&#10;2diddo_VBD_5aux__&#10;3thethe_DT_4det__&#10;4crowcrow_NN_5nsubj__&#10;5havehave_VBP_0root__&#10;6inin_IN_8case__&#10;7hershe_PRP$_8nmod:poss__&#10;8beakbeak_NN_5nmod__&#10;9??_._5punct__" calcext:value-type="string">
            <text:p>1Whatwhat_WP_5dobj__</text:p>
            <text:p>2diddo_VBD_5aux__</text:p>
            <text:p>3thethe_DT_4det__</text:p>
            <text:p>4crowcrow_NN_5nsubj__</text:p>
            <text:p>5havehave_VBP_0root__</text:p>
            <text:p>6inin_IN_8case__</text:p>
            <text:p>7hershe_PRP$_8nmod:poss__</text:p>
            <text:p>8beakbeak_NN_5nmod__</text:p>
            <text:p>9??_._5punct__</text:p>
          </table:table-cell>
          <table:table-cell office:value-type="string" calcext:value-type="string">
            <text:p>(ROOT (SBARQ (WHNP (WP What)) (SQ (VBD did) (NP (DT the) (NN crow)) (VP (VBP have) (PP (IN in) (NP (PRP$ her) (NN beak))))) (. ?)))</text:p>
          </table:table-cell>
          <table:table-cell office:value-type="string" calcext:value-type="string">
            <text:p>a piece of cheese</text:p>
          </table:table-cell>
          <table:table-cell table:number-columns-repeated="1016"/>
        </table:table-row>
        <table:table-row table:style-name="ro1">
          <table:table-cell office:value-type="string" calcext:value-type="string">
            <text:p>Easy</text:p>
          </table:table-cell>
          <table:table-cell office:value-type="string" calcext:value-type="string">
            <text:p>fables-01-3</text:p>
          </table:table-cell>
          <table:table-cell office:value-type="string" calcext:value-type="string">
            <text:p>fables-01</text:p>
          </table:table-cell>
          <table:table-cell office:value-type="string" calcext:value-type="string">
            <text:p>Who is the Story about?</text:p>
          </table:table-cell>
          <table:table-cell office:value-type="string" calcext:value-type="string">
            <text:p>Story</text:p>
          </table:table-cell>
          <table:table-cell office:value-type="string" office:string-value="1Whowho_WP_0root__&#10;2isbe_VBZ_1cop__&#10;3thethe_DT_4det__&#10;4StoryStory_NNP_1nsubj__&#10;5aboutabout_IN_4dep__&#10;6??_._1punct__" calcext:value-type="string">
            <text:p>1Whowho_WP_0root__</text:p>
            <text:p>2isbe_VBZ_1cop__</text:p>
            <text:p>3thethe_DT_4det__</text:p>
            <text:p>4StoryStory_NNP_1nsubj__</text:p>
            <text:p>5aboutabout_IN_4dep__</text:p>
            <text:p>6??_._1punct__</text:p>
          </table:table-cell>
          <table:table-cell office:value-type="string" calcext:value-type="string">
            <text:p>(ROOT (SBARQ (WHNP (WP Who)) (SQ (VBZ is) (NP (DT the) (NNP Story)) (ADJP (IN about))) (. ?)))</text:p>
          </table:table-cell>
          <table:table-cell office:value-type="string" calcext:value-type="string">
            <text:p>A Fox and A Crow</text:p>
          </table:table-cell>
          <table:table-cell table:number-columns-repeated="1016"/>
        </table:table-row>
        <table:table-row table:style-name="ro1">
          <table:table-cell office:value-type="string" calcext:value-type="string">
            <text:p>Easy</text:p>
          </table:table-cell>
          <table:table-cell office:value-type="string" calcext:value-type="string">
            <text:p>fables-01-4</text:p>
          </table:table-cell>
          <table:table-cell office:value-type="string" calcext:value-type="string">
            <text:p>fables-01</text:p>
          </table:table-cell>
          <table:table-cell office:value-type="string" calcext:value-type="string">
            <text:p>What did the fox do to the cheese?</text:p>
          </table:table-cell>
          <table:table-cell office:value-type="string" calcext:value-type="string">
            <text:p>Sch</text:p>
          </table:table-cell>
          <table:table-cell office:value-type="string" office:string-value="1Whatwhat_WP_5dobj__&#10;2diddo_VBD_5aux__&#10;3thethe_DT_4det__&#10;4foxfox_NN_5nsubj__&#10;5dodo_VBP_0root__&#10;6toto_TO_8case__&#10;7thethe_DT_8det__&#10;8cheesecheese_NN_5nmod__&#10;9??_._5punct__" calcext:value-type="string">
            <text:p>1Whatwhat_WP_5dobj__</text:p>
            <text:p>2diddo_VBD_5aux__</text:p>
            <text:p>3thethe_DT_4det__</text:p>
            <text:p>4foxfox_NN_5nsubj__</text:p>
            <text:p>5dodo_VBP_0root__</text:p>
            <text:p>6toto_TO_8case__</text:p>
            <text:p>7thethe_DT_8det__</text:p>
            <text:p>8cheesecheese_NN_5nmod__</text:p>
            <text:p>9??_._5punct__</text:p>
          </table:table-cell>
          <table:table-cell office:value-type="string" calcext:value-type="string">
            <text:p>(ROOT (SBARQ (WHNP (WP What)) (SQ (VBD did) (NP (DT the) (NN fox)) (VP (VBP do) (PP (TO to) (NP (DT the) (NN cheese))))) (. ?)))</text:p>
          </table:table-cell>
          <table:table-cell office:value-type="string" calcext:value-type="string">
            <text:p>snatched</text:p>
          </table:table-cell>
          <table:table-cell table:number-columns-repeated="1016"/>
        </table:table-row>
        <table:table-row table:style-name="ro1">
          <table:table-cell office:value-type="string" calcext:value-type="string">
            <text:p>Easy</text:p>
          </table:table-cell>
          <table:table-cell office:value-type="string" calcext:value-type="string">
            <text:p>fables-01-5</text:p>
          </table:table-cell>
          <table:table-cell office:value-type="string" calcext:value-type="string">
            <text:p>fables-01</text:p>
          </table:table-cell>
          <table:table-cell office:value-type="string" calcext:value-type="string">
            <text:p>Where was the fox standing?</text:p>
          </table:table-cell>
          <table:table-cell office:value-type="string" calcext:value-type="string">
            <text:p>Sch</text:p>
          </table:table-cell>
          <table:table-cell office:value-type="string" office:string-value="1Wherewhere_WRB_5advmod__&#10;2wasbe_VBD_5cop__&#10;3thethe_DT_5det__&#10;4foxfox_NN_5compound__&#10;5standingstanding_NN_0root__&#10;6??_._5punct__" calcext:value-type="string">
            <text:p>1Wherewhere_WRB_5advmod__</text:p>
            <text:p>2wasbe_VBD_5cop__</text:p>
            <text:p>3thethe_DT_5det__</text:p>
            <text:p>4foxfox_NN_5compound__</text:p>
            <text:p>5standingstanding_NN_0root__</text:p>
            <text:p>6??_._5punct__</text:p>
          </table:table-cell>
          <table:table-cell office:value-type="string" calcext:value-type="string">
            <text:p>(ROOT (SBARQ (WHADVP (WRB Where)) (SQ (VBD was) (NP (DT the) (NN fox) (NN standing))) (. ?)))</text:p>
          </table:table-cell>
          <table:table-cell office:value-type="string" calcext:value-type="string">
            <text:p>under the tree</text:p>
          </table:table-cell>
          <table:table-cell table:number-columns-repeated="1016"/>
        </table:table-row>
        <table:table-row table:style-name="ro1">
          <table:table-cell office:value-type="string" calcext:value-type="string">
            <text:p>Easy</text:p>
          </table:table-cell>
          <table:table-cell office:value-type="string" calcext:value-type="string">
            <text:p>fables-01-6</text:p>
          </table:table-cell>
          <table:table-cell office:value-type="string" calcext:value-type="string">
            <text:p>fables-01</text:p>
          </table:table-cell>
          <table:table-cell office:value-type="string" calcext:value-type="string">
            <text:p>What did the crow feel?</text:p>
          </table:table-cell>
          <table:table-cell office:value-type="string" calcext:value-type="string">
            <text:p>Sch</text:p>
          </table:table-cell>
          <table:table-cell office:value-type="string" office:string-value="1Whatwhat_WP_5dobj__&#10;2diddo_VBD_5aux__&#10;3thethe_DT_4det__&#10;4crowcrow_NN_5nsubj__&#10;5feelfeel_VB_0root__&#10;6??_._5punct__" calcext:value-type="string">
            <text:p>1Whatwhat_WP_5dobj__</text:p>
            <text:p>2diddo_VBD_5aux__</text:p>
            <text:p>3thethe_DT_4det__</text:p>
            <text:p>4crowcrow_NN_5nsubj__</text:p>
            <text:p>5feelfeel_VB_0root__</text:p>
            <text:p>6??_._5punct__</text:p>
          </table:table-cell>
          <table:table-cell office:value-type="string" calcext:value-type="string">
            <text:p>(ROOT (SBARQ (WHNP (WP What)) (SQ (VBD did) (NP (DT the) (NN crow)) (VP (VB feel))) (. ?)))</text:p>
          </table:table-cell>
          <table:table-cell office:value-type="string" calcext:value-type="string">
            <text:p>Flattered | that the fox had flattered her</text:p>
          </table:table-cell>
          <table:table-cell table:number-columns-repeated="1016"/>
        </table:table-row>
        <table:table-row table:style-name="ro1">
          <table:table-cell office:value-type="string" calcext:value-type="string">
            <text:p>Easy</text:p>
          </table:table-cell>
          <table:table-cell office:value-type="string" calcext:value-type="string">
            <text:p>fables-01-7</text:p>
          </table:table-cell>
          <table:table-cell office:value-type="string" calcext:value-type="string">
            <text:p>fables-01</text:p>
          </table:table-cell>
          <table:table-cell office:value-type="string" calcext:value-type="string">
            <text:p>Who flattered the crow?</text:p>
          </table:table-cell>
          <table:table-cell office:value-type="string" calcext:value-type="string">
            <text:p>Sch</text:p>
          </table:table-cell>
          <table:table-cell office:value-type="string" office:string-value="1Whowho_WP_2nsubj__&#10;2flatteredflatter_VBD_0root__&#10;3thethe_DT_4det__&#10;4crowcrow_NN_2dobj__&#10;5??_._2punct__" calcext:value-type="string">
            <text:p>1Whowho_WP_2nsubj__</text:p>
            <text:p>2flatteredflatter_VBD_0root__</text:p>
            <text:p>3thethe_DT_4det__</text:p>
            <text:p>4crowcrow_NN_2dobj__</text:p>
            <text:p>5??_._2punct__</text:p>
          </table:table-cell>
          <table:table-cell office:value-type="string" calcext:value-type="string">
            <text:p>(ROOT (SBARQ (WHNP (WP Who)) (SQ (VP (VBD flattered) (NP (DT the) (NN crow)))) (. ?)))</text:p>
          </table:table-cell>
          <table:table-cell office:value-type="string" calcext:value-type="string">
            <text:p>The fox</text:p>
          </table:table-cell>
          <table:table-cell table:number-columns-repeated="1016"/>
        </table:table-row>
        <table:table-row table:style-name="ro1">
          <table:table-cell office:value-type="string" calcext:value-type="string">
            <text:p>Medium</text:p>
          </table:table-cell>
          <table:table-cell office:value-type="string" calcext:value-type="string">
            <text:p>fables-01-8</text:p>
          </table:table-cell>
          <table:table-cell office:value-type="string" calcext:value-type="string">
            <text:p>fables-01</text:p>
          </table:table-cell>
          <table:table-cell office:value-type="string" calcext:value-type="string">
            <text:p>What was the crow doing?</text:p>
          </table:table-cell>
          <table:table-cell office:value-type="string" calcext:value-type="string">
            <text:p>Sch</text:p>
          </table:table-cell>
          <table:table-cell office:value-type="string" office:string-value="1Whatwhat_WP_5dobj__&#10;2wasbe_VBD_1cop__&#10;3thethe_DT_4det__&#10;4crowcrow_NN_5nsubj__&#10;5doingdo_VBG_0root__&#10;6??_._5punct__" calcext:value-type="string">
            <text:p>1Whatwhat_WP_5dobj__</text:p>
            <text:p>2wasbe_VBD_1cop__</text:p>
            <text:p>3thethe_DT_4det__</text:p>
            <text:p>4crowcrow_NN_5nsubj__</text:p>
            <text:p>5doingdo_VBG_0root__</text:p>
            <text:p>6??_._5punct__</text:p>
          </table:table-cell>
          <table:table-cell office:value-type="string" calcext:value-type="string">
            <text:p>(ROOT (SBARQ (WHNP (WP What)) (SQ (VBD was) (NP (DT the) (NN crow)) (VP (VBG doing))) (. ?)))</text:p>
          </table:table-cell>
          <table:table-cell office:value-type="string" calcext:value-type="string">
            <text:p>sitting on the branch of a tree</text:p>
          </table:table-cell>
          <table:table-cell table:number-columns-repeated="1016"/>
        </table:table-row>
        <table:table-row table:style-name="ro1">
          <table:table-cell office:value-type="string" calcext:value-type="string">
            <text:p>Medium</text:p>
          </table:table-cell>
          <table:table-cell office:value-type="string" calcext:value-type="string">
            <text:p>fables-01-9</text:p>
          </table:table-cell>
          <table:table-cell office:value-type="string" calcext:value-type="string">
            <text:p>fables-01</text:p>
          </table:table-cell>
          <table:table-cell office:value-type="string" calcext:value-type="string">
            <text:p>Where was the cheese?</text:p>
          </table:table-cell>
          <table:table-cell office:value-type="string" calcext:value-type="string">
            <text:p>Sch</text:p>
          </table:table-cell>
          <table:table-cell office:value-type="string" office:string-value="1Wherewhere_WRB_2advmod__&#10;2wasbe_VBD_0root__&#10;3thethe_DT_4det__&#10;4cheesecheese_NN_2nsubj__&#10;5??_._2punct__" calcext:value-type="string">
            <text:p>1Wherewhere_WRB_2advmod__</text:p>
            <text:p>2wasbe_VBD_0root__</text:p>
            <text:p>3thethe_DT_4det__</text:p>
            <text:p>4cheesecheese_NN_2nsubj__</text:p>
            <text:p>5??_._2punct__</text:p>
          </table:table-cell>
          <table:table-cell office:value-type="string" calcext:value-type="string">
            <text:p>(ROOT (SBARQ (WHADVP (WRB Where)) (SQ (VBD was) (NP (DT the) (NN cheese))) (. ?)))</text:p>
          </table:table-cell>
          <table:table-cell office:value-type="string" calcext:value-type="string">
            <text:p>in the beak of the crow</text:p>
          </table:table-cell>
          <table:table-cell table:number-columns-repeated="1016"/>
        </table:table-row>
        <table:table-row table:style-name="ro1">
          <table:table-cell office:value-type="string" calcext:value-type="string">
            <text:p>Medium</text:p>
          </table:table-cell>
          <table:table-cell office:value-type="string" calcext:value-type="string">
            <text:p>fables-01-10</text:p>
          </table:table-cell>
          <table:table-cell office:value-type="string" calcext:value-type="string">
            <text:p>fables-01</text:p>
          </table:table-cell>
          <table:table-cell office:value-type="string" calcext:value-type="string">
            <text:p>Who set his wits to work?</text:p>
          </table:table-cell>
          <table:table-cell office:value-type="string" calcext:value-type="string">
            <text:p>Story</text:p>
          </table:table-cell>
          <table:table-cell office:value-type="string" office:string-value="1Whowho_WP_2nsubj__&#10;2setset_VBD_0root__&#10;3hishe_PRP$_4nmod:poss__&#10;4witswit_NNS_2dobj__&#10;5toto_TO_6mark__&#10;6workwork_VB_2advcl__&#10;7??_._2punct__" calcext:value-type="string">
            <text:p>1Whowho_WP_2nsubj__</text:p>
            <text:p>2setset_VBD_0root__</text:p>
            <text:p>3hishe_PRP$_4nmod:poss__</text:p>
            <text:p>4witswit_NNS_2dobj__</text:p>
            <text:p>5toto_TO_6mark__</text:p>
            <text:p>6workwork_VB_2advcl__</text:p>
            <text:p>7??_._2punct__</text:p>
          </table:table-cell>
          <table:table-cell office:value-type="string" calcext:value-type="string">
            <text:p>(ROOT (SBARQ (WHNP (WP Who)) (SQ (VP (VBD set) (NP (PRP$ his) (NNS wits)) (S (VP (TO to) (VP (VB work)))))) (. ?)))</text:p>
          </table:table-cell>
          <table:table-cell office:value-type="string" calcext:value-type="string">
            <text:p>a Fox</text:p>
          </table:table-cell>
          <table:table-cell table:number-columns-repeated="1016"/>
        </table:table-row>
        <table:table-row table:style-name="ro1">
          <table:table-cell office:value-type="string" calcext:value-type="string">
            <text:p>Medium</text:p>
          </table:table-cell>
          <table:table-cell office:value-type="string" calcext:value-type="string">
            <text:p>fables-01-11</text:p>
          </table:table-cell>
          <table:table-cell office:value-type="string" calcext:value-type="string">
            <text:p>fables-01</text:p>
          </table:table-cell>
          <table:table-cell office:value-type="string" calcext:value-type="string">
            <text:p>Who tried to discover how to get the cheese?</text:p>
          </table:table-cell>
          <table:table-cell office:value-type="string" calcext:value-type="string">
            <text:p>Sch</text:p>
          </table:table-cell>
          <table:table-cell office:value-type="string" office:string-value="1Whowho_WP_2nsubj__&#10;2triedtry_VBD_0root__&#10;3toto_TO_4mark__&#10;4discoverdiscover_VB_2xcomp__&#10;5howhow_WRB_7advmod__&#10;6toto_TO_7mark__&#10;7getget_VB_4ccomp__&#10;8thethe_DT_9det__&#10;9cheesecheese_NN_7dobj__&#10;10??_._2punct__" calcext:value-type="string">
            <text:p>1Whowho_WP_2nsubj__</text:p>
            <text:p>2triedtry_VBD_0root__</text:p>
            <text:p>3toto_TO_4mark__</text:p>
            <text:p>4discoverdiscover_VB_2xcomp__</text:p>
            <text:p>5howhow_WRB_7advmod__</text:p>
            <text:p>6toto_TO_7mark__</text:p>
            <text:p>7getget_VB_4ccomp__</text:p>
            <text:p>8thethe_DT_9det__</text:p>
            <text:p>9cheesecheese_NN_7dobj__</text:p>
            <text:p>10??_._2punct__</text:p>
          </table:table-cell>
          <table:table-cell office:value-type="string" calcext:value-type="string">
            <text:p>(ROOT (SBARQ (WHNP (WP Who)) (SQ (VP (VBD tried) (S (VP (TO to) (VP (VB discover) (SBAR (WHADVP (WRB how)) (S (VP (TO to) (VP (VB get) (NP (DT the) (NN cheese))))))))))) (. ?)))</text:p>
          </table:table-cell>
          <table:table-cell office:value-type="string" calcext:value-type="string">
            <text:p>a Fox</text:p>
          </table:table-cell>
          <table:table-cell table:number-columns-repeated="1016"/>
        </table:table-row>
        <table:table-row table:style-name="ro1">
          <table:table-cell office:value-type="string" calcext:value-type="string">
            <text:p>Medium</text:p>
          </table:table-cell>
          <table:table-cell office:value-type="string" calcext:value-type="string">
            <text:p>fables-01-12</text:p>
          </table:table-cell>
          <table:table-cell office:value-type="string" calcext:value-type="string">
            <text:p>fables-01</text:p>
          </table:table-cell>
          <table:table-cell office:value-type="string" calcext:value-type="string">
            <text:p>What did the fox say about the birdâ€™s beauty?</text:p>
          </table:table-cell>
          <table:table-cell office:value-type="string" calcext:value-type="string">
            <text:p>Sch</text:p>
          </table:table-cell>
          <table:table-cell office:value-type="string" office:string-value="1Whatwhat_WP_5dobj__&#10;2diddo_VBD_5aux__&#10;3thethe_DT_4det__&#10;4foxfox_NN_5nsubj__&#10;5saysay_VBP_0root__&#10;6aboutabout_IN_10case__&#10;7thethe_DT_8det__&#10;8birdbird_NN_10nmod:poss__&#10;9's's_POS_8case__&#10;10beautybeauty_NN_5nmod__&#10;11??_._5punct__" calcext:value-type="string">
            <text:p>1Whatwhat_WP_5dobj__</text:p>
            <text:p>2diddo_VBD_5aux__</text:p>
            <text:p>3thethe_DT_4det__</text:p>
            <text:p>4foxfox_NN_5nsubj__</text:p>
            <text:p>5saysay_VBP_0root__</text:p>
            <text:p>6aboutabout_IN_10case__</text:p>
            <text:p>7thethe_DT_8det__</text:p>
            <text:p>8birdbird_NN_10nmod:poss__</text:p>
            <text:p>9's's_POS_8case__</text:p>
            <text:p>10beautybeauty_NN_5nmod__</text:p>
            <text:p>11??_._5punct__</text:p>
          </table:table-cell>
          <table:table-cell office:value-type="string" calcext:value-type="string">
            <text:p>(ROOT (SBARQ (WHNP (WP What)) (SQ (VBD did) (NP (DT the) (NN fox)) (VP (VBP say) (PP (IN about) (NP (NP (DT the) (NN bird) (POS 's)) (NN beauty))))) (. ?)))</text:p>
          </table:table-cell>
          <table:table-cell office:value-type="string" calcext:value-type="string">
            <text:p>the beauty of the bird was incomparable</text:p>
          </table:table-cell>
          <table:table-cell table:number-columns-repeated="1016"/>
        </table:table-row>
        <table:table-row table:style-name="ro1">
          <table:table-cell office:value-type="string" calcext:value-type="string">
            <text:p>Medium</text:p>
          </table:table-cell>
          <table:table-cell office:value-type="string" calcext:value-type="string">
            <text:p>fables-01-13</text:p>
          </table:table-cell>
          <table:table-cell office:value-type="string" calcext:value-type="string">
            <text:p>fables-01</text:p>
          </table:table-cell>
          <table:table-cell office:value-type="string" calcext:value-type="string">
            <text:p>How did the crow caw?</text:p>
          </table:table-cell>
          <table:table-cell office:value-type="string" calcext:value-type="string">
            <text:p>Sch</text:p>
          </table:table-cell>
          <table:table-cell office:value-type="string" office:string-value="1Howhow_WRB_0root__&#10;2diddo_VBD_1root__&#10;3thethe_DT_5det__&#10;4crowcrow_NN_5compound__&#10;5cawcaw_NN_2nsubj__&#10;6??_._2punct__" calcext:value-type="string">
            <text:p>1Howhow_WRB_0root__</text:p>
            <text:p>2diddo_VBD_1root__</text:p>
            <text:p>3thethe_DT_5det__</text:p>
            <text:p>4crowcrow_NN_5compound__</text:p>
            <text:p>5cawcaw_NN_2nsubj__</text:p>
            <text:p>6??_._2punct__</text:p>
          </table:table-cell>
          <table:table-cell office:value-type="string" calcext:value-type="string">
            <text:p>(ROOT (SBARQ (WHADVP (WRB How)) (SINV (VBD did) (NP (DT the) (NN crow) (NN caw))) (. ?)))</text:p>
          </table:table-cell>
          <table:table-cell office:value-type="string" calcext:value-type="string">
            <text:p>loudly</text:p>
          </table:table-cell>
          <table:table-cell table:number-columns-repeated="1016"/>
        </table:table-row>
        <table:table-row table:style-name="ro1">
          <table:table-cell office:value-type="string" calcext:value-type="string">
            <text:p>Easy</text:p>
          </table:table-cell>
          <table:table-cell office:value-type="string" calcext:value-type="string">
            <text:p>fables-02-1</text:p>
          </table:table-cell>
          <table:table-cell office:value-type="string" calcext:value-type="string">
            <text:p>fables-02</text:p>
          </table:table-cell>
          <table:table-cell office:value-type="string" calcext:value-type="string">
            <text:p>Who was feeding in a meadow?</text:p>
          </table:table-cell>
          <table:table-cell office:value-type="string" calcext:value-type="string">
            <text:p>Story</text:p>
          </table:table-cell>
          <table:table-cell office:value-type="string" office:string-value="1Whowho_WP_3nsubj__&#10;2wasbe_VBD_3aux__&#10;3feedingfeed_VBG_0root__&#10;4inin_IN_6case__&#10;5aa_DT_6det__&#10;6meadowmeadow_NN_3nmod__&#10;7??_._3punct__" calcext:value-type="string">
            <text:p>1Whowho_WP_3nsubj__</text:p>
            <text:p>2wasbe_VBD_3aux__</text:p>
            <text:p>3feedingfeed_VBG_0root__</text:p>
            <text:p>4inin_IN_6case__</text:p>
            <text:p>5aa_DT_6det__</text:p>
            <text:p>6meadowmeadow_NN_3nmod__</text:p>
            <text:p>7??_._3punct__</text:p>
          </table:table-cell>
          <table:table-cell office:value-type="string" calcext:value-type="string">
            <text:p>(ROOT (SBARQ (WHNP (WP Who)) (SQ (VBD was) (NP (NP (VBG feeding)) (PP (IN in) (NP (DT a) (NN meadow))))) (. ?)))</text:p>
          </table:table-cell>
          <table:table-cell office:value-type="string" calcext:value-type="string">
            <text:p>a fat bull</text:p>
          </table:table-cell>
          <table:table-cell table:number-columns-repeated="1016"/>
        </table:table-row>
        <table:table-row table:style-name="ro1">
          <table:table-cell office:value-type="string" calcext:value-type="string">
            <text:p>Easy</text:p>
          </table:table-cell>
          <table:table-cell office:value-type="string" calcext:value-type="string">
            <text:p>fables-02-2</text:p>
          </table:table-cell>
          <table:table-cell office:value-type="string" calcext:value-type="string">
            <text:p>fables-02</text:p>
          </table:table-cell>
          <table:table-cell office:value-type="string" calcext:value-type="string">
            <text:p>Who was persuaded by this flattery?</text:p>
          </table:table-cell>
          <table:table-cell office:value-type="string" calcext:value-type="string">
            <text:p>Story</text:p>
          </table:table-cell>
          <table:table-cell office:value-type="string" office:string-value="1Whowho_WP_3nsubjpass__&#10;2wasbe_VBD_3auxpass__&#10;3persuadedpersuade_VBN_0root__&#10;4byby_IN_6case__&#10;5thisthis_DT_6det__&#10;6flatteryflattery_NN_3nmod__&#10;7??_._3punct__" calcext:value-type="string">
            <text:p>1Whowho_WP_3nsubjpass__</text:p>
            <text:p>2wasbe_VBD_3auxpass__</text:p>
            <text:p>3persuadedpersuade_VBN_0root__</text:p>
            <text:p>4byby_IN_6case__</text:p>
            <text:p>5thisthis_DT_6det__</text:p>
            <text:p>6flatteryflattery_NN_3nmod__</text:p>
            <text:p>7??_._3punct__</text:p>
          </table:table-cell>
          <table:table-cell office:value-type="string" calcext:value-type="string">
            <text:p>(ROOT (SBARQ (WHNP (WP Who)) (SQ (VBD was) (VP (VBN persuaded) (PP (IN by) (NP (DT this) (NN flattery))))) (. ?)))</text:p>
          </table:table-cell>
          <table:table-cell office:value-type="string" calcext:value-type="string">
            <text:p>the bull</text:p>
          </table:table-cell>
          <table:table-cell table:number-columns-repeated="1016"/>
        </table:table-row>
        <table:table-row table:style-name="ro1">
          <table:table-cell office:value-type="string" calcext:value-type="string">
            <text:p>Easy</text:p>
          </table:table-cell>
          <table:table-cell office:value-type="string" calcext:value-type="string">
            <text:p>fables-02-3</text:p>
          </table:table-cell>
          <table:table-cell office:value-type="string" calcext:value-type="string">
            <text:p>fables-02</text:p>
          </table:table-cell>
          <table:table-cell office:value-type="string" calcext:value-type="string">
            <text:p>Where was the bull?</text:p>
          </table:table-cell>
          <table:table-cell office:value-type="string" calcext:value-type="string">
            <text:p>Sch</text:p>
          </table:table-cell>
          <table:table-cell office:value-type="string" office:string-value="1Wherewhere_WRB_2advmod__&#10;2wasbe_VBD_0root__&#10;3thethe_DT_4det__&#10;4bullbull_NN_2nsubj__&#10;5??_._2punct__" calcext:value-type="string">
            <text:p>1Wherewhere_WRB_2advmod__</text:p>
            <text:p>2wasbe_VBD_0root__</text:p>
            <text:p>3thethe_DT_4det__</text:p>
            <text:p>4bullbull_NN_2nsubj__</text:p>
            <text:p>5??_._2punct__</text:p>
          </table:table-cell>
          <table:table-cell office:value-type="string" calcext:value-type="string">
            <text:p>(ROOT (SBARQ (WHADVP (WRB Where)) (SQ (VBD was) (NP (DT the) (NN bull))) (. ?)))</text:p>
          </table:table-cell>
          <table:table-cell office:value-type="string" calcext:value-type="string">
            <text:p>in a meadow</text:p>
          </table:table-cell>
          <table:table-cell table:number-columns-repeated="1016"/>
        </table:table-row>
        <table:table-row table:style-name="ro1">
          <table:table-cell office:value-type="string" calcext:value-type="string">
            <text:p>Easy</text:p>
          </table:table-cell>
          <table:table-cell office:value-type="string" calcext:value-type="string">
            <text:p>fables-02-4</text:p>
          </table:table-cell>
          <table:table-cell office:value-type="string" calcext:value-type="string">
            <text:p>fables-02</text:p>
          </table:table-cell>
          <table:table-cell office:value-type="string" calcext:value-type="string">
            <text:p>Who was grazing?</text:p>
          </table:table-cell>
          <table:table-cell office:value-type="string" calcext:value-type="string">
            <text:p>Sch</text:p>
          </table:table-cell>
          <table:table-cell office:value-type="string" office:string-value="1Whowho_WP_0root__&#10;2wasbe_VBD_1cop__&#10;3grazinggrazing_NN_1nsubj__&#10;4??_._1punct__" calcext:value-type="string">
            <text:p>1Whowho_WP_0root__</text:p>
            <text:p>2wasbe_VBD_1cop__</text:p>
            <text:p>3grazinggrazing_NN_1nsubj__</text:p>
            <text:p>4??_._1punct__</text:p>
          </table:table-cell>
          <table:table-cell office:value-type="string" calcext:value-type="string">
            <text:p>(ROOT (SBARQ (WHNP (WP Who)) (SQ (VBD was) (NP (NN grazing))) (. ?)))</text:p>
          </table:table-cell>
          <table:table-cell office:value-type="string" calcext:value-type="string">
            <text:p>the bull</text:p>
          </table:table-cell>
          <table:table-cell table:number-columns-repeated="1016"/>
        </table:table-row>
        <table:table-row table:style-name="ro1">
          <table:table-cell office:value-type="string" calcext:value-type="string">
            <text:p>Easy</text:p>
          </table:table-cell>
          <table:table-cell office:value-type="string" calcext:value-type="string">
            <text:p>fables-02-5</text:p>
          </table:table-cell>
          <table:table-cell office:value-type="string" calcext:value-type="string">
            <text:p>fables-02</text:p>
          </table:table-cell>
          <table:table-cell office:value-type="string" calcext:value-type="string">
            <text:p>Who watched the bull?</text:p>
          </table:table-cell>
          <table:table-cell office:value-type="string" calcext:value-type="string">
            <text:p>Sch</text:p>
          </table:table-cell>
          <table:table-cell office:value-type="string" office:string-value="1Whowho_WP_2nsubj__&#10;2watchedwatch_VBD_0root__&#10;3thethe_DT_4det__&#10;4bullbull_NN_2dobj__&#10;5??_._2punct__" calcext:value-type="string">
            <text:p>1Whowho_WP_2nsubj__</text:p>
            <text:p>2watchedwatch_VBD_0root__</text:p>
            <text:p>3thethe_DT_4det__</text:p>
            <text:p>4bullbull_NN_2dobj__</text:p>
            <text:p>5??_._2punct__</text:p>
          </table:table-cell>
          <table:table-cell office:value-type="string" calcext:value-type="string">
            <text:p>(ROOT (SBARQ (WHNP (WP Who)) (SQ (VP (VBD watched) (NP (DT the) (NN bull)))) (. ?)))</text:p>
          </table:table-cell>
          <table:table-cell office:value-type="string" calcext:value-type="string">
            <text:p>a lion</text:p>
          </table:table-cell>
          <table:table-cell table:number-columns-repeated="1016"/>
        </table:table-row>
        <table:table-row table:style-name="ro1">
          <table:table-cell office:value-type="string" calcext:value-type="string">
            <text:p>Easy</text:p>
          </table:table-cell>
          <table:table-cell office:value-type="string" calcext:value-type="string">
            <text:p>fables-02-6</text:p>
          </table:table-cell>
          <table:table-cell office:value-type="string" calcext:value-type="string">
            <text:p>fables-02</text:p>
          </table:table-cell>
          <table:table-cell office:value-type="string" calcext:value-type="string">
            <text:p>What did the lion feign?</text:p>
          </table:table-cell>
          <table:table-cell office:value-type="string" calcext:value-type="string">
            <text:p>Sch</text:p>
          </table:table-cell>
          <table:table-cell office:value-type="string" office:string-value="1Whatwhat_WP_5dobj__&#10;2diddo_VBD_5aux__&#10;3thethe_DT_4det__&#10;4lionlion_NN_5nsubj__&#10;5feignfeign_VB_0root__&#10;6??_._5punct__" calcext:value-type="string">
            <text:p>1Whatwhat_WP_5dobj__</text:p>
            <text:p>2diddo_VBD_5aux__</text:p>
            <text:p>3thethe_DT_4det__</text:p>
            <text:p>4lionlion_NN_5nsubj__</text:p>
            <text:p>5feignfeign_VB_0root__</text:p>
            <text:p>6??_._5punct__</text:p>
          </table:table-cell>
          <table:table-cell office:value-type="string" calcext:value-type="string">
            <text:p>(ROOT (SBARQ (WHNP (WP What)) (SQ (VBD did) (NP (DT the) (NN lion)) (VP (VB feign))) (. ?)))</text:p>
          </table:table-cell>
          <table:table-cell office:value-type="string" calcext:value-type="string">
            <text:p>that the lion was friendly</text:p>
          </table:table-cell>
          <table:table-cell table:number-columns-repeated="1016"/>
        </table:table-row>
        <table:table-row table:style-name="ro1">
          <table:table-cell office:value-type="string" calcext:value-type="string">
            <text:p>Easy</text:p>
          </table:table-cell>
          <table:table-cell office:value-type="string" calcext:value-type="string">
            <text:p>fables-02-7</text:p>
          </table:table-cell>
          <table:table-cell office:value-type="string" calcext:value-type="string">
            <text:p>fables-02</text:p>
          </table:table-cell>
          <table:table-cell office:value-type="string" calcext:value-type="string">
            <text:p>Who is the story about?</text:p>
          </table:table-cell>
          <table:table-cell office:value-type="string" calcext:value-type="string">
            <text:p>Story</text:p>
          </table:table-cell>
          <table:table-cell office:value-type="string" office:string-value="1Whowho_WP_0root__&#10;2isbe_VBZ_1cop__&#10;3thethe_DT_4det__&#10;4storystory_NN_1nsubj__&#10;5aboutabout_IN_4nmod__&#10;6??_._1punct__" calcext:value-type="string">
            <text:p>1Whowho_WP_0root__</text:p>
            <text:p>2isbe_VBZ_1cop__</text:p>
            <text:p>3thethe_DT_4det__</text:p>
            <text:p>4storystory_NN_1nsubj__</text:p>
            <text:p>5aboutabout_IN_4nmod__</text:p>
            <text:p>6??_._1punct__</text:p>
          </table:table-cell>
          <table:table-cell office:value-type="string" calcext:value-type="string">
            <text:p>(ROOT (SBARQ (WHNP (WP Who)) (SQ (VBZ is) (NP (DT the) (NN story)) (ADJP (IN about))) (. ?)))</text:p>
          </table:table-cell>
          <table:table-cell office:value-type="string" calcext:value-type="string">
            <text:p>a lion and a bull</text:p>
          </table:table-cell>
          <table:table-cell table:number-columns-repeated="1016"/>
        </table:table-row>
        <table:table-row table:style-name="ro1">
          <table:table-cell office:value-type="string" calcext:value-type="string">
            <text:p>Easy</text:p>
          </table:table-cell>
          <table:table-cell office:value-type="string" calcext:value-type="string">
            <text:p>fables-02-8</text:p>
          </table:table-cell>
          <table:table-cell office:value-type="string" calcext:value-type="string">
            <text:p>fables-02</text:p>
          </table:table-cell>
          <table:table-cell office:value-type="string" calcext:value-type="string">
            <text:p>Who was foolish?</text:p>
          </table:table-cell>
          <table:table-cell office:value-type="string" calcext:value-type="string">
            <text:p>Story</text:p>
          </table:table-cell>
          <table:table-cell office:value-type="string" office:string-value="1Whowho_WP_0root__&#10;2wasbe_VBD_1cop__&#10;3foolishfoolish_JJ_1nsubj__&#10;4??_._1punct__" calcext:value-type="string">
            <text:p>1Whowho_WP_0root__</text:p>
            <text:p>2wasbe_VBD_1cop__</text:p>
            <text:p>3foolishfoolish_JJ_1nsubj__</text:p>
            <text:p>4??_._1punct__</text:p>
          </table:table-cell>
          <table:table-cell office:value-type="string" calcext:value-type="string">
            <text:p>(ROOT (SBARQ (WHNP (WP Who)) (SQ (VBD was) (ADJP (JJ foolish))) (. ?)))</text:p>
          </table:table-cell>
          <table:table-cell office:value-type="string" calcext:value-type="string">
            <text:p>the bull</text:p>
          </table:table-cell>
          <table:table-cell table:number-columns-repeated="1016"/>
        </table:table-row>
        <table:table-row table:style-name="ro1">
          <table:table-cell office:value-type="string" calcext:value-type="string">
            <text:p>Easy</text:p>
          </table:table-cell>
          <table:table-cell office:value-type="string" calcext:value-type="string">
            <text:p>fables-02-9</text:p>
          </table:table-cell>
          <table:table-cell office:value-type="string" calcext:value-type="string">
            <text:p>fables-02</text:p>
          </table:table-cell>
          <table:table-cell office:value-type="string" calcext:value-type="string">
            <text:p>What did the lion want?</text:p>
          </table:table-cell>
          <table:table-cell office:value-type="string" calcext:value-type="string">
            <text:p>Sch</text:p>
          </table:table-cell>
          <table:table-cell office:value-type="string" office:string-value="1Whatwhat_WP_5dobj__&#10;2diddo_VBD_5aux__&#10;3thethe_DT_4det__&#10;4lionlion_NN_5nsubj__&#10;5wantwant_VB_0root__&#10;6??_._5punct__" calcext:value-type="string">
            <text:p>1Whatwhat_WP_5dobj__</text:p>
            <text:p>2diddo_VBD_5aux__</text:p>
            <text:p>3thethe_DT_4det__</text:p>
            <text:p>4lionlion_NN_5nsubj__</text:p>
            <text:p>5wantwant_VB_0root__</text:p>
            <text:p>6??_._5punct__</text:p>
          </table:table-cell>
          <table:table-cell office:value-type="string" calcext:value-type="string">
            <text:p>(ROOT (SBARQ (WHNP (WP What)) (SQ (VBD did) (NP (DT the) (NN lion)) (VP (VB want))) (. ?)))</text:p>
          </table:table-cell>
          <table:table-cell office:value-type="string" calcext:value-type="string">
            <text:p>to eat the bull</text:p>
          </table:table-cell>
          <table:table-cell table:number-columns-repeated="1016"/>
        </table:table-row>
        <table:table-row table:style-name="ro1">
          <table:table-cell office:value-type="string" calcext:value-type="string">
            <text:p>Easy</text:p>
          </table:table-cell>
          <table:table-cell office:value-type="string" calcext:value-type="string">
            <text:p>fables-02-10</text:p>
          </table:table-cell>
          <table:table-cell office:value-type="string" calcext:value-type="string">
            <text:p>fables-02</text:p>
          </table:table-cell>
          <table:table-cell office:value-type="string" calcext:value-type="string">
            <text:p>Why did not the lion attack the bull?</text:p>
          </table:table-cell>
          <table:table-cell office:value-type="string" calcext:value-type="string">
            <text:p>Sch</text:p>
          </table:table-cell>
          <table:table-cell office:value-type="string" office:string-value="1Whywhy_WRB_6advmod__&#10;2diddo_VBD_6aux__&#10;3notnot_RB_6neg__&#10;4thethe_DT_6det__&#10;5lionlion_NN_6compound__&#10;6attackattack_NN_0root__&#10;7thethe_DT_8det__&#10;8bullbull_NN_6dobj__&#10;9??_._6punct__" calcext:value-type="string">
            <text:p>1Whywhy_WRB_6advmod__</text:p>
            <text:p>2diddo_VBD_6aux__</text:p>
            <text:p>3notnot_RB_6neg__</text:p>
            <text:p>4thethe_DT_6det__</text:p>
            <text:p>5lionlion_NN_6compound__</text:p>
            <text:p>6attackattack_NN_0root__</text:p>
            <text:p>7thethe_DT_8det__</text:p>
            <text:p>8bullbull_NN_6dobj__</text:p>
            <text:p>9??_._6punct__</text:p>
          </table:table-cell>
          <table:table-cell office:value-type="string" calcext:value-type="string">
            <text:p>(ROOT (SBARQ (WHADVP (WRB Why)) (SQ (VBD did) (RB not) (NP (DT the) (NN lion) (NN attack))) (FRAG (X (DT the)) (NP (NN bull))) (. ?)))</text:p>
          </table:table-cell>
          <table:table-cell office:value-type="string" calcext:value-type="string">
            <text:p>because the lion feared sharp every horn of the bull</text:p>
          </table:table-cell>
          <table:table-cell table:number-columns-repeated="1016"/>
        </table:table-row>
        <table:table-row table:style-name="ro1">
          <table:table-cell office:value-type="string" calcext:value-type="string">
            <text:p>Easy</text:p>
          </table:table-cell>
          <table:table-cell office:value-type="string" calcext:value-type="string">
            <text:p>fables-02-11</text:p>
          </table:table-cell>
          <table:table-cell office:value-type="string" calcext:value-type="string">
            <text:p>fables-02</text:p>
          </table:table-cell>
          <table:table-cell office:value-type="string" calcext:value-type="string">
            <text:p>What did the lion fear?</text:p>
          </table:table-cell>
          <table:table-cell office:value-type="string" calcext:value-type="string">
            <text:p>Sch</text:p>
          </table:table-cell>
          <table:table-cell office:value-type="string" office:string-value="1Whatwhat_WP_5dobj__&#10;2diddo_VBD_5aux__&#10;3thethe_DT_4det__&#10;4lionlion_NN_5nsubj__&#10;5fearfear_NN_0root__&#10;6??_._5punct__" calcext:value-type="string">
            <text:p>1Whatwhat_WP_5dobj__</text:p>
            <text:p>2diddo_VBD_5aux__</text:p>
            <text:p>3thethe_DT_4det__</text:p>
            <text:p>4lionlion_NN_5nsubj__</text:p>
            <text:p>5fearfear_NN_0root__</text:p>
            <text:p>6??_._5punct__</text:p>
          </table:table-cell>
          <table:table-cell office:value-type="string" calcext:value-type="string">
            <text:p>(ROOT (SBARQ (WHNP (WP What)) (SQ (VP (VBD did) (NP (DT the) (NN lion) (NN fear)))) (. ?)))</text:p>
          </table:table-cell>
          <table:table-cell office:value-type="string" calcext:value-type="string">
            <text:p>sharp every horn of the bull</text:p>
          </table:table-cell>
          <table:table-cell table:number-columns-repeated="1016"/>
        </table:table-row>
        <table:table-row table:style-name="ro1">
          <table:table-cell office:value-type="string" calcext:value-type="string">
            <text:p>Medium</text:p>
          </table:table-cell>
          <table:table-cell office:value-type="string" calcext:value-type="string">
            <text:p>fables-02-12</text:p>
          </table:table-cell>
          <table:table-cell office:value-type="string" calcext:value-type="string">
            <text:p>fables-02</text:p>
          </table:table-cell>
          <table:table-cell office:value-type="string" calcext:value-type="string">
            <text:p>What is ugly?</text:p>
          </table:table-cell>
          <table:table-cell office:value-type="string" calcext:value-type="string">
            <text:p>Story</text:p>
          </table:table-cell>
          <table:table-cell office:value-type="string" office:string-value="1Whatwhat_WP_0root__&#10;2isbe_VBZ_1cop__&#10;3uglyugly_JJ_1nsubj__&#10;4??_._1punct__" calcext:value-type="string">
            <text:p>1Whatwhat_WP_0root__</text:p>
            <text:p>2isbe_VBZ_1cop__</text:p>
            <text:p>3uglyugly_JJ_1nsubj__</text:p>
            <text:p>4??_._1punct__</text:p>
          </table:table-cell>
          <table:table-cell office:value-type="string" calcext:value-type="string">
            <text:p>(ROOT (SBARQ (WHNP (WP What)) (SQ (VBZ is) (ADJP (JJ ugly))) (. ?)))</text:p>
          </table:table-cell>
          <table:table-cell office:value-type="string" calcext:value-type="string">
            <text:p>horns</text:p>
          </table:table-cell>
          <table:table-cell table:number-columns-repeated="1016"/>
        </table:table-row>
        <table:table-row table:style-name="ro1">
          <table:table-cell office:value-type="string" calcext:value-type="string">
            <text:p>Medium</text:p>
          </table:table-cell>
          <table:table-cell office:value-type="string" calcext:value-type="string">
            <text:p>fables-02-13</text:p>
          </table:table-cell>
          <table:table-cell office:value-type="string" calcext:value-type="string">
            <text:p>fables-02</text:p>
          </table:table-cell>
          <table:table-cell office:value-type="string" calcext:value-type="string">
            <text:p>Who salivated?</text:p>
          </table:table-cell>
          <table:table-cell office:value-type="string" calcext:value-type="string">
            <text:p>Sch</text:p>
          </table:table-cell>
          <table:table-cell office:value-type="string" office:string-value="1Whowho_WP_2nsubj__&#10;2salivatedsalivate_VBN_0root__&#10;3??_._2punct__" calcext:value-type="string">
            <text:p>1Whowho_WP_2nsubj__</text:p>
            <text:p>2salivatedsalivate_VBN_0root__</text:p>
            <text:p>3??_._2punct__</text:p>
          </table:table-cell>
          <table:table-cell office:value-type="string" calcext:value-type="string">
            <text:p>(ROOT (SBARQ (WHNP (WP Who)) (SQ (VP (VBN salivated))) (. ?)))</text:p>
          </table:table-cell>
          <table:table-cell office:value-type="string" calcext:value-type="string">
            <text:p>a lion</text:p>
          </table:table-cell>
          <table:table-cell table:number-columns-repeated="1016"/>
        </table:table-row>
        <table:table-row table:style-name="ro1">
          <table:table-cell office:value-type="string" calcext:value-type="string">
            <text:p>Medium</text:p>
          </table:table-cell>
          <table:table-cell office:value-type="string" calcext:value-type="string">
            <text:p>fables-02-14</text:p>
          </table:table-cell>
          <table:table-cell office:value-type="string" calcext:value-type="string">
            <text:p>fables-02</text:p>
          </table:table-cell>
          <table:table-cell office:value-type="string" calcext:value-type="string">
            <text:p>Why did the lion salivate?</text:p>
          </table:table-cell>
          <table:table-cell office:value-type="string" calcext:value-type="string">
            <text:p>Sch</text:p>
          </table:table-cell>
          <table:table-cell office:value-type="string" office:string-value="1Whywhy_WRB_5advmod__&#10;2diddo_VBD_5aux__&#10;3thethe_DT_4det__&#10;4lionlion_NN_5nsubj__&#10;5salivatesalivate_VB_0root__&#10;6??_._5punct__" calcext:value-type="string">
            <text:p>1Whywhy_WRB_5advmod__</text:p>
            <text:p>2diddo_VBD_5aux__</text:p>
            <text:p>3thethe_DT_4det__</text:p>
            <text:p>4lionlion_NN_5nsubj__</text:p>
            <text:p>5salivatesalivate_VB_0root__</text:p>
            <text:p>6??_._5punct__</text:p>
          </table:table-cell>
          <table:table-cell office:value-type="string" calcext:value-type="string">
            <text:p>(ROOT (SBARQ (WHADVP (WRB Why)) (SQ (VBD did) (NP (DT the) (NN lion)) (VP (VB salivate))) (. ?)))</text:p>
          </table:table-cell>
          <table:table-cell office:value-type="string" calcext:value-type="string">
            <text:p>because the lion wanted to eat the bull</text:p>
          </table:table-cell>
          <table:table-cell table:number-columns-repeated="1016"/>
        </table:table-row>
        <table:table-row table:style-name="ro1">
          <table:table-cell office:value-type="string" calcext:value-type="string">
            <text:p>Medium</text:p>
          </table:table-cell>
          <table:table-cell office:value-type="string" calcext:value-type="string">
            <text:p>fables-02-15</text:p>
          </table:table-cell>
          <table:table-cell office:value-type="string" calcext:value-type="string">
            <text:p>fables-02</text:p>
          </table:table-cell>
          <table:table-cell office:value-type="string" calcext:value-type="string">
            <text:p>What did the lion advise the bull?</text:p>
          </table:table-cell>
          <table:table-cell office:value-type="string" calcext:value-type="string">
            <text:p>Sch</text:p>
          </table:table-cell>
          <table:table-cell office:value-type="string" office:string-value="1Whatwhat_WP_5dep__&#10;2diddo_VBD_5aux__&#10;3thethe_DT_4det__&#10;4lionlion_NN_5nsubj__&#10;5adviseadvise_VBP_0root__&#10;6thethe_DT_7det__&#10;7bullbull_NN_5dobj__&#10;8??_._5punct__" calcext:value-type="string">
            <text:p>1Whatwhat_WP_5dep__</text:p>
            <text:p>2diddo_VBD_5aux__</text:p>
            <text:p>3thethe_DT_4det__</text:p>
            <text:p>4lionlion_NN_5nsubj__</text:p>
            <text:p>5adviseadvise_VBP_0root__</text:p>
            <text:p>6thethe_DT_7det__</text:p>
            <text:p>7bullbull_NN_5dobj__</text:p>
            <text:p>8??_._5punct__</text:p>
          </table:table-cell>
          <table:table-cell office:value-type="string" calcext:value-type="string">
            <text:p>(ROOT (SBARQ (WHNP (WP What)) (SQ (VBD did) (NP (DT the) (NN lion)) (VP (VBP advise) (NP (DT the) (NN bull)))) (. ?)))</text:p>
          </table:table-cell>
          <table:table-cell office:value-type="string" calcext:value-type="string">
            <text:p>to remove every horn of the bull</text:p>
          </table:table-cell>
          <table:table-cell table:number-columns-repeated="1016"/>
        </table:table-row>
        <table:table-row table:style-name="ro1">
          <table:table-cell office:value-type="string" calcext:value-type="string">
            <text:p>Medium</text:p>
          </table:table-cell>
          <table:table-cell office:value-type="string" calcext:value-type="string">
            <text:p>fables-02-16</text:p>
          </table:table-cell>
          <table:table-cell office:value-type="string" calcext:value-type="string">
            <text:p>fables-02</text:p>
          </table:table-cell>
          <table:table-cell office:value-type="string" calcext:value-type="string">
            <text:p>Why did the lion advise the bull to remove its horns?</text:p>
          </table:table-cell>
          <table:table-cell office:value-type="string" calcext:value-type="string">
            <text:p>Sch</text:p>
          </table:table-cell>
          <table:table-cell office:value-type="string" office:string-value="1Whywhy_WRB_5advmod__&#10;2diddo_VBD_5aux__&#10;3thethe_DT_4det__&#10;4lionlion_NN_5nsubj__&#10;5adviseadvise_VBP_0root__&#10;6thethe_DT_7det__&#10;7bullbull_NN_5dobj__&#10;8toto_TO_9mark__&#10;9removeremove_VB_5advcl__&#10;10itsits_PRP$_11nmod:poss__&#10;11hornshorn_NNS_9dobj__&#10;12??_._5punct__" calcext:value-type="string">
            <text:p>1Whywhy_WRB_5advmod__</text:p>
            <text:p>2diddo_VBD_5aux__</text:p>
            <text:p>3thethe_DT_4det__</text:p>
            <text:p>4lionlion_NN_5nsubj__</text:p>
            <text:p>5adviseadvise_VBP_0root__</text:p>
            <text:p>6thethe_DT_7det__</text:p>
            <text:p>7bullbull_NN_5dobj__</text:p>
            <text:p>8toto_TO_9mark__</text:p>
            <text:p>9removeremove_VB_5advcl__</text:p>
            <text:p>10itsits_PRP$_11nmod:poss__</text:p>
            <text:p>11hornshorn_NNS_9dobj__</text:p>
            <text:p>12??_._5punct__</text:p>
          </table:table-cell>
          <table:table-cell office:value-type="string" calcext:value-type="string">
            <text:p>(ROOT (SBARQ (WHADVP (WRB Why)) (SQ (VBD did) (NP (DT the) (NN lion)) (VP (VBP advise) (NP (DT the) (NN bull)) (S (VP (TO to) (VP (VB remove) (NP (PRP$ its) (NNS horns))))))) (. ?)))</text:p>
          </table:table-cell>
          <table:table-cell office:value-type="string" calcext:value-type="string">
            <text:p>because every horn of the bull was ugly</text:p>
          </table:table-cell>
          <table:table-cell table:number-columns-repeated="1016"/>
        </table:table-row>
        <table:table-row table:style-name="ro1">
          <table:table-cell office:value-type="string" calcext:value-type="string">
            <text:p>Medium</text:p>
          </table:table-cell>
          <table:table-cell office:value-type="string" calcext:value-type="string">
            <text:p>fables-02-17</text:p>
          </table:table-cell>
          <table:table-cell office:value-type="string" calcext:value-type="string">
            <text:p>fables-02</text:p>
          </table:table-cell>
          <table:table-cell office:value-type="string" calcext:value-type="string">
            <text:p>What did the lion decide?</text:p>
          </table:table-cell>
          <table:table-cell office:value-type="string" calcext:value-type="string">
            <text:p>Sch</text:p>
          </table:table-cell>
          <table:table-cell office:value-type="string" office:string-value="1Whatwhat_WP_5dobj__&#10;2diddo_VBD_5aux__&#10;3thethe_DT_4det__&#10;4lionlion_NN_5nsubj__&#10;5decidedecide_VB_0root__&#10;6??_._5punct__" calcext:value-type="string">
            <text:p>1Whatwhat_WP_5dobj__</text:p>
            <text:p>2diddo_VBD_5aux__</text:p>
            <text:p>3thethe_DT_4det__</text:p>
            <text:p>4lionlion_NN_5nsubj__</text:p>
            <text:p>5decidedecide_VB_0root__</text:p>
            <text:p>6??_._5punct__</text:p>
          </table:table-cell>
          <table:table-cell office:value-type="string" calcext:value-type="string">
            <text:p>(ROOT (SBARQ (WHNP (WP What)) (SQ (VBD did) (NP (DT the) (NN lion)) (VP (VB decide))) (. ?)))</text:p>
          </table:table-cell>
          <table:table-cell office:value-type="string" calcext:value-type="string">
            <text:p>to attempt to kill the bull</text:p>
          </table:table-cell>
          <table:table-cell table:number-columns-repeated="1016"/>
        </table:table-row>
        <table:table-row table:style-name="ro1">
          <table:table-cell office:value-type="string" calcext:value-type="string">
            <text:p>Medium</text:p>
          </table:table-cell>
          <table:table-cell office:value-type="string" calcext:value-type="string">
            <text:p>fables-02-18</text:p>
          </table:table-cell>
          <table:table-cell office:value-type="string" calcext:value-type="string">
            <text:p>fables-02</text:p>
          </table:table-cell>
          <table:table-cell office:value-type="string" calcext:value-type="string">
            <text:p>Who has horns?</text:p>
          </table:table-cell>
          <table:table-cell office:value-type="string" calcext:value-type="string">
            <text:p>Sch</text:p>
          </table:table-cell>
          <table:table-cell office:value-type="string" office:string-value="1Whowho_WP_2nsubj__&#10;2hashave_VBZ_0root__&#10;3hornshorn_NNS_2dobj__&#10;4??_._2punct__" calcext:value-type="string">
            <text:p>1Whowho_WP_2nsubj__</text:p>
            <text:p>2hashave_VBZ_0root__</text:p>
            <text:p>3hornshorn_NNS_2dobj__</text:p>
            <text:p>4??_._2punct__</text:p>
          </table:table-cell>
          <table:table-cell office:value-type="string" calcext:value-type="string">
            <text:p>(ROOT (SBARQ (WHNP (WP Who)) (SQ (VP (VBZ has) (NP (NNS horns)))) (. ?)))</text:p>
          </table:table-cell>
          <table:table-cell office:value-type="string" calcext:value-type="string">
            <text:p>the bull</text:p>
          </table:table-cell>
          <table:table-cell table:number-columns-repeated="1016"/>
        </table:table-row>
        <table:table-row table:style-name="ro1">
          <table:table-cell office:value-type="string" calcext:value-type="string">
            <text:p>Easy</text:p>
          </table:table-cell>
          <table:table-cell office:value-type="string" calcext:value-type="string">
            <text:p>blogs-01-1</text:p>
          </table:table-cell>
          <table:table-cell office:value-type="string" calcext:value-type="string">
            <text:p>blogs-01</text:p>
          </table:table-cell>
          <table:table-cell office:value-type="string" calcext:value-type="string">
            <text:p>When did the G20 summit start?</text:p>
          </table:table-cell>
          <table:table-cell office:value-type="string" calcext:value-type="string">
            <text:p>Sch</text:p>
          </table:table-cell>
          <table:table-cell office:value-type="string" office:string-value="1Whenwhen_WRB_6advmod__&#10;2diddo_VBD_6aux__&#10;3thethe_DT_5det__&#10;4G20g20_NN_5compound__&#10;5summitsummit_NN_6nsubj__&#10;6startstart_VB_0root__&#10;7??_._6punct__" calcext:value-type="string">
            <text:p>1Whenwhen_WRB_6advmod__</text:p>
            <text:p>2diddo_VBD_6aux__</text:p>
            <text:p>3thethe_DT_5det__</text:p>
            <text:p>4G20g20_NN_5compound__</text:p>
            <text:p>5summitsummit_NN_6nsubj__</text:p>
            <text:p>6startstart_VB_0root__</text:p>
            <text:p>7??_._6punct__</text:p>
          </table:table-cell>
          <table:table-cell office:value-type="string" calcext:value-type="string">
            <text:p>(ROOT (SBARQ (WHADVP (WRB When)) (SQ (VBD did) (NP (DT the) (NN G20) (NN summit)) (VP (VB start))) (. ?)))</text:p>
          </table:table-cell>
          <table:table-cell office:value-type="string" calcext:value-type="string">
            <text:p>on eventful today | eventful today</text:p>
          </table:table-cell>
          <table:table-cell table:number-columns-repeated="1016"/>
        </table:table-row>
        <table:table-row table:style-name="ro1">
          <table:table-cell office:value-type="string" calcext:value-type="string">
            <text:p>Easy</text:p>
          </table:table-cell>
          <table:table-cell office:value-type="string" calcext:value-type="string">
            <text:p>blogs-01-2</text:p>
          </table:table-cell>
          <table:table-cell office:value-type="string" calcext:value-type="string">
            <text:p>blogs-01</text:p>
          </table:table-cell>
          <table:table-cell office:value-type="string" calcext:value-type="string">
            <text:p>What is the summit meeting named?</text:p>
          </table:table-cell>
          <table:table-cell office:value-type="string" calcext:value-type="string">
            <text:p>Sch</text:p>
          </table:table-cell>
          <table:table-cell office:value-type="string" office:string-value="1Whatwhat_WP_0root__&#10;2isbe_VBZ_1cop__&#10;3thethe_DT_5det__&#10;4summitsummit_NN_5compound__&#10;5meetingmeeting_NN_1nsubj__&#10;6namedname_VBN_5acl__&#10;7??_._1punct__" calcext:value-type="string">
            <text:p>1Whatwhat_WP_0root__</text:p>
            <text:p>2isbe_VBZ_1cop__</text:p>
            <text:p>3thethe_DT_5det__</text:p>
            <text:p>4summitsummit_NN_5compound__</text:p>
            <text:p>5meetingmeeting_NN_1nsubj__</text:p>
            <text:p>6namedname_VBN_5acl__</text:p>
            <text:p>7??_._1punct__</text:p>
          </table:table-cell>
          <table:table-cell office:value-type="string" calcext:value-type="string">
            <text:p>(ROOT (SBARQ (WHNP (WP What)) (SQ (VBZ is) (NP (DT the) (NN summit) (NN meeting)) (VP (VBN named))) (. ?)))</text:p>
          </table:table-cell>
          <table:table-cell office:value-type="string" calcext:value-type="string">
            <text:p>G20 summit</text:p>
          </table:table-cell>
          <table:table-cell table:number-columns-repeated="1016"/>
        </table:table-row>
        <table:table-row table:style-name="ro1">
          <table:table-cell office:value-type="string" calcext:value-type="string">
            <text:p>Easy</text:p>
          </table:table-cell>
          <table:table-cell office:value-type="string" calcext:value-type="string">
            <text:p>blogs-01-3</text:p>
          </table:table-cell>
          <table:table-cell office:value-type="string" calcext:value-type="string">
            <text:p>blogs-01</text:p>
          </table:table-cell>
          <table:table-cell office:value-type="string" calcext:value-type="string">
            <text:p>Where did the protest happen?</text:p>
          </table:table-cell>
          <table:table-cell office:value-type="string" calcext:value-type="string">
            <text:p>Story | Sch</text:p>
          </table:table-cell>
          <table:table-cell office:value-type="string" office:string-value="1Wherewhere_WRB_5advmod__&#10;2diddo_VBD_5aux__&#10;3thethe_DT_4det__&#10;4protestprotest_NN_5nsubj__&#10;5happenhappen_VB_0root__&#10;6??_._5punct__" calcext:value-type="string">
            <text:p>1Wherewhere_WRB_5advmod__</text:p>
            <text:p>2diddo_VBD_5aux__</text:p>
            <text:p>3thethe_DT_4det__</text:p>
            <text:p>4protestprotest_NN_5nsubj__</text:p>
            <text:p>5happenhappen_VB_0root__</text:p>
            <text:p>6??_._5punct__</text:p>
          </table:table-cell>
          <table:table-cell office:value-type="string" calcext:value-type="string">
            <text:p>(ROOT (SBARQ (WHADVP (WRB Where)) (SQ (VBD did) (NP (DT the) (NN protest)) (VP (VB happen))) (. ?)))</text:p>
          </table:table-cell>
          <table:table-cell office:value-type="string" calcext:value-type="string">
            <text:p>on a street | along the street where I work | right in front of my store</text:p>
          </table:table-cell>
          <table:table-cell table:number-columns-repeated="1016"/>
        </table:table-row>
        <table:table-row table:style-name="ro1">
          <table:table-cell office:value-type="string" calcext:value-type="string">
            <text:p>Easy</text:p>
          </table:table-cell>
          <table:table-cell office:value-type="string" calcext:value-type="string">
            <text:p>blogs-01-4</text:p>
          </table:table-cell>
          <table:table-cell office:value-type="string" calcext:value-type="string">
            <text:p>blogs-01</text:p>
          </table:table-cell>
          <table:table-cell office:value-type="string" calcext:value-type="string">
            <text:p>What did the people burn?</text:p>
          </table:table-cell>
          <table:table-cell office:value-type="string" calcext:value-type="string">
            <text:p>Sch</text:p>
          </table:table-cell>
          <table:table-cell office:value-type="string" office:string-value="1Whatwhat_WP_5dobj__&#10;2diddo_VBD_5aux__&#10;3thethe_DT_4det__&#10;4peoplepeople_NNS_5nsubj__&#10;5burnburn_VBP_0root__&#10;6??_._5punct__" calcext:value-type="string">
            <text:p>1Whatwhat_WP_5dobj__</text:p>
            <text:p>2diddo_VBD_5aux__</text:p>
            <text:p>3thethe_DT_4det__</text:p>
            <text:p>4peoplepeople_NNS_5nsubj__</text:p>
            <text:p>5burnburn_VBP_0root__</text:p>
            <text:p>6??_._5punct__</text:p>
          </table:table-cell>
          <table:table-cell office:value-type="string" calcext:value-type="string">
            <text:p>(ROOT (SBARQ (WHNP (WP What)) (SQ (VBD did) (NP (DT the) (NNS people)) (VP (VBP burn))) (. ?)))</text:p>
          </table:table-cell>
          <table:table-cell office:value-type="string" calcext:value-type="string">
            <text:p>a police car | police car</text:p>
          </table:table-cell>
          <table:table-cell table:number-columns-repeated="1016"/>
        </table:table-row>
        <table:table-row table:style-name="ro1">
          <table:table-cell office:value-type="string" calcext:value-type="string">
            <text:p>Easy</text:p>
          </table:table-cell>
          <table:table-cell office:value-type="string" calcext:value-type="string">
            <text:p>blogs-01-5</text:p>
          </table:table-cell>
          <table:table-cell office:value-type="string" calcext:value-type="string">
            <text:p>blogs-01</text:p>
          </table:table-cell>
          <table:table-cell office:value-type="string" calcext:value-type="string">
            <text:p>Who rebelled?</text:p>
          </table:table-cell>
          <table:table-cell office:value-type="string" calcext:value-type="string">
            <text:p>Sch</text:p>
          </table:table-cell>
          <table:table-cell office:value-type="string" office:string-value="1Whowho_WP_2nsubj__&#10;2rebelledrebel_VBN_0root__&#10;3??_._2punct__" calcext:value-type="string">
            <text:p>1Whowho_WP_2nsubj__</text:p>
            <text:p>2rebelledrebel_VBN_0root__</text:p>
            <text:p>3??_._2punct__</text:p>
          </table:table-cell>
          <table:table-cell office:value-type="string" calcext:value-type="string">
            <text:p>(ROOT (SBARQ (WHNP (WP Who)) (SQ (VP (VBN rebelled))) (. ?)))</text:p>
          </table:table-cell>
          <table:table-cell office:value-type="string" calcext:value-type="string">
            <text:p>the people</text:p>
          </table:table-cell>
          <table:table-cell table:number-columns-repeated="1016"/>
        </table:table-row>
        <table:table-row table:style-name="ro1">
          <table:table-cell office:value-type="string" calcext:value-type="string">
            <text:p>Easy</text:p>
          </table:table-cell>
          <table:table-cell office:value-type="string" calcext:value-type="string">
            <text:p>blogs-01-6</text:p>
          </table:table-cell>
          <table:table-cell office:value-type="string" calcext:value-type="string">
            <text:p>blogs-01</text:p>
          </table:table-cell>
          <table:table-cell office:value-type="string" calcext:value-type="string">
            <text:p>Who created a riot?</text:p>
          </table:table-cell>
          <table:table-cell office:value-type="string" calcext:value-type="string">
            <text:p>Sch</text:p>
          </table:table-cell>
          <table:table-cell office:value-type="string" office:string-value="1Whowho_WP_2nsubj__&#10;2createdcreate_VBD_0root__&#10;3aa_DT_4det__&#10;4riotriot_NN_2dobj__&#10;5??_._2punct__" calcext:value-type="string">
            <text:p>1Whowho_WP_2nsubj__</text:p>
            <text:p>2createdcreate_VBD_0root__</text:p>
            <text:p>3aa_DT_4det__</text:p>
            <text:p>4riotriot_NN_2dobj__</text:p>
            <text:p>5??_._2punct__</text:p>
          </table:table-cell>
          <table:table-cell office:value-type="string" calcext:value-type="string">
            <text:p>(ROOT (SBARQ (WHNP (WP Who)) (SQ (VP (VBD created) (NP (DT a) (NN riot)))) (. ?)))</text:p>
          </table:table-cell>
          <table:table-cell office:value-type="string" calcext:value-type="string">
            <text:p>the people</text:p>
          </table:table-cell>
          <table:table-cell table:number-columns-repeated="1016"/>
        </table:table-row>
        <table:table-row table:style-name="ro1">
          <table:table-cell office:value-type="string" calcext:value-type="string">
            <text:p>Easy</text:p>
          </table:table-cell>
          <table:table-cell office:value-type="string" calcext:value-type="string">
            <text:p>blogs-01-7</text:p>
          </table:table-cell>
          <table:table-cell office:value-type="string" calcext:value-type="string">
            <text:p>blogs-01</text:p>
          </table:table-cell>
          <table:table-cell office:value-type="string" calcext:value-type="string">
            <text:p>What happened to a police car?</text:p>
          </table:table-cell>
          <table:table-cell office:value-type="string" calcext:value-type="string">
            <text:p>Sch</text:p>
          </table:table-cell>
          <table:table-cell office:value-type="string" office:string-value="1Whatwhat_WP_2nsubj__&#10;2happenedhappen_VBD_0root__&#10;3toto_TO_6case__&#10;4aa_DT_6det__&#10;5policepolice_NN_6compound__&#10;6carcar_NN_2nmod__&#10;7??_._2punct__" calcext:value-type="string">
            <text:p>1Whatwhat_WP_2nsubj__</text:p>
            <text:p>2happenedhappen_VBD_0root__</text:p>
            <text:p>3toto_TO_6case__</text:p>
            <text:p>4aa_DT_6det__</text:p>
            <text:p>5policepolice_NN_6compound__</text:p>
            <text:p>6carcar_NN_2nmod__</text:p>
            <text:p>7??_._2punct__</text:p>
          </table:table-cell>
          <table:table-cell office:value-type="string" calcext:value-type="string">
            <text:p>(ROOT (SBARQ (WHNP (WP What)) (SQ (VP (VBD happened) (PP (TO to) (NP (DT a) (NN police) (NN car))))) (. ?)))</text:p>
          </table:table-cell>
          <table:table-cell office:value-type="string" calcext:value-type="string">
            <text:p>it burned | burned</text:p>
          </table:table-cell>
          <table:table-cell table:number-columns-repeated="1016"/>
        </table:table-row>
        <table:table-row table:style-name="ro1">
          <table:table-cell office:value-type="string" calcext:value-type="string">
            <text:p>Easy</text:p>
          </table:table-cell>
          <table:table-cell office:value-type="string" calcext:value-type="string">
            <text:p>blogs-01-8</text:p>
          </table:table-cell>
          <table:table-cell office:value-type="string" calcext:value-type="string">
            <text:p>blogs-01</text:p>
          </table:table-cell>
          <table:table-cell office:value-type="string" calcext:value-type="string">
            <text:p>Who burned a police car?</text:p>
          </table:table-cell>
          <table:table-cell office:value-type="string" calcext:value-type="string">
            <text:p>Sch</text:p>
          </table:table-cell>
          <table:table-cell office:value-type="string" office:string-value="1Whowho_WP_2nsubj__&#10;2burnedburn_VBD_0root__&#10;3aa_DT_5det__&#10;4policepolice_NN_5compound__&#10;5carcar_NN_2dobj__&#10;6??_._2punct__" calcext:value-type="string">
            <text:p>1Whowho_WP_2nsubj__</text:p>
            <text:p>2burnedburn_VBD_0root__</text:p>
            <text:p>3aa_DT_5det__</text:p>
            <text:p>4policepolice_NN_5compound__</text:p>
            <text:p>5carcar_NN_2dobj__</text:p>
            <text:p>6??_._2punct__</text:p>
          </table:table-cell>
          <table:table-cell office:value-type="string" calcext:value-type="string">
            <text:p>(ROOT (SBARQ (WHNP (WP Who)) (SQ (VP (VBD burned) (NP (DT a) (NN police) (NN car)))) (. ?)))</text:p>
          </table:table-cell>
          <table:table-cell office:value-type="string" calcext:value-type="string">
            <text:p>the people</text:p>
          </table:table-cell>
          <table:table-cell table:number-columns-repeated="1016"/>
        </table:table-row>
        <table:table-row table:style-name="ro1">
          <table:table-cell office:value-type="string" calcext:value-type="string">
            <text:p>Easy</text:p>
          </table:table-cell>
          <table:table-cell office:value-type="string" calcext:value-type="string">
            <text:p>blogs-01-9</text:p>
          </table:table-cell>
          <table:table-cell office:value-type="string" calcext:value-type="string">
            <text:p>blogs-01</text:p>
          </table:table-cell>
          <table:table-cell office:value-type="string" calcext:value-type="string">
            <text:p>What was burned?</text:p>
          </table:table-cell>
          <table:table-cell office:value-type="string" calcext:value-type="string">
            <text:p>Story | Sch</text:p>
          </table:table-cell>
          <table:table-cell office:value-type="string" office:string-value="1Whatwhat_WP_3nsubjpass__&#10;2wasbe_VBD_3auxpass__&#10;3burnedburn_VBN_0root__&#10;4??_._3punct__" calcext:value-type="string">
            <text:p>1Whatwhat_WP_3nsubjpass__</text:p>
            <text:p>2wasbe_VBD_3auxpass__</text:p>
            <text:p>3burnedburn_VBN_0root__</text:p>
            <text:p>4??_._3punct__</text:p>
          </table:table-cell>
          <table:table-cell office:value-type="string" calcext:value-type="string">
            <text:p>(ROOT (SBARQ (WHNP (WP What)) (SQ (VBD was) (VP (VBN burned))) (. ?)))</text:p>
          </table:table-cell>
          <table:table-cell office:value-type="string" calcext:value-type="string">
            <text:p>a police car | police cars</text:p>
          </table:table-cell>
          <table:table-cell table:number-columns-repeated="1016"/>
        </table:table-row>
        <table:table-row table:style-name="ro1">
          <table:table-cell office:value-type="string" calcext:value-type="string">
            <text:p>Easy</text:p>
          </table:table-cell>
          <table:table-cell office:value-type="string" calcext:value-type="string">
            <text:p>blogs-01-10</text:p>
          </table:table-cell>
          <table:table-cell office:value-type="string" calcext:value-type="string">
            <text:p>blogs-01</text:p>
          </table:table-cell>
          <table:table-cell office:value-type="string" calcext:value-type="string">
            <text:p>What happened to the police cars?</text:p>
          </table:table-cell>
          <table:table-cell office:value-type="string" calcext:value-type="string">
            <text:p>Story</text:p>
          </table:table-cell>
          <table:table-cell office:value-type="string" office:string-value="1Whatwhat_WP_2nsubj__&#10;2happenedhappen_VBD_0root__&#10;3toto_TO_6case__&#10;4thethe_DT_6det__&#10;5policepolice_NN_6compound__&#10;6carscar_NNS_2nmod__&#10;7??_._2punct__" calcext:value-type="string">
            <text:p>1Whatwhat_WP_2nsubj__</text:p>
            <text:p>2happenedhappen_VBD_0root__</text:p>
            <text:p>3toto_TO_6case__</text:p>
            <text:p>4thethe_DT_6det__</text:p>
            <text:p>5policepolice_NN_6compound__</text:p>
            <text:p>6carscar_NNS_2nmod__</text:p>
            <text:p>7??_._2punct__</text:p>
          </table:table-cell>
          <table:table-cell office:value-type="string" calcext:value-type="string">
            <text:p>(ROOT (SBARQ (WHNP (WP What)) (SQ (VP (VBD happened) (PP (TO to) (NP (DT the) (NN police) (NNS cars))))) (. ?)))</text:p>
          </table:table-cell>
          <table:table-cell office:value-type="string" calcext:value-type="string">
            <text:p>were burned | burned</text:p>
          </table:table-cell>
          <table:table-cell table:number-columns-repeated="1016"/>
        </table:table-row>
        <table:table-row table:style-name="ro1">
          <table:table-cell office:value-type="string" calcext:value-type="string">
            <text:p>Easy</text:p>
          </table:table-cell>
          <table:table-cell office:value-type="string" calcext:value-type="string">
            <text:p>blogs-01-11</text:p>
          </table:table-cell>
          <table:table-cell office:value-type="string" calcext:value-type="string">
            <text:p>blogs-01</text:p>
          </table:table-cell>
          <table:table-cell office:value-type="string" calcext:value-type="string">
            <text:p>What was fired?</text:p>
          </table:table-cell>
          <table:table-cell office:value-type="string" calcext:value-type="string">
            <text:p>Story</text:p>
          </table:table-cell>
          <table:table-cell office:value-type="string" office:string-value="1Whatwhat_WP_3nsubjpass__&#10;2wasbe_VBD_3auxpass__&#10;3firedfire_VBN_0root__&#10;4??_._3punct__" calcext:value-type="string">
            <text:p>1Whatwhat_WP_3nsubjpass__</text:p>
            <text:p>2wasbe_VBD_3auxpass__</text:p>
            <text:p>3firedfire_VBN_0root__</text:p>
            <text:p>4??_._3punct__</text:p>
          </table:table-cell>
          <table:table-cell office:value-type="string" calcext:value-type="string">
            <text:p>(ROOT (SBARQ (WHNP (WP What)) (SQ (VBD was) (VP (VBN fired))) (. ?)))</text:p>
          </table:table-cell>
          <table:table-cell office:value-type="string" calcext:value-type="string">
            <text:p>bean bag bullets</text:p>
          </table:table-cell>
          <table:table-cell table:number-columns-repeated="1016"/>
        </table:table-row>
        <table:table-row table:style-name="ro1">
          <table:table-cell office:value-type="string" calcext:value-type="string">
            <text:p>Easy</text:p>
          </table:table-cell>
          <table:table-cell office:value-type="string" calcext:value-type="string">
            <text:p>blogs-01-12</text:p>
          </table:table-cell>
          <table:table-cell office:value-type="string" calcext:value-type="string">
            <text:p>blogs-01</text:p>
          </table:table-cell>
          <table:table-cell office:value-type="string" calcext:value-type="string">
            <text:p>What was fired at the rioters?</text:p>
          </table:table-cell>
          <table:table-cell office:value-type="string" calcext:value-type="string">
            <text:p>Story</text:p>
          </table:table-cell>
          <table:table-cell office:value-type="string" office:string-value="1Whatwhat_WP_3nsubjpass__&#10;2wasbe_VBD_3auxpass__&#10;3firedfire_VBN_0root__&#10;4atat_IN_6case__&#10;5thethe_DT_6det__&#10;6riotersrioter_NNS_3nmod__&#10;7??_._3punct__" calcext:value-type="string">
            <text:p>1Whatwhat_WP_3nsubjpass__</text:p>
            <text:p>2wasbe_VBD_3auxpass__</text:p>
            <text:p>3firedfire_VBN_0root__</text:p>
            <text:p>4atat_IN_6case__</text:p>
            <text:p>5thethe_DT_6det__</text:p>
            <text:p>6riotersrioter_NNS_3nmod__</text:p>
            <text:p>7??_._3punct__</text:p>
          </table:table-cell>
          <table:table-cell office:value-type="string" calcext:value-type="string">
            <text:p>(ROOT (SBARQ (WHNP (WP What)) (SQ (VBD was) (VP (VBN fired) (PP (IN at) (NP (DT the) (NNS rioters))))) (. ?)))</text:p>
          </table:table-cell>
          <table:table-cell office:value-type="string" calcext:value-type="string">
            <text:p>bean bag bullets</text:p>
          </table:table-cell>
          <table:table-cell table:number-columns-repeated="1016"/>
        </table:table-row>
        <table:table-row table:style-name="ro1">
          <table:table-cell office:value-type="string" calcext:value-type="string">
            <text:p>Easy</text:p>
          </table:table-cell>
          <table:table-cell office:value-type="string" calcext:value-type="string">
            <text:p>blogs-01-13</text:p>
          </table:table-cell>
          <table:table-cell office:value-type="string" calcext:value-type="string">
            <text:p>blogs-01</text:p>
          </table:table-cell>
          <table:table-cell office:value-type="string" calcext:value-type="string">
            <text:p>What was smashed?</text:p>
          </table:table-cell>
          <table:table-cell office:value-type="string" calcext:value-type="string">
            <text:p>Story</text:p>
          </table:table-cell>
          <table:table-cell office:value-type="string" office:string-value="1Whatwhat_WP_3nsubjpass__&#10;2wasbe_VBD_3auxpass__&#10;3smashedsmash_VBN_0root__&#10;4??_._3punct__" calcext:value-type="string">
            <text:p>1Whatwhat_WP_3nsubjpass__</text:p>
            <text:p>2wasbe_VBD_3auxpass__</text:p>
            <text:p>3smashedsmash_VBN_0root__</text:p>
            <text:p>4??_._3punct__</text:p>
          </table:table-cell>
          <table:table-cell office:value-type="string" calcext:value-type="string">
            <text:p>(ROOT (SBARQ (WHNP (WP What)) (SQ (VBD was) (VP (VBN smashed))) (. ?)))</text:p>
          </table:table-cell>
          <table:table-cell office:value-type="string" calcext:value-type="string">
            <text:p>windows of stores</text:p>
          </table:table-cell>
          <table:table-cell table:number-columns-repeated="1016"/>
        </table:table-row>
        <table:table-row table:style-name="ro1">
          <table:table-cell office:value-type="string" calcext:value-type="string">
            <text:p>Medium</text:p>
          </table:table-cell>
          <table:table-cell office:value-type="string" calcext:value-type="string">
            <text:p>blogs-01-14</text:p>
          </table:table-cell>
          <table:table-cell office:value-type="string" calcext:value-type="string">
            <text:p>blogs-01</text:p>
          </table:table-cell>
          <table:table-cell office:value-type="string" calcext:value-type="string">
            <text:p>Who fired a bullet at the people?</text:p>
          </table:table-cell>
          <table:table-cell office:value-type="string" calcext:value-type="string">
            <text:p>Sch</text:p>
          </table:table-cell>
          <table:table-cell office:value-type="string" office:string-value="1Whowho_WP_2nsubj__&#10;2firedfire_VBD_0root__&#10;3aa_DT_4det__&#10;4bulletbullet_NN_2dobj__&#10;5atat_IN_7case__&#10;6thethe_DT_7det__&#10;7peoplepeople_NNS_2nmod__&#10;8??_._2punct__" calcext:value-type="string">
            <text:p>1Whowho_WP_2nsubj__</text:p>
            <text:p>2firedfire_VBD_0root__</text:p>
            <text:p>3aa_DT_4det__</text:p>
            <text:p>4bulletbullet_NN_2dobj__</text:p>
            <text:p>5atat_IN_7case__</text:p>
            <text:p>6thethe_DT_7det__</text:p>
            <text:p>7peoplepeople_NNS_2nmod__</text:p>
            <text:p>8??_._2punct__</text:p>
          </table:table-cell>
          <table:table-cell office:value-type="string" calcext:value-type="string">
            <text:p>(ROOT (SBARQ (WHNP (WP Who)) (SQ (VP (VBD fired) (NP (DT a) (NN bullet)) (PP (IN at) (NP (DT the) (NNS people))))) (. ?)))</text:p>
          </table:table-cell>
          <table:table-cell office:value-type="string" calcext:value-type="string">
            <text:p>the police</text:p>
          </table:table-cell>
          <table:table-cell table:number-columns-repeated="1016"/>
        </table:table-row>
        <table:table-row table:style-name="ro1">
          <table:table-cell office:value-type="string" calcext:value-type="string">
            <text:p>Medium</text:p>
          </table:table-cell>
          <table:table-cell office:value-type="string" calcext:value-type="string">
            <text:p>blogs-01-15</text:p>
          </table:table-cell>
          <table:table-cell office:value-type="string" calcext:value-type="string">
            <text:p>blogs-01</text:p>
          </table:table-cell>
          <table:table-cell office:value-type="string" calcext:value-type="string">
            <text:p>Who was tear gas fired at?</text:p>
          </table:table-cell>
          <table:table-cell office:value-type="string" calcext:value-type="string">
            <text:p>Story</text:p>
          </table:table-cell>
          <table:table-cell office:value-type="string" office:string-value="1Whowho_WP_3nsubj__&#10;2wasbe_VBD_3aux__&#10;3teartear_VB_0root__&#10;4gasgas_NN_5nsubj__&#10;5firedfire_VBD_3ccomp__&#10;6atat_IN_5nmod__&#10;7??_._3punct__" calcext:value-type="string">
            <text:p>1Whowho_WP_3nsubj__</text:p>
            <text:p>2wasbe_VBD_3aux__</text:p>
            <text:p>3teartear_VB_0root__</text:p>
            <text:p>4gasgas_NN_5nsubj__</text:p>
            <text:p>5firedfire_VBD_3ccomp__</text:p>
            <text:p>6atat_IN_5nmod__</text:p>
            <text:p>7??_._3punct__</text:p>
          </table:table-cell>
          <table:table-cell office:value-type="string" calcext:value-type="string">
            <text:p>(ROOT (SBARQ (WHNP (WP Who)) (SQ (VP (VBD was) (SBAR (S (S (VP (VB tear) (NP (NN gas)))) (VP (VBD fired) (PP (IN at))))))) (. ?)))</text:p>
          </table:table-cell>
          <table:table-cell office:value-type="string" calcext:value-type="string">
            <text:p>the rioters</text:p>
          </table:table-cell>
          <table:table-cell table:number-columns-repeated="1016"/>
        </table:table-row>
        <table:table-row table:style-name="ro1">
          <table:table-cell office:value-type="string" calcext:value-type="string">
            <text:p>Medium</text:p>
          </table:table-cell>
          <table:table-cell office:value-type="string" calcext:value-type="string">
            <text:p>blogs-01-16</text:p>
          </table:table-cell>
          <table:table-cell office:value-type="string" calcext:value-type="string">
            <text:p>blogs-01</text:p>
          </table:table-cell>
          <table:table-cell office:value-type="string" calcext:value-type="string">
            <text:p>Why did the people protest?</text:p>
          </table:table-cell>
          <table:table-cell office:value-type="string" calcext:value-type="string">
            <text:p>Sch</text:p>
          </table:table-cell>
          <table:table-cell office:value-type="string" office:string-value="1Whywhy_WRB_5advmod__&#10;2diddo_VBD_5aux__&#10;3thethe_DT_4det__&#10;4peoplepeople_NNS_5nsubj__&#10;5protestprotest_NN_0root__&#10;6??_._5punct__" calcext:value-type="string">
            <text:p>1Whywhy_WRB_5advmod__</text:p>
            <text:p>2diddo_VBD_5aux__</text:p>
            <text:p>3thethe_DT_4det__</text:p>
            <text:p>4peoplepeople_NNS_5nsubj__</text:p>
            <text:p>5protestprotest_NN_0root__</text:p>
            <text:p>6??_._5punct__</text:p>
          </table:table-cell>
          <table:table-cell office:value-type="string" calcext:value-type="string">
            <text:p>(ROOT (SBARQ (WHADVP (WRB Why)) (SQ (VP (VBD did) (NP (DT the) (NNS people) (NN protest)))) (. ?)))</text:p>
          </table:table-cell>
          <table:table-cell office:value-type="string" calcext:value-type="string">
            <text:p>because they disagreed about a view</text:p>
          </table:table-cell>
          <table:table-cell table:number-columns-repeated="1016"/>
        </table:table-row>
        <table:table-row table:style-name="ro1">
          <table:table-cell office:value-type="string" calcext:value-type="string">
            <text:p>Medium</text:p>
          </table:table-cell>
          <table:table-cell office:value-type="string" calcext:value-type="string">
            <text:p>blogs-01-17</text:p>
          </table:table-cell>
          <table:table-cell office:value-type="string" calcext:value-type="string">
            <text:p>blogs-01</text:p>
          </table:table-cell>
          <table:table-cell office:value-type="string" calcext:value-type="string">
            <text:p>What did the people create?</text:p>
          </table:table-cell>
          <table:table-cell office:value-type="string" calcext:value-type="string">
            <text:p>Sch</text:p>
          </table:table-cell>
          <table:table-cell office:value-type="string" office:string-value="1Whatwhat_WP_5dobj__&#10;2diddo_VBD_5aux__&#10;3thethe_DT_4det__&#10;4peoplepeople_NNS_5nsubj__&#10;5createcreate_VB_0root__&#10;6??_._5punct__" calcext:value-type="string">
            <text:p>1Whatwhat_WP_5dobj__</text:p>
            <text:p>2diddo_VBD_5aux__</text:p>
            <text:p>3thethe_DT_4det__</text:p>
            <text:p>4peoplepeople_NNS_5nsubj__</text:p>
            <text:p>5createcreate_VB_0root__</text:p>
            <text:p>6??_._5punct__</text:p>
          </table:table-cell>
          <table:table-cell office:value-type="string" calcext:value-type="string">
            <text:p>(ROOT (SBARQ (WHNP (WP What)) (SQ (VBD did) (NP (DT the) (NNS people)) (VP (VB create))) (. ?)))</text:p>
          </table:table-cell>
          <table:table-cell office:value-type="string" calcext:value-type="string">
            <text:p>riot</text:p>
          </table:table-cell>
          <table:table-cell table:number-columns-repeated="1016"/>
        </table:table-row>
        <table:table-row table:style-name="ro1">
          <table:table-cell office:value-type="string" calcext:value-type="string">
            <text:p>Medium</text:p>
          </table:table-cell>
          <table:table-cell office:value-type="string" calcext:value-type="string">
            <text:p>blogs-01-18</text:p>
          </table:table-cell>
          <table:table-cell office:value-type="string" calcext:value-type="string">
            <text:p>blogs-01</text:p>
          </table:table-cell>
          <table:table-cell office:value-type="string" calcext:value-type="string">
            <text:p>Why were the police in full riot gear?</text:p>
          </table:table-cell>
          <table:table-cell office:value-type="string" calcext:value-type="string">
            <text:p>Story</text:p>
          </table:table-cell>
          <table:table-cell office:value-type="string" office:string-value="1Whywhy_WRB_0root__&#10;2werebe_VBD_1dep__&#10;3thethe_DT_4det__&#10;4policepolice_NN_2nsubj__&#10;5inin_IN_8case__&#10;6fullfull_JJ_8amod__&#10;7riotriot_NN_8compound__&#10;8geargear_NN_4nmod__&#10;9??_._1punct__" calcext:value-type="string">
            <text:p>1Whywhy_WRB_0root__</text:p>
            <text:p>2werebe_VBD_1dep__</text:p>
            <text:p>3thethe_DT_4det__</text:p>
            <text:p>4policepolice_NN_2nsubj__</text:p>
            <text:p>5inin_IN_8case__</text:p>
            <text:p>6fullfull_JJ_8amod__</text:p>
            <text:p>7riotriot_NN_8compound__</text:p>
            <text:p>8geargear_NN_4nmod__</text:p>
            <text:p>9??_._1punct__</text:p>
          </table:table-cell>
          <table:table-cell office:value-type="string" calcext:value-type="string">
            <text:p>(ROOT (SBARQ (WHADVP (WRB Why)) (SQ (VBD were) (NP (NP (DT the) (NN police)) (PP (IN in) (NP (JJ full) (NN riot) (NN gear))))) (. ?)))</text:p>
          </table:table-cell>
          <table:table-cell office:value-type="string" calcext:value-type="string">
            <text:p>to alleviate the violence</text:p>
          </table:table-cell>
          <table:table-cell table:number-columns-repeated="1016"/>
        </table:table-row>
        <table:table-row table:style-name="ro1">
          <table:table-cell office:value-type="string" calcext:value-type="string">
            <text:p>Easy</text:p>
          </table:table-cell>
          <table:table-cell office:value-type="string" calcext:value-type="string">
            <text:p>fables-04-1</text:p>
          </table:table-cell>
          <table:table-cell office:value-type="string" calcext:value-type="string">
            <text:p>fables-04</text:p>
          </table:table-cell>
          <table:table-cell office:value-type="string" calcext:value-type="string">
            <text:p>Who did the Fox invite to dinner?</text:p>
          </table:table-cell>
          <table:table-cell office:value-type="string" calcext:value-type="string">
            <text:p>Story</text:p>
          </table:table-cell>
          <table:table-cell office:value-type="string" office:string-value="1Whowho_WP_5dep__&#10;2diddo_VBD_5aux__&#10;3thethe_DT_4det__&#10;4FoxFox_NNP_5nsubj__&#10;5inviteinvite_VB_0root__&#10;6toto_TO_7case__&#10;7dinnerdinner_NN_5nmod__&#10;8??_._5punct__" calcext:value-type="string">
            <text:p>1Whowho_WP_5dep__</text:p>
            <text:p>2diddo_VBD_5aux__</text:p>
            <text:p>3thethe_DT_4det__</text:p>
            <text:p>4FoxFox_NNP_5nsubj__</text:p>
            <text:p>5inviteinvite_VB_0root__</text:p>
            <text:p>6toto_TO_7case__</text:p>
            <text:p>7dinnerdinner_NN_5nmod__</text:p>
            <text:p>8??_._5punct__</text:p>
          </table:table-cell>
          <table:table-cell office:value-type="string" calcext:value-type="string">
            <text:p>(ROOT (SBARQ (WHNP (WP Who)) (SQ (VBD did) (NP (DT the) (NNP Fox)) (VP (VB invite) (PP (TO to) (NP (NN dinner))))) (. ?)))</text:p>
          </table:table-cell>
          <table:table-cell office:value-type="string" calcext:value-type="string">
            <text:p>a stork</text:p>
          </table:table-cell>
          <table:table-cell table:number-columns-repeated="1016"/>
        </table:table-row>
        <table:table-row table:style-name="ro1">
          <table:table-cell office:value-type="string" calcext:value-type="string">
            <text:p>Easy</text:p>
          </table:table-cell>
          <table:table-cell office:value-type="string" calcext:value-type="string">
            <text:p>fables-04-2</text:p>
          </table:table-cell>
          <table:table-cell office:value-type="string" calcext:value-type="string">
            <text:p>fables-04</text:p>
          </table:table-cell>
          <table:table-cell office:value-type="string" calcext:value-type="string">
            <text:p>What was the only fare provided?</text:p>
          </table:table-cell>
          <table:table-cell office:value-type="string" calcext:value-type="string">
            <text:p>Story</text:p>
          </table:table-cell>
          <table:table-cell office:value-type="string" office:string-value="1Whatwhat_WP_0root__&#10;2wasbe_VBD_1cop__&#10;3thethe_DT_5det__&#10;4onlyonly_JJ_5amod__&#10;5farefare_NN_1nsubj__&#10;6providedprovide_VBN_5acl__&#10;7??_._1punct__" calcext:value-type="string">
            <text:p>1Whatwhat_WP_0root__</text:p>
            <text:p>2wasbe_VBD_1cop__</text:p>
            <text:p>3thethe_DT_5det__</text:p>
            <text:p>4onlyonly_JJ_5amod__</text:p>
            <text:p>5farefare_NN_1nsubj__</text:p>
            <text:p>6providedprovide_VBN_5acl__</text:p>
            <text:p>7??_._1punct__</text:p>
          </table:table-cell>
          <table:table-cell office:value-type="string" calcext:value-type="string">
            <text:p>(ROOT (SBARQ (WHNP (WP What)) (SQ (VBD was) (NP (DT the) (JJ only) (NN fare)) (VP (VBN provided))) (. ?)))</text:p>
          </table:table-cell>
          <table:table-cell office:value-type="string" calcext:value-type="string">
            <text:p>a large flat dish of soup</text:p>
          </table:table-cell>
          <table:table-cell table:number-columns-repeated="1016"/>
        </table:table-row>
        <table:table-row table:style-name="ro1">
          <table:table-cell office:value-type="string" calcext:value-type="string">
            <text:p>Easy</text:p>
          </table:table-cell>
          <table:table-cell office:value-type="string" calcext:value-type="string">
            <text:p>fables-04-3</text:p>
          </table:table-cell>
          <table:table-cell office:value-type="string" calcext:value-type="string">
            <text:p>fables-04</text:p>
          </table:table-cell>
          <table:table-cell office:value-type="string" calcext:value-type="string">
            <text:p>Where was some soup served?</text:p>
          </table:table-cell>
          <table:table-cell office:value-type="string" calcext:value-type="string">
            <text:p>Sch</text:p>
          </table:table-cell>
          <table:table-cell office:value-type="string" office:string-value="1Wherewhere_WRB_5advmod__&#10;2wasbe_VBD_5auxpass__&#10;3somesome_DT_4det__&#10;4soupsoup_NN_5nsubjpass__&#10;5servedserve_VBN_0root__&#10;6??_._5punct__" calcext:value-type="string">
            <text:p>1Wherewhere_WRB_5advmod__</text:p>
            <text:p>2wasbe_VBD_5auxpass__</text:p>
            <text:p>3somesome_DT_4det__</text:p>
            <text:p>4soupsoup_NN_5nsubjpass__</text:p>
            <text:p>5servedserve_VBN_0root__</text:p>
            <text:p>6??_._5punct__</text:p>
          </table:table-cell>
          <table:table-cell office:value-type="string" calcext:value-type="string">
            <text:p>(ROOT (SBARQ (WHADVP (WRB Where)) (SQ (VBD was) (NP (DT some) (NN soup)) (VP (VBN served))) (. ?)))</text:p>
          </table:table-cell>
          <table:table-cell office:value-type="string" calcext:value-type="string">
            <text:p>in a flat and large dish</text:p>
          </table:table-cell>
          <table:table-cell table:number-columns-repeated="1016"/>
        </table:table-row>
        <table:table-row table:style-name="ro1">
          <table:table-cell office:value-type="string" calcext:value-type="string">
            <text:p>Easy</text:p>
          </table:table-cell>
          <table:table-cell office:value-type="string" calcext:value-type="string">
            <text:p>fables-04-4</text:p>
          </table:table-cell>
          <table:table-cell office:value-type="string" calcext:value-type="string">
            <text:p>fables-04</text:p>
          </table:table-cell>
          <table:table-cell office:value-type="string" calcext:value-type="string">
            <text:p>Who is the story about?</text:p>
          </table:table-cell>
          <table:table-cell office:value-type="string" calcext:value-type="string">
            <text:p>Sch</text:p>
          </table:table-cell>
          <table:table-cell office:value-type="string" office:string-value="1Whowho_WP_0root__&#10;2isbe_VBZ_1cop__&#10;3thethe_DT_4det__&#10;4storystory_NN_1nsubj__&#10;5aboutabout_IN_4nmod__&#10;6??_._1punct__" calcext:value-type="string">
            <text:p>1Whowho_WP_0root__</text:p>
            <text:p>2isbe_VBZ_1cop__</text:p>
            <text:p>3thethe_DT_4det__</text:p>
            <text:p>4storystory_NN_1nsubj__</text:p>
            <text:p>5aboutabout_IN_4nmod__</text:p>
            <text:p>6??_._1punct__</text:p>
          </table:table-cell>
          <table:table-cell office:value-type="string" calcext:value-type="string">
            <text:p>(ROOT (SBARQ (WHNP (WP Who)) (SQ (VBZ is) (NP (DT the) (NN story)) (ADJP (IN about))) (. ?)))</text:p>
          </table:table-cell>
          <table:table-cell office:value-type="string" calcext:value-type="string">
            <text:p>a lion and a bull</text:p>
          </table:table-cell>
          <table:table-cell table:number-columns-repeated="1016"/>
        </table:table-row>
        <table:table-row table:style-name="ro1">
          <table:table-cell office:value-type="string" calcext:value-type="string">
            <text:p>Easy</text:p>
          </table:table-cell>
          <table:table-cell office:value-type="string" calcext:value-type="string">
            <text:p>fables-04-5</text:p>
          </table:table-cell>
          <table:table-cell office:value-type="string" calcext:value-type="string">
            <text:p>fables-04</text:p>
          </table:table-cell>
          <table:table-cell office:value-type="string" calcext:value-type="string">
            <text:p>What did the fox do to the soup?</text:p>
          </table:table-cell>
          <table:table-cell office:value-type="string" calcext:value-type="string">
            <text:p>Sch|Story</text:p>
          </table:table-cell>
          <table:table-cell office:value-type="string" office:string-value="1Whatwhat_WP_5dobj__&#10;2diddo_VBD_5aux__&#10;3thethe_DT_4det__&#10;4foxfox_NN_5nsubj__&#10;5dodo_VBP_0root__&#10;6toto_TO_8case__&#10;7thethe_DT_8det__&#10;8soupsoup_NN_5nmod__&#10;9??_._5punct__" calcext:value-type="string">
            <text:p>1Whatwhat_WP_5dobj__</text:p>
            <text:p>2diddo_VBD_5aux__</text:p>
            <text:p>3thethe_DT_4det__</text:p>
            <text:p>4foxfox_NN_5nsubj__</text:p>
            <text:p>5dodo_VBP_0root__</text:p>
            <text:p>6toto_TO_8case__</text:p>
            <text:p>7thethe_DT_8det__</text:p>
            <text:p>8soupsoup_NN_5nmod__</text:p>
            <text:p>9??_._5punct__</text:p>
          </table:table-cell>
          <table:table-cell office:value-type="string" calcext:value-type="string">
            <text:p>(ROOT (SBARQ (WHNP (WP What)) (SQ (VBD did) (NP (DT the) (NN fox)) (VP (VBP do) (PP (TO to) (NP (DT the) (NN soup))))) (. ?)))</text:p>
          </table:table-cell>
          <table:table-cell office:value-type="string" calcext:value-type="string">
            <text:p>lapped the soup with relish</text:p>
          </table:table-cell>
          <table:table-cell table:number-columns-repeated="1016"/>
        </table:table-row>
        <table:table-row table:style-name="ro1">
          <table:table-cell office:value-type="string" calcext:value-type="string">
            <text:p>Easy</text:p>
          </table:table-cell>
          <table:table-cell office:value-type="string" calcext:value-type="string">
            <text:p>fables-04-6</text:p>
          </table:table-cell>
          <table:table-cell office:value-type="string" calcext:value-type="string">
            <text:p>fables-04</text:p>
          </table:table-cell>
          <table:table-cell office:value-type="string" calcext:value-type="string">
            <text:p>Why did the fox begin to be hungry and begin to be helpless?</text:p>
          </table:table-cell>
          <table:table-cell office:value-type="string" calcext:value-type="string">
            <text:p>Sch</text:p>
          </table:table-cell>
          <table:table-cell office:value-type="string" office:string-value="1Whywhy_WRB_5advmod__&#10;2diddo_VBD_5aux__&#10;3thethe_DT_4det__&#10;4foxfox_NN_5nsubj__&#10;5beginbegin_VB_0root__&#10;6toto_TO_8mark__&#10;7bebe_VB_8cop__&#10;8hungryhungry_JJ_5xcomp__&#10;9andand_CC_5cc__&#10;10beginbegin_VB_5conj__&#10;11toto_TO_13mark__&#10;12bebe_VB_13cop__&#10;13helplesshelpless_JJ_10xcomp__&#10;14??_._5punct__" calcext:value-type="string">
            <text:p>1Whywhy_WRB_5advmod__</text:p>
            <text:p>2diddo_VBD_5aux__</text:p>
            <text:p>3thethe_DT_4det__</text:p>
            <text:p>4foxfox_NN_5nsubj__</text:p>
            <text:p>5beginbegin_VB_0root__</text:p>
            <text:p>6toto_TO_8mark__</text:p>
            <text:p>7bebe_VB_8cop__</text:p>
            <text:p>8hungryhungry_JJ_5xcomp__</text:p>
            <text:p>9andand_CC_5cc__</text:p>
            <text:p>10beginbegin_VB_5conj__</text:p>
            <text:p>11toto_TO_13mark__</text:p>
            <text:p>12bebe_VB_13cop__</text:p>
            <text:p>13helplesshelpless_JJ_10xcomp__</text:p>
            <text:p>14??_._5punct__</text:p>
          </table:table-cell>
          <table:table-cell office:value-type="string" calcext:value-type="string">
            <text:p>(ROOT (SBARQ (WHADVP (WRB Why)) (SQ (VBD did) (NP (DT the) (NN fox)) (VP (VB begin) (S (VP (TO to) (VP (VP (VB be) (ADJP (JJ hungry))) (CC and) (VP (VB begin) (S (VP (TO to) (VP (VB be) (ADJP (JJ helpless))))))))))) (. ?)))</text:p>
          </table:table-cell>
          <table:table-cell office:value-type="string" calcext:value-type="string">
            <text:p>because he wasn't able to reach some food that was in the pitcher</text:p>
          </table:table-cell>
          <table:table-cell table:number-columns-repeated="1016"/>
        </table:table-row>
        <table:table-row table:style-name="ro1">
          <table:table-cell office:value-type="string" calcext:value-type="string">
            <text:p>Easy</text:p>
          </table:table-cell>
          <table:table-cell office:value-type="string" calcext:value-type="string">
            <text:p>fables-04-7</text:p>
          </table:table-cell>
          <table:table-cell office:value-type="string" calcext:value-type="string">
            <text:p>fables-04</text:p>
          </table:table-cell>
          <table:table-cell office:value-type="string" calcext:value-type="string">
            <text:p>What did the stork easily fitted the long bill into?</text:p>
          </table:table-cell>
          <table:table-cell office:value-type="string" calcext:value-type="string">
            <text:p>Sch</text:p>
          </table:table-cell>
          <table:table-cell office:value-type="string" office:string-value="1Whatwhat_WP_6dep__&#10;2diddo_VBD_6aux__&#10;3thethe_DT_4det__&#10;4storkstork_NN_6nsubj__&#10;5easilyeasily_RB_6advmod__&#10;6fittedfit_VBD_0root__&#10;7thethe_DT_9det__&#10;8longlong_JJ_9amod__&#10;9billbill_NN_6dobj__&#10;10intointo_IN_6nmod__&#10;11??_._6punct__" calcext:value-type="string">
            <text:p>1Whatwhat_WP_6dep__</text:p>
            <text:p>2diddo_VBD_6aux__</text:p>
            <text:p>3thethe_DT_4det__</text:p>
            <text:p>4storkstork_NN_6nsubj__</text:p>
            <text:p>5easilyeasily_RB_6advmod__</text:p>
            <text:p>6fittedfit_VBD_0root__</text:p>
            <text:p>7thethe_DT_9det__</text:p>
            <text:p>8longlong_JJ_9amod__</text:p>
            <text:p>9billbill_NN_6dobj__</text:p>
            <text:p>10intointo_IN_6nmod__</text:p>
            <text:p>11??_._6punct__</text:p>
          </table:table-cell>
          <table:table-cell office:value-type="string" calcext:value-type="string">
            <text:p>(ROOT (SBARQ (WHNP (WP What)) (SQ (VBD did) (NP (DT the) (NN stork)) (VP (ADVP (RB easily)) (VBD fitted) (NP (DT the) (JJ long) (NN bill)) (PP (IN into)))) (. ?)))</text:p>
          </table:table-cell>
          <table:table-cell office:value-type="string" calcext:value-type="string">
            <text:p>the long and narrow neck of the pitcher</text:p>
          </table:table-cell>
          <table:table-cell table:number-columns-repeated="1016"/>
        </table:table-row>
        <table:table-row table:style-name="ro1">
          <table:table-cell office:value-type="string" calcext:value-type="string">
            <text:p>Easy</text:p>
          </table:table-cell>
          <table:table-cell office:value-type="string" calcext:value-type="string">
            <text:p>fables-04-8</text:p>
          </table:table-cell>
          <table:table-cell office:value-type="string" calcext:value-type="string">
            <text:p>fables-04</text:p>
          </table:table-cell>
          <table:table-cell office:value-type="string" calcext:value-type="string">
            <text:p>Why did the Fox sit by hungry and helpless?</text:p>
          </table:table-cell>
          <table:table-cell office:value-type="string" calcext:value-type="string">
            <text:p>Story</text:p>
          </table:table-cell>
          <table:table-cell office:value-type="string" office:string-value="1Whywhy_WRB_5advmod__&#10;2diddo_VBD_5aux__&#10;3thethe_DT_4det__&#10;4FoxFox_NNP_5nsubj__&#10;5sitsit_VBP_0root__&#10;6byby_IN_7case__&#10;7hungryhungry_JJ_5nmod__&#10;8andand_CC_7cc__&#10;9helplesshelpless_JJ_7conj__&#10;10??_._5punct__" calcext:value-type="string">
            <text:p>1Whywhy_WRB_5advmod__</text:p>
            <text:p>2diddo_VBD_5aux__</text:p>
            <text:p>3thethe_DT_4det__</text:p>
            <text:p>4FoxFox_NNP_5nsubj__</text:p>
            <text:p>5sitsit_VBP_0root__</text:p>
            <text:p>6byby_IN_7case__</text:p>
            <text:p>7hungryhungry_JJ_5nmod__</text:p>
            <text:p>8andand_CC_7cc__</text:p>
            <text:p>9helplesshelpless_JJ_7conj__</text:p>
            <text:p>10??_._5punct__</text:p>
          </table:table-cell>
          <table:table-cell office:value-type="string" calcext:value-type="string">
            <text:p>(ROOT (SBARQ (WHADVP (WRB Why)) (SQ (VBD did) (NP (DT the) (NNP Fox)) (VP (VBP sit) (PP (IN by) (ADJP (JJ hungry) (CC and) (JJ helpless))))) (. ?)))</text:p>
          </table:table-cell>
          <table:table-cell office:value-type="string" calcext:value-type="string">
            <text:p>for it was impossible for him to reach the tempting contents of the vessel</text:p>
          </table:table-cell>
          <table:table-cell table:number-columns-repeated="1016"/>
        </table:table-row>
        <table:table-row table:style-name="ro1">
          <table:table-cell office:value-type="string" calcext:value-type="string">
            <text:p>Medium</text:p>
          </table:table-cell>
          <table:table-cell office:value-type="string" calcext:value-type="string">
            <text:p>fables-04-9</text:p>
          </table:table-cell>
          <table:table-cell office:value-type="string" calcext:value-type="string">
            <text:p>fables-04</text:p>
          </table:table-cell>
          <table:table-cell office:value-type="string" calcext:value-type="string">
            <text:p>What was savoury?</text:p>
          </table:table-cell>
          <table:table-cell office:value-type="string" calcext:value-type="string">
            <text:p>Story</text:p>
          </table:table-cell>
          <table:table-cell office:value-type="string" office:string-value="1Whatwhat_WP_0root__&#10;2wasbe_VBD_1cop__&#10;3savourysavoury_NN_1nsubj__&#10;4??_._1punct__" calcext:value-type="string">
            <text:p>1Whatwhat_WP_0root__</text:p>
            <text:p>2wasbe_VBD_1cop__</text:p>
            <text:p>3savourysavoury_NN_1nsubj__</text:p>
            <text:p>4??_._1punct__</text:p>
          </table:table-cell>
          <table:table-cell office:value-type="string" calcext:value-type="string">
            <text:p>(ROOT (SBARQ (WHNP (WP What)) (SQ (VBD was) (NP (NN savoury))) (. ?)))</text:p>
          </table:table-cell>
          <table:table-cell office:value-type="string" calcext:value-type="string">
            <text:p>broth</text:p>
          </table:table-cell>
          <table:table-cell table:number-columns-repeated="1016"/>
        </table:table-row>
        <table:table-row table:style-name="ro1">
          <table:table-cell office:value-type="string" calcext:value-type="string">
            <text:p>Medium</text:p>
          </table:table-cell>
          <table:table-cell office:value-type="string" calcext:value-type="string">
            <text:p>fables-04-10</text:p>
          </table:table-cell>
          <table:table-cell office:value-type="string" calcext:value-type="string">
            <text:p>fables-04</text:p>
          </table:table-cell>
          <table:table-cell office:value-type="string" calcext:value-type="string">
            <text:p>Who failed to drink some broth?</text:p>
          </table:table-cell>
          <table:table-cell office:value-type="string" calcext:value-type="string">
            <text:p>Sch</text:p>
          </table:table-cell>
          <table:table-cell office:value-type="string" office:string-value="1Whowho_WP_2nsubj__&#10;2failedfail_VBD_0root__&#10;3toto_TO_4mark__&#10;4drinkdrink_VB_2xcomp__&#10;5somesome_DT_6det__&#10;6brothbroth_NN_4dobj__&#10;7??_._2punct__" calcext:value-type="string">
            <text:p>1Whowho_WP_2nsubj__</text:p>
            <text:p>2failedfail_VBD_0root__</text:p>
            <text:p>3toto_TO_4mark__</text:p>
            <text:p>4drinkdrink_VB_2xcomp__</text:p>
            <text:p>5somesome_DT_6det__</text:p>
            <text:p>6brothbroth_NN_4dobj__</text:p>
            <text:p>7??_._2punct__</text:p>
          </table:table-cell>
          <table:table-cell office:value-type="string" calcext:value-type="string">
            <text:p>(ROOT (SBARQ (WHNP (WP Who)) (SQ (VP (VBD failed) (S (VP (TO to) (VP (VB drink) (NP (DT some) (NN broth))))))) (. ?)))</text:p>
          </table:table-cell>
          <table:table-cell office:value-type="string" calcext:value-type="string">
            <text:p>the stork</text:p>
          </table:table-cell>
          <table:table-cell table:number-columns-repeated="1016"/>
        </table:table-row>
        <table:table-row table:style-name="ro1">
          <table:table-cell office:value-type="string" calcext:value-type="string">
            <text:p>Medium</text:p>
          </table:table-cell>
          <table:table-cell office:value-type="string" calcext:value-type="string">
            <text:p>fables-04-11</text:p>
          </table:table-cell>
          <table:table-cell office:value-type="string" calcext:value-type="string">
            <text:p>fables-04</text:p>
          </table:table-cell>
          <table:table-cell office:value-type="string" calcext:value-type="string">
            <text:p>What was the shape of the neck of the pitcher?</text:p>
          </table:table-cell>
          <table:table-cell office:value-type="string" calcext:value-type="string">
            <text:p>Sch</text:p>
          </table:table-cell>
          <table:table-cell office:value-type="string" office:string-value="1Whatwhat_WP_0root__&#10;2wasbe_VBD_1cop__&#10;3thethe_DT_4det__&#10;4shapeshape_NN_1nsubj__&#10;5ofof_IN_7case__&#10;6thethe_DT_7det__&#10;7neckneck_NN_4nmod__&#10;8ofof_IN_10case__&#10;9thethe_DT_10det__&#10;10pitcherpitcher_NN_7nmod__&#10;11??_._1punct__" calcext:value-type="string">
            <text:p>1Whatwhat_WP_0root__</text:p>
            <text:p>2wasbe_VBD_1cop__</text:p>
            <text:p>3thethe_DT_4det__</text:p>
            <text:p>4shapeshape_NN_1nsubj__</text:p>
            <text:p>5ofof_IN_7case__</text:p>
            <text:p>6thethe_DT_7det__</text:p>
            <text:p>7neckneck_NN_4nmod__</text:p>
            <text:p>8ofof_IN_10case__</text:p>
            <text:p>9thethe_DT_10det__</text:p>
            <text:p>10pitcherpitcher_NN_7nmod__</text:p>
            <text:p>11??_._1punct__</text:p>
          </table:table-cell>
          <table:table-cell office:value-type="string" calcext:value-type="string">
            <text:p>(ROOT (SBARQ (WHNP (WP What)) (SQ (VBD was) (NP (NP (DT the) (NN shape)) (PP (IN of) (NP (NP (DT the) (NN neck)) (PP (IN of) (NP (DT the) (NN pitcher))))))) (. ?)))</text:p>
          </table:table-cell>
          <table:table-cell office:value-type="string" calcext:value-type="string">
            <text:p>long and narrow</text:p>
          </table:table-cell>
          <table:table-cell table:number-columns-repeated="1016"/>
        </table:table-row>
        <table:table-row table:style-name="ro1">
          <table:table-cell office:value-type="string" calcext:value-type="string">
            <text:p>Medium</text:p>
          </table:table-cell>
          <table:table-cell office:value-type="string" calcext:value-type="string">
            <text:p>fables-04-12</text:p>
          </table:table-cell>
          <table:table-cell office:value-type="string" calcext:value-type="string">
            <text:p>fables-04</text:p>
          </table:table-cell>
          <table:table-cell office:value-type="string" calcext:value-type="string">
            <text:p>What was clever?</text:p>
          </table:table-cell>
          <table:table-cell office:value-type="string" calcext:value-type="string">
            <text:p>Sch</text:p>
          </table:table-cell>
          <table:table-cell office:value-type="string" office:string-value="1Whatwhat_WP_0root__&#10;2wasbe_VBD_1cop__&#10;3cleverclever_JJ_1nsubj__&#10;4??_._1punct__" calcext:value-type="string">
            <text:p>1Whatwhat_WP_0root__</text:p>
            <text:p>2wasbe_VBD_1cop__</text:p>
            <text:p>3cleverclever_JJ_1nsubj__</text:p>
            <text:p>4??_._1punct__</text:p>
          </table:table-cell>
          <table:table-cell office:value-type="string" calcext:value-type="string">
            <text:p>(ROOT (SBARQ (WHNP (WP What)) (SQ (VBD was) (ADJP (JJ clever))) (. ?)))</text:p>
          </table:table-cell>
          <table:table-cell office:value-type="string" calcext:value-type="string">
            <text:p>the fox</text:p>
          </table:table-cell>
          <table:table-cell table:number-columns-repeated="1016"/>
        </table:table-row>
        <table:table-row table:style-name="ro1">
          <table:table-cell office:value-type="string" calcext:value-type="string">
            <text:p>Medium</text:p>
          </table:table-cell>
          <table:table-cell office:value-type="string" calcext:value-type="string">
            <text:p>fables-04-13</text:p>
          </table:table-cell>
          <table:table-cell office:value-type="string" calcext:value-type="string">
            <text:p>fables-04</text:p>
          </table:table-cell>
          <table:table-cell office:value-type="string" calcext:value-type="string">
            <text:p>What was the soup served in?</text:p>
          </table:table-cell>
          <table:table-cell office:value-type="string" calcext:value-type="string">
            <text:p>Sch</text:p>
          </table:table-cell>
          <table:table-cell office:value-type="string" office:string-value="1Whatwhat_WP_5dobj__&#10;2wasbe_VBD_1cop__&#10;3thethe_DT_4det__&#10;4soupsoup_NN_5nsubj__&#10;5servedserve_VBD_0root__&#10;6inin_IN_5compound:prt__&#10;7??_._5punct__" calcext:value-type="string">
            <text:p>1Whatwhat_WP_5dobj__</text:p>
            <text:p>2wasbe_VBD_1cop__</text:p>
            <text:p>3thethe_DT_4det__</text:p>
            <text:p>4soupsoup_NN_5nsubj__</text:p>
            <text:p>5servedserve_VBD_0root__</text:p>
            <text:p>6inin_IN_5compound:prt__</text:p>
            <text:p>7??_._5punct__</text:p>
          </table:table-cell>
          <table:table-cell office:value-type="string" calcext:value-type="string">
            <text:p>(ROOT (SBARQ (WHNP (WP What)) (SQ (VBD was) (NP (NP (DT the) (NN soup)) (SBAR (S (VP (VBD served) (PP (IN in))))))) (. ?)))</text:p>
          </table:table-cell>
          <table:table-cell office:value-type="string" calcext:value-type="string">
            <text:p>a flat and large dish</text:p>
          </table:table-cell>
          <table:table-cell table:number-columns-repeated="1016"/>
        </table:table-row>
        <table:table-row table:style-name="ro1">
          <table:table-cell office:value-type="string" calcext:value-type="string">
            <text:p>Easy</text:p>
          </table:table-cell>
          <table:table-cell office:value-type="string" calcext:value-type="string">
            <text:p>blogs-02-1</text:p>
          </table:table-cell>
          <table:table-cell office:value-type="string" calcext:value-type="string">
            <text:p>blogs-02</text:p>
          </table:table-cell>
          <table:table-cell office:value-type="string" calcext:value-type="string">
            <text:p>Who died?</text:p>
          </table:table-cell>
          <table:table-cell office:value-type="string" calcext:value-type="string">
            <text:p>Story | Sch</text:p>
          </table:table-cell>
          <table:table-cell office:value-type="string" office:string-value="1Whowho_WP_2nsubj__&#10;2dieddie_VBD_0root__&#10;3??_._2punct__" calcext:value-type="string">
            <text:p>1Whowho_WP_2nsubj__</text:p>
            <text:p>2dieddie_VBD_0root__</text:p>
            <text:p>3??_._2punct__</text:p>
          </table:table-cell>
          <table:table-cell office:value-type="string" calcext:value-type="string">
            <text:p>(ROOT (SBARQ (WHNP (WP Who)) (SQ (VP (VBD died))) (. ?)))</text:p>
          </table:table-cell>
          <table:table-cell office:value-type="string" calcext:value-type="string">
            <text:p>a young man | the young man</text:p>
          </table:table-cell>
          <table:table-cell table:number-columns-repeated="1016"/>
        </table:table-row>
        <table:table-row table:style-name="ro1">
          <table:table-cell office:value-type="string" calcext:value-type="string">
            <text:p>Easy</text:p>
          </table:table-cell>
          <table:table-cell office:value-type="string" calcext:value-type="string">
            <text:p>blogs-02-2</text:p>
          </table:table-cell>
          <table:table-cell office:value-type="string" calcext:value-type="string">
            <text:p>blogs-02</text:p>
          </table:table-cell>
          <table:table-cell office:value-type="string" calcext:value-type="string">
            <text:p>Where did the young man die?</text:p>
          </table:table-cell>
          <table:table-cell office:value-type="string" calcext:value-type="string">
            <text:p>Story | Sch</text:p>
          </table:table-cell>
          <table:table-cell office:value-type="string" office:string-value="1Wherewhere_WRB_6advmod__&#10;2diddo_VBD_6aux__&#10;3thethe_DT_5det__&#10;4youngyoung_JJ_5amod__&#10;5manman_NN_6nsubj__&#10;6diedie_VB_0root__&#10;7??_._6punct__" calcext:value-type="string">
            <text:p>1Wherewhere_WRB_6advmod__</text:p>
            <text:p>2diddo_VBD_6aux__</text:p>
            <text:p>3thethe_DT_5det__</text:p>
            <text:p>4youngyoung_JJ_5amod__</text:p>
            <text:p>5manman_NN_6nsubj__</text:p>
            <text:p>6diedie_VB_0root__</text:p>
            <text:p>7??_._6punct__</text:p>
          </table:table-cell>
          <table:table-cell office:value-type="string" calcext:value-type="string">
            <text:p>(ROOT (SBARQ (WHADVP (WRB Where)) (SQ (VBD did) (NP (DT the) (JJ young) (NN man)) (VP (VB die))) (. ?)))</text:p>
          </table:table-cell>
          <table:table-cell office:value-type="string" calcext:value-type="string">
            <text:p>out on my front lawn | on the spot of the yard of the narrator</text:p>
          </table:table-cell>
          <table:table-cell table:number-columns-repeated="1016"/>
        </table:table-row>
        <table:table-row table:style-name="ro1">
          <table:table-cell office:value-type="string" calcext:value-type="string">
            <text:p>Easy</text:p>
          </table:table-cell>
          <table:table-cell office:value-type="string" calcext:value-type="string">
            <text:p>blogs-02-3</text:p>
          </table:table-cell>
          <table:table-cell office:value-type="string" calcext:value-type="string">
            <text:p>blogs-02</text:p>
          </table:table-cell>
          <table:table-cell office:value-type="string" calcext:value-type="string">
            <text:p>Who visited the place where he died?</text:p>
          </table:table-cell>
          <table:table-cell office:value-type="string" calcext:value-type="string">
            <text:p>Story</text:p>
          </table:table-cell>
          <table:table-cell office:value-type="string" office:string-value="1Whowho_WP_2nsubj__&#10;2visitedvisit_VBD_0root__&#10;3thethe_DT_4det__&#10;4placeplace_NN_2dobj__&#10;5wherewhere_WRB_7advmod__&#10;6hehe_PRP_7nsubj__&#10;7dieddie_VBD_2advcl__&#10;8??_._2punct__" calcext:value-type="string">
            <text:p>1Whowho_WP_2nsubj__</text:p>
            <text:p>2visitedvisit_VBD_0root__</text:p>
            <text:p>3thethe_DT_4det__</text:p>
            <text:p>4placeplace_NN_2dobj__</text:p>
            <text:p>5wherewhere_WRB_7advmod__</text:p>
            <text:p>6hehe_PRP_7nsubj__</text:p>
            <text:p>7dieddie_VBD_2advcl__</text:p>
            <text:p>8??_._2punct__</text:p>
          </table:table-cell>
          <table:table-cell office:value-type="string" calcext:value-type="string">
            <text:p>(ROOT (SBARQ (WHNP (WP Who)) (SQ (VP (VBD visited) (NP (DT the) (NN place)) (SBAR (WHADVP (WRB where)) (S (NP (PRP he)) (VP (VBD died)))))) (. ?)))</text:p>
          </table:table-cell>
          <table:table-cell office:value-type="string" calcext:value-type="string">
            <text:p>I | the narrator</text:p>
          </table:table-cell>
          <table:table-cell table:number-columns-repeated="1016"/>
        </table:table-row>
        <table:table-row table:style-name="ro1">
          <table:table-cell office:value-type="string" calcext:value-type="string">
            <text:p>Easy</text:p>
          </table:table-cell>
          <table:table-cell office:value-type="string" calcext:value-type="string">
            <text:p>blogs-02-4</text:p>
          </table:table-cell>
          <table:table-cell office:value-type="string" calcext:value-type="string">
            <text:p>blogs-02</text:p>
          </table:table-cell>
          <table:table-cell office:value-type="string" calcext:value-type="string">
            <text:p>Why did the narrator decide to talk to the young man?</text:p>
          </table:table-cell>
          <table:table-cell office:value-type="string" calcext:value-type="string">
            <text:p>Sch</text:p>
          </table:table-cell>
          <table:table-cell office:value-type="string" office:string-value="1Whywhy_WRB_5advmod__&#10;2diddo_VBD_5aux__&#10;3thethe_DT_4det__&#10;4narratornarrator_NN_5nsubj__&#10;5decidedecide_VB_0root__&#10;6toto_TO_7mark__&#10;7talktalk_VB_5xcomp__&#10;8toto_TO_11case__&#10;9thethe_DT_11det__&#10;10youngyoung_JJ_11amod__&#10;11manman_NN_7nmod__&#10;12??_._5punct__" calcext:value-type="string">
            <text:p>1Whywhy_WRB_5advmod__</text:p>
            <text:p>2diddo_VBD_5aux__</text:p>
            <text:p>3thethe_DT_4det__</text:p>
            <text:p>4narratornarrator_NN_5nsubj__</text:p>
            <text:p>5decidedecide_VB_0root__</text:p>
            <text:p>6toto_TO_7mark__</text:p>
            <text:p>7talktalk_VB_5xcomp__</text:p>
            <text:p>8toto_TO_11case__</text:p>
            <text:p>9thethe_DT_11det__</text:p>
            <text:p>10youngyoung_JJ_11amod__</text:p>
            <text:p>11manman_NN_7nmod__</text:p>
            <text:p>12??_._5punct__</text:p>
          </table:table-cell>
          <table:table-cell office:value-type="string" calcext:value-type="string">
            <text:p>(ROOT (SBARQ (WHADVP (WRB Why)) (SQ (VBD did) (NP (DT the) (NN narrator)) (VP (VB decide) (S (VP (TO to) (VP (VB talk) (PP (TO to) (NP (DT the) (JJ young) (NN man)))))))) (. ?)))</text:p>
          </table:table-cell>
          <table:table-cell office:value-type="string" calcext:value-type="string">
            <text:p>because it wanted the young man to know the narrator regretting that it had not aided him</text:p>
          </table:table-cell>
          <table:table-cell table:number-columns-repeated="1016"/>
        </table:table-row>
        <table:table-row table:style-name="ro1">
          <table:table-cell office:value-type="string" calcext:value-type="string">
            <text:p>Easy</text:p>
          </table:table-cell>
          <table:table-cell office:value-type="string" calcext:value-type="string">
            <text:p>blogs-02-5</text:p>
          </table:table-cell>
          <table:table-cell office:value-type="string" calcext:value-type="string">
            <text:p>blogs-02</text:p>
          </table:table-cell>
          <table:table-cell office:value-type="string" calcext:value-type="string">
            <text:p>Where did the narrator enter?</text:p>
          </table:table-cell>
          <table:table-cell office:value-type="string" calcext:value-type="string">
            <text:p>Sch</text:p>
          </table:table-cell>
          <table:table-cell office:value-type="string" office:string-value="1Wherewhere_WRB_5advmod__&#10;2diddo_VBD_5aux__&#10;3thethe_DT_4det__&#10;4narratornarrator_NN_5nsubj__&#10;5enterenter_VB_0root__&#10;6??_._5punct__" calcext:value-type="string">
            <text:p>1Wherewhere_WRB_5advmod__</text:p>
            <text:p>2diddo_VBD_5aux__</text:p>
            <text:p>3thethe_DT_4det__</text:p>
            <text:p>4narratornarrator_NN_5nsubj__</text:p>
            <text:p>5enterenter_VB_0root__</text:p>
            <text:p>6??_._5punct__</text:p>
          </table:table-cell>
          <table:table-cell office:value-type="string" calcext:value-type="string">
            <text:p>(ROOT (SBARQ (WHADVP (WRB Where)) (SQ (VBD did) (NP (DT the) (NN narrator)) (VP (VB enter))) (. ?)))</text:p>
          </table:table-cell>
          <table:table-cell office:value-type="string" calcext:value-type="string">
            <text:p>the house of the narrator</text:p>
          </table:table-cell>
          <table:table-cell table:number-columns-repeated="1016"/>
        </table:table-row>
        <table:table-row table:style-name="ro1">
          <table:table-cell office:value-type="string" calcext:value-type="string">
            <text:p>Easy</text:p>
          </table:table-cell>
          <table:table-cell office:value-type="string" calcext:value-type="string">
            <text:p>blogs-02-6</text:p>
          </table:table-cell>
          <table:table-cell office:value-type="string" calcext:value-type="string">
            <text:p>blogs-02</text:p>
          </table:table-cell>
          <table:table-cell office:value-type="string" calcext:value-type="string">
            <text:p>What did the narrator see?</text:p>
          </table:table-cell>
          <table:table-cell office:value-type="string" calcext:value-type="string">
            <text:p>Story | Sch</text:p>
          </table:table-cell>
          <table:table-cell office:value-type="string" office:string-value="1Whatwhat_WP_5dobj__&#10;2diddo_VBD_5aux__&#10;3thethe_DT_4det__&#10;4narratornarrator_NN_5nsubj__&#10;5seesee_VB_0root__&#10;6??_._5punct__" calcext:value-type="string">
            <text:p>1Whatwhat_WP_5dobj__</text:p>
            <text:p>2diddo_VBD_5aux__</text:p>
            <text:p>3thethe_DT_4det__</text:p>
            <text:p>4narratornarrator_NN_5nsubj__</text:p>
            <text:p>5seesee_VB_0root__</text:p>
            <text:p>6??_._5punct__</text:p>
          </table:table-cell>
          <table:table-cell office:value-type="string" calcext:value-type="string">
            <text:p>(ROOT (SBARQ (WHNP (WP What)) (SQ (VBD did) (NP (DT the) (NN narrator)) (VP (VB see))) (. ?)))</text:p>
          </table:table-cell>
          <table:table-cell office:value-type="string" calcext:value-type="string">
            <text:p>this ball of light in the trees above me | some bright flash in a group of trees that was above the narrator</text:p>
          </table:table-cell>
          <table:table-cell table:number-columns-repeated="1016"/>
        </table:table-row>
        <table:table-row table:style-name="ro1">
          <table:table-cell office:value-type="string" calcext:value-type="string">
            <text:p>Easy</text:p>
          </table:table-cell>
          <table:table-cell office:value-type="string" calcext:value-type="string">
            <text:p>blogs-02-7</text:p>
          </table:table-cell>
          <table:table-cell office:value-type="string" calcext:value-type="string">
            <text:p>blogs-02</text:p>
          </table:table-cell>
          <table:table-cell office:value-type="string" calcext:value-type="string">
            <text:p>Who was snoring?</text:p>
          </table:table-cell>
          <table:table-cell office:value-type="string" calcext:value-type="string">
            <text:p>Story</text:p>
          </table:table-cell>
          <table:table-cell office:value-type="string" office:string-value="1Whowho_WP_3nsubj__&#10;2wasbe_VBD_3aux__&#10;3snoringsnore_VBG_0root__&#10;4??_._3punct__" calcext:value-type="string">
            <text:p>1Whowho_WP_3nsubj__</text:p>
            <text:p>2wasbe_VBD_3aux__</text:p>
            <text:p>3snoringsnore_VBG_0root__</text:p>
            <text:p>4??_._3punct__</text:p>
          </table:table-cell>
          <table:table-cell office:value-type="string" calcext:value-type="string">
            <text:p>(ROOT (SBARQ (WHNP (WP Who)) (SQ (VBD was) (VP (VBG snoring))) (. ?)))</text:p>
          </table:table-cell>
          <table:table-cell office:value-type="string" calcext:value-type="string">
            <text:p>everyone</text:p>
          </table:table-cell>
          <table:table-cell table:number-columns-repeated="1016"/>
        </table:table-row>
        <table:table-row table:style-name="ro1">
          <table:table-cell office:value-type="string" calcext:value-type="string">
            <text:p>Easy</text:p>
          </table:table-cell>
          <table:table-cell office:value-type="string" calcext:value-type="string">
            <text:p>blogs-02-8</text:p>
          </table:table-cell>
          <table:table-cell office:value-type="string" calcext:value-type="string">
            <text:p>blogs-02</text:p>
          </table:table-cell>
          <table:table-cell office:value-type="string" calcext:value-type="string">
            <text:p>Who crashed the motorbike?</text:p>
          </table:table-cell>
          <table:table-cell office:value-type="string" calcext:value-type="string">
            <text:p>Sch</text:p>
          </table:table-cell>
          <table:table-cell office:value-type="string" office:string-value="1Whowho_WP_2nsubj__&#10;2crashedcrash_VBD_0root__&#10;3thethe_DT_4det__&#10;4motorbikemotorbike_NN_2dobj__&#10;5??_._2punct__" calcext:value-type="string">
            <text:p>1Whowho_WP_2nsubj__</text:p>
            <text:p>2crashedcrash_VBD_0root__</text:p>
            <text:p>3thethe_DT_4det__</text:p>
            <text:p>4motorbikemotorbike_NN_2dobj__</text:p>
            <text:p>5??_._2punct__</text:p>
          </table:table-cell>
          <table:table-cell office:value-type="string" calcext:value-type="string">
            <text:p>(ROOT (SBARQ (WHNP (WP Who)) (SQ (VP (VBD crashed) (NP (DT the) (NN motorbike)))) (. ?)))</text:p>
          </table:table-cell>
          <table:table-cell office:value-type="string" calcext:value-type="string">
            <text:p>a young man</text:p>
          </table:table-cell>
          <table:table-cell table:number-columns-repeated="1016"/>
        </table:table-row>
        <table:table-row table:style-name="ro1">
          <table:table-cell office:value-type="string" calcext:value-type="string">
            <text:p>Easy</text:p>
          </table:table-cell>
          <table:table-cell office:value-type="string" calcext:value-type="string">
            <text:p>blogs-02-9</text:p>
          </table:table-cell>
          <table:table-cell office:value-type="string" calcext:value-type="string">
            <text:p>blogs-02</text:p>
          </table:table-cell>
          <table:table-cell office:value-type="string" calcext:value-type="string">
            <text:p>Who stayed with the young man?</text:p>
          </table:table-cell>
          <table:table-cell office:value-type="string" calcext:value-type="string">
            <text:p>Sch</text:p>
          </table:table-cell>
          <table:table-cell office:value-type="string" office:string-value="1Whowho_WP_2nsubj__&#10;2stayedstay_VBD_0root__&#10;3withwith_IN_6case__&#10;4thethe_DT_6det__&#10;5youngyoung_JJ_6amod__&#10;6manman_NN_2nmod__&#10;7??_._2punct__" calcext:value-type="string">
            <text:p>1Whowho_WP_2nsubj__</text:p>
            <text:p>2stayedstay_VBD_0root__</text:p>
            <text:p>3withwith_IN_6case__</text:p>
            <text:p>4thethe_DT_6det__</text:p>
            <text:p>5youngyoung_JJ_6amod__</text:p>
            <text:p>6manman_NN_2nmod__</text:p>
            <text:p>7??_._2punct__</text:p>
          </table:table-cell>
          <table:table-cell office:value-type="string" calcext:value-type="string">
            <text:p>(ROOT (SBARQ (WHNP (WP Who)) (SQ (VP (VBD stayed) (PP (IN with) (NP (DT the) (JJ young) (NN man))))) (. ?)))</text:p>
          </table:table-cell>
          <table:table-cell office:value-type="string" calcext:value-type="string">
            <text:p>the narrator</text:p>
          </table:table-cell>
          <table:table-cell table:number-columns-repeated="1016"/>
        </table:table-row>
        <table:table-row table:style-name="ro1">
          <table:table-cell office:value-type="string" calcext:value-type="string">
            <text:p>Easy</text:p>
          </table:table-cell>
          <table:table-cell office:value-type="string" calcext:value-type="string">
            <text:p>blogs-02-10</text:p>
          </table:table-cell>
          <table:table-cell office:value-type="string" calcext:value-type="string">
            <text:p>blogs-02</text:p>
          </table:table-cell>
          <table:table-cell office:value-type="string" calcext:value-type="string">
            <text:p>Who is the story about?</text:p>
          </table:table-cell>
          <table:table-cell office:value-type="string" calcext:value-type="string">
            <text:p>Story | Sch</text:p>
          </table:table-cell>
          <table:table-cell office:value-type="string" office:string-value="1Whowho_WP_0root__&#10;2isbe_VBZ_1cop__&#10;3thethe_DT_4det__&#10;4storystory_NN_1nsubj__&#10;5aboutabout_IN_4nmod__&#10;6??_._1punct__" calcext:value-type="string">
            <text:p>1Whowho_WP_0root__</text:p>
            <text:p>2isbe_VBZ_1cop__</text:p>
            <text:p>3thethe_DT_4det__</text:p>
            <text:p>4storystory_NN_1nsubj__</text:p>
            <text:p>5aboutabout_IN_4nmod__</text:p>
            <text:p>6??_._1punct__</text:p>
          </table:table-cell>
          <table:table-cell office:value-type="string" calcext:value-type="string">
            <text:p>(ROOT (SBARQ (WHNP (WP Who)) (SQ (VBZ is) (NP (DT the) (NN story)) (ADJP (IN about))) (. ?)))</text:p>
          </table:table-cell>
          <table:table-cell office:value-type="string" calcext:value-type="string">
            <text:p>a lion and a bull</text:p>
          </table:table-cell>
          <table:table-cell table:number-columns-repeated="1016"/>
        </table:table-row>
        <table:table-row table:style-name="ro1">
          <table:table-cell office:value-type="string" calcext:value-type="string">
            <text:p>Easy</text:p>
          </table:table-cell>
          <table:table-cell office:value-type="string" calcext:value-type="string">
            <text:p>blogs-02-11</text:p>
          </table:table-cell>
          <table:table-cell office:value-type="string" calcext:value-type="string">
            <text:p>blogs-02</text:p>
          </table:table-cell>
          <table:table-cell office:value-type="string" calcext:value-type="string">
            <text:p>What did the narrator begin to wonder?</text:p>
          </table:table-cell>
          <table:table-cell office:value-type="string" calcext:value-type="string">
            <text:p>Sch</text:p>
          </table:table-cell>
          <table:table-cell office:value-type="string" office:string-value="1Whatwhat_WP_5dep__&#10;2diddo_VBD_5aux__&#10;3thethe_DT_4det__&#10;4narratornarrator_NN_5nsubj__&#10;5beginbegin_VB_0root__&#10;6toto_TO_7mark__&#10;7wonderwonder_VB_5xcomp__&#10;8??_._5punct__" calcext:value-type="string">
            <text:p>1Whatwhat_WP_5dep__</text:p>
            <text:p>2diddo_VBD_5aux__</text:p>
            <text:p>3thethe_DT_4det__</text:p>
            <text:p>4narratornarrator_NN_5nsubj__</text:p>
            <text:p>5beginbegin_VB_0root__</text:p>
            <text:p>6toto_TO_7mark__</text:p>
            <text:p>7wonderwonder_VB_5xcomp__</text:p>
            <text:p>8??_._5punct__</text:p>
          </table:table-cell>
          <table:table-cell office:value-type="string" calcext:value-type="string">
            <text:p>(ROOT (SBARQ (WHNP (WP What)) (SQ (VBD did) (NP (DT the) (NN narrator)) (VP (VB begin) (S (VP (TO to) (VP (VB wonder)))))) (. ?)))</text:p>
          </table:table-cell>
          <table:table-cell office:value-type="string" calcext:value-type="string">
            <text:p>that the flash was an orb</text:p>
          </table:table-cell>
          <table:table-cell table:number-columns-repeated="1016"/>
        </table:table-row>
        <table:table-row table:style-name="ro1">
          <table:table-cell office:value-type="string" calcext:value-type="string">
            <text:p>Easy</text:p>
          </table:table-cell>
          <table:table-cell office:value-type="string" calcext:value-type="string">
            <text:p>blogs-02-12</text:p>
          </table:table-cell>
          <table:table-cell office:value-type="string" calcext:value-type="string">
            <text:p>blogs-02</text:p>
          </table:table-cell>
          <table:table-cell office:value-type="string" calcext:value-type="string">
            <text:p>What was in a group of trees that was above the narrator?</text:p>
          </table:table-cell>
          <table:table-cell office:value-type="string" calcext:value-type="string">
            <text:p>Sch</text:p>
          </table:table-cell>
          <table:table-cell office:value-type="string" office:string-value="1Whatwhat_WP_5nsubj__&#10;2wasbe_VBD_5cop__&#10;3inin_IN_5case__&#10;4aa_DT_5det__&#10;5groupgroup_NN_0root__&#10;6ofof_IN_7case__&#10;7treestree_NNS_5nmod__&#10;8thatthat_WDT_12nsubj__&#10;9wasbe_VBD_12cop__&#10;10aboveabove_IN_12case__&#10;11thethe_DT_12det__&#10;12narratornarrator_NN_5acl:relcl__&#10;13??_._5punct__" calcext:value-type="string">
            <text:p>1Whatwhat_WP_5nsubj__</text:p>
            <text:p>2wasbe_VBD_5cop__</text:p>
            <text:p>3inin_IN_5case__</text:p>
            <text:p>4aa_DT_5det__</text:p>
            <text:p>5groupgroup_NN_0root__</text:p>
            <text:p>6ofof_IN_7case__</text:p>
            <text:p>7treestree_NNS_5nmod__</text:p>
            <text:p>8thatthat_WDT_12nsubj__</text:p>
            <text:p>9wasbe_VBD_12cop__</text:p>
            <text:p>10aboveabove_IN_12case__</text:p>
            <text:p>11thethe_DT_12det__</text:p>
            <text:p>12narratornarrator_NN_5acl:relcl__</text:p>
            <text:p>13??_._5punct__</text:p>
          </table:table-cell>
          <table:table-cell office:value-type="string" calcext:value-type="string">
            <text:p>(ROOT (SBARQ (WHNP (WP What)) (SQ (VP (VBD was) (PP (IN in) (NP (NP (DT a) (NN group)) (PP (IN of) (NP (NP (NNS trees)) (SBAR (WHNP (WDT that)) (S (VP (VBD was) (PP (IN above) (NP (DT the) (NN narrator)))))))))))) (. ?)))</text:p>
          </table:table-cell>
          <table:table-cell office:value-type="string" calcext:value-type="string">
            <text:p>some bright flash</text:p>
          </table:table-cell>
          <table:table-cell table:number-columns-repeated="1016"/>
        </table:table-row>
        <table:table-row table:style-name="ro1">
          <table:table-cell office:value-type="string" calcext:value-type="string">
            <text:p>Medium</text:p>
          </table:table-cell>
          <table:table-cell office:value-type="string" calcext:value-type="string">
            <text:p>blogs-02-13</text:p>
          </table:table-cell>
          <table:table-cell office:value-type="string" calcext:value-type="string">
            <text:p>blogs-02</text:p>
          </table:table-cell>
          <table:table-cell office:value-type="string" calcext:value-type="string">
            <text:p>When did the young man die?</text:p>
          </table:table-cell>
          <table:table-cell office:value-type="string" calcext:value-type="string">
            <text:p>Story</text:p>
          </table:table-cell>
          <table:table-cell office:value-type="string" office:string-value="1Whenwhen_WRB_6advmod__&#10;2diddo_VBD_6aux__&#10;3thethe_DT_5det__&#10;4youngyoung_JJ_5amod__&#10;5manman_NN_6nsubj__&#10;6diedie_VB_0root__&#10;7??_._6punct__" calcext:value-type="string">
            <text:p>1Whenwhen_WRB_6advmod__</text:p>
            <text:p>2diddo_VBD_6aux__</text:p>
            <text:p>3thethe_DT_5det__</text:p>
            <text:p>4youngyoung_JJ_5amod__</text:p>
            <text:p>5manman_NN_6nsubj__</text:p>
            <text:p>6diedie_VB_0root__</text:p>
            <text:p>7??_._6punct__</text:p>
          </table:table-cell>
          <table:table-cell office:value-type="string" calcext:value-type="string">
            <text:p>(ROOT (SBARQ (WHADVP (WRB When)) (SQ (VBD did) (NP (DT the) (JJ young) (NN man)) (VP (VB die))) (. ?)))</text:p>
          </table:table-cell>
          <table:table-cell office:value-type="string" calcext:value-type="string">
            <text:p>a few years ago | when he crashed his motorbike</text:p>
          </table:table-cell>
          <table:table-cell table:number-columns-repeated="1016"/>
        </table:table-row>
        <table:table-row table:style-name="ro1">
          <table:table-cell office:value-type="string" calcext:value-type="string">
            <text:p>Medium</text:p>
          </table:table-cell>
          <table:table-cell office:value-type="string" calcext:value-type="string">
            <text:p>blogs-02-14</text:p>
          </table:table-cell>
          <table:table-cell office:value-type="string" calcext:value-type="string">
            <text:p>blogs-02</text:p>
          </table:table-cell>
          <table:table-cell office:value-type="string" calcext:value-type="string">
            <text:p>Where did the young man crash the motorbike?</text:p>
          </table:table-cell>
          <table:table-cell office:value-type="string" calcext:value-type="string">
            <text:p>Sch</text:p>
          </table:table-cell>
          <table:table-cell office:value-type="string" office:string-value="1Wherewhere_WRB_6advmod__&#10;2diddo_VBD_6aux__&#10;3thethe_DT_5det__&#10;4youngyoung_JJ_5amod__&#10;5manman_NN_6nsubj__&#10;6crashcrash_VB_0root__&#10;7thethe_DT_8det__&#10;8motorbikemotorbike_NN_6dobj__&#10;9??_._6punct__" calcext:value-type="string">
            <text:p>1Wherewhere_WRB_6advmod__</text:p>
            <text:p>2diddo_VBD_6aux__</text:p>
            <text:p>3thethe_DT_5det__</text:p>
            <text:p>4youngyoung_JJ_5amod__</text:p>
            <text:p>5manman_NN_6nsubj__</text:p>
            <text:p>6crashcrash_VB_0root__</text:p>
            <text:p>7thethe_DT_8det__</text:p>
            <text:p>8motorbikemotorbike_NN_6dobj__</text:p>
            <text:p>9??_._6punct__</text:p>
          </table:table-cell>
          <table:table-cell office:value-type="string" calcext:value-type="string">
            <text:p>(ROOT (SBARQ (WHADVP (WRB Where)) (SQ (VBD did) (NP (DT the) (JJ young) (NN man)) (VP (VB crash) (NP (DT the) (NN motorbike)))) (. ?)))</text:p>
          </table:table-cell>
          <table:table-cell office:value-type="string" calcext:value-type="string">
            <text:p>on the front yard of a narrator</text:p>
          </table:table-cell>
          <table:table-cell table:number-columns-repeated="1016"/>
        </table:table-row>
        <table:table-row table:style-name="ro1">
          <table:table-cell office:value-type="string" calcext:value-type="string">
            <text:p>Medium</text:p>
          </table:table-cell>
          <table:table-cell office:value-type="string" calcext:value-type="string">
            <text:p>blogs-02-15</text:p>
          </table:table-cell>
          <table:table-cell office:value-type="string" calcext:value-type="string">
            <text:p>blogs-02</text:p>
          </table:table-cell>
          <table:table-cell office:value-type="string" calcext:value-type="string">
            <text:p>Who broke the neck of the young man?</text:p>
          </table:table-cell>
          <table:table-cell office:value-type="string" calcext:value-type="string">
            <text:p>Sch</text:p>
          </table:table-cell>
          <table:table-cell office:value-type="string" office:string-value="1Whowho_WP_2nsubj__&#10;2brokebreak_VBD_0root__&#10;3thethe_DT_4det__&#10;4neckneck_NN_2dobj__&#10;5ofof_IN_8case__&#10;6thethe_DT_8det__&#10;7youngyoung_JJ_8amod__&#10;8manman_NN_4nmod__&#10;9??_._2punct__" calcext:value-type="string">
            <text:p>1Whowho_WP_2nsubj__</text:p>
            <text:p>2brokebreak_VBD_0root__</text:p>
            <text:p>3thethe_DT_4det__</text:p>
            <text:p>4neckneck_NN_2dobj__</text:p>
            <text:p>5ofof_IN_8case__</text:p>
            <text:p>6thethe_DT_8det__</text:p>
            <text:p>7youngyoung_JJ_8amod__</text:p>
            <text:p>8manman_NN_4nmod__</text:p>
            <text:p>9??_._2punct__</text:p>
          </table:table-cell>
          <table:table-cell office:value-type="string" calcext:value-type="string">
            <text:p>(ROOT (SBARQ (WHNP (WP Who)) (SQ (VP (VBD broke) (NP (NP (DT the) (NN neck)) (PP (IN of) (NP (DT the) (JJ young) (NN man)))))) (. ?)))</text:p>
          </table:table-cell>
          <table:table-cell office:value-type="string" calcext:value-type="string">
            <text:p>a young man</text:p>
          </table:table-cell>
          <table:table-cell table:number-columns-repeated="1016"/>
        </table:table-row>
        <table:table-row table:style-name="ro1">
          <table:table-cell office:value-type="string" calcext:value-type="string">
            <text:p>Medium</text:p>
          </table:table-cell>
          <table:table-cell office:value-type="string" calcext:value-type="string">
            <text:p>blogs-02-16</text:p>
          </table:table-cell>
          <table:table-cell office:value-type="string" calcext:value-type="string">
            <text:p>blogs-02</text:p>
          </table:table-cell>
          <table:table-cell office:value-type="string" calcext:value-type="string">
            <text:p>Who decided to talk to the young man?</text:p>
          </table:table-cell>
          <table:table-cell office:value-type="string" calcext:value-type="string">
            <text:p>Sch</text:p>
          </table:table-cell>
          <table:table-cell office:value-type="string" office:string-value="1Whowho_WP_2nsubj__&#10;2decideddecide_VBD_0root__&#10;3toto_TO_4mark__&#10;4talktalk_VB_2xcomp__&#10;5toto_TO_8case__&#10;6thethe_DT_8det__&#10;7youngyoung_JJ_8amod__&#10;8manman_NN_4nmod__&#10;9??_._2punct__" calcext:value-type="string">
            <text:p>1Whowho_WP_2nsubj__</text:p>
            <text:p>2decideddecide_VBD_0root__</text:p>
            <text:p>3toto_TO_4mark__</text:p>
            <text:p>4talktalk_VB_2xcomp__</text:p>
            <text:p>5toto_TO_8case__</text:p>
            <text:p>6thethe_DT_8det__</text:p>
            <text:p>7youngyoung_JJ_8amod__</text:p>
            <text:p>8manman_NN_4nmod__</text:p>
            <text:p>9??_._2punct__</text:p>
          </table:table-cell>
          <table:table-cell office:value-type="string" calcext:value-type="string">
            <text:p>(ROOT (SBARQ (WHNP (WP Who)) (SQ (VP (VBD decided) (S (VP (TO to) (VP (VB talk) (PP (TO to) (NP (DT the) (JJ young) (NN man)))))))) (. ?)))</text:p>
          </table:table-cell>
          <table:table-cell office:value-type="string" calcext:value-type="string">
            <text:p>the narrator</text:p>
          </table:table-cell>
          <table:table-cell table:number-columns-repeated="1016"/>
        </table:table-row>
        <table:table-row table:style-name="ro1">
          <table:table-cell office:value-type="string" calcext:value-type="string">
            <text:p>Easy</text:p>
          </table:table-cell>
          <table:table-cell office:value-type="string" calcext:value-type="string">
            <text:p>blogs-04-1</text:p>
          </table:table-cell>
          <table:table-cell office:value-type="string" calcext:value-type="string">
            <text:p>blogs-04</text:p>
          </table:table-cell>
          <table:table-cell office:value-type="string" calcext:value-type="string">
            <text:p>Who approached the bowl?</text:p>
          </table:table-cell>
          <table:table-cell office:value-type="string" calcext:value-type="string">
            <text:p>Sch</text:p>
          </table:table-cell>
          <table:table-cell office:value-type="string" office:string-value="1Whowho_WP_2nsubj__&#10;2approachedapproach_VBD_0root__&#10;3thethe_DT_4det__&#10;4bowlbowl_NN_2dobj__&#10;5??_._2punct__" calcext:value-type="string">
            <text:p>1Whowho_WP_2nsubj__</text:p>
            <text:p>2approachedapproach_VBD_0root__</text:p>
            <text:p>3thethe_DT_4det__</text:p>
            <text:p>4bowlbowl_NN_2dobj__</text:p>
            <text:p>5??_._2punct__</text:p>
          </table:table-cell>
          <table:table-cell office:value-type="string" calcext:value-type="string">
            <text:p>(ROOT (SBARQ (WHNP (WP Who)) (SQ (VP (VBD approached) (NP (DT the) (NN bowl)))) (. ?)))</text:p>
          </table:table-cell>
          <table:table-cell office:value-type="string" calcext:value-type="string">
            <text:p>The squirrel</text:p>
          </table:table-cell>
          <table:table-cell table:number-columns-repeated="1016"/>
        </table:table-row>
        <table:table-row table:style-name="ro1">
          <table:table-cell office:value-type="string" calcext:value-type="string">
            <text:p>Easy</text:p>
          </table:table-cell>
          <table:table-cell office:value-type="string" calcext:value-type="string">
            <text:p>blogs-04-2</text:p>
          </table:table-cell>
          <table:table-cell office:value-type="string" calcext:value-type="string">
            <text:p>blogs-04</text:p>
          </table:table-cell>
          <table:table-cell office:value-type="string" calcext:value-type="string">
            <text:p>Who fell over the deck's railing?</text:p>
          </table:table-cell>
          <table:table-cell office:value-type="string" calcext:value-type="string">
            <text:p>Sch</text:p>
          </table:table-cell>
          <table:table-cell office:value-type="string" office:string-value="1Whowho_WP_2nsubj__&#10;2fellfall_VBD_0root__&#10;3overover_IN_7case__&#10;4thethe_DT_5det__&#10;5deckdeck_NN_7nmod:poss__&#10;6's's_POS_5case__&#10;7railingrailing_NN_2nmod__&#10;8??_._2punct__" calcext:value-type="string">
            <text:p>1Whowho_WP_2nsubj__</text:p>
            <text:p>2fellfall_VBD_0root__</text:p>
            <text:p>3overover_IN_7case__</text:p>
            <text:p>4thethe_DT_5det__</text:p>
            <text:p>5deckdeck_NN_7nmod:poss__</text:p>
            <text:p>6's's_POS_5case__</text:p>
            <text:p>7railingrailing_NN_2nmod__</text:p>
            <text:p>8??_._2punct__</text:p>
          </table:table-cell>
          <table:table-cell office:value-type="string" calcext:value-type="string">
            <text:p>(ROOT (SBARQ (WHNP (WP Who)) (SQ (VP (VBD fell) (PP (IN over) (NP (NP (DT the) (NN deck) (POS 's)) (NN railing))))) (. ?)))</text:p>
          </table:table-cell>
          <table:table-cell office:value-type="string" calcext:value-type="string">
            <text:p>The squirrel</text:p>
          </table:table-cell>
          <table:table-cell table:number-columns-repeated="1016"/>
        </table:table-row>
        <table:table-row table:style-name="ro1">
          <table:table-cell office:value-type="string" calcext:value-type="string">
            <text:p>Easy</text:p>
          </table:table-cell>
          <table:table-cell office:value-type="string" calcext:value-type="string">
            <text:p>blogs-04-3</text:p>
          </table:table-cell>
          <table:table-cell office:value-type="string" calcext:value-type="string">
            <text:p>blogs-04</text:p>
          </table:table-cell>
          <table:table-cell office:value-type="string" calcext:value-type="string">
            <text:p>What slipped off the deck's railing?</text:p>
          </table:table-cell>
          <table:table-cell office:value-type="string" calcext:value-type="string">
            <text:p>Sch</text:p>
          </table:table-cell>
          <table:table-cell office:value-type="string" office:string-value="1Whatwhat_WDT_2nsubj__&#10;2slippedslip_VBD_0root__&#10;3offoff_RP_2compound:prt__&#10;4thethe_DT_5det__&#10;5deckdeck_NN_7nmod:poss__&#10;6's's_POS_5case__&#10;7railingrailing_NN_2dobj__&#10;8??_._2punct__" calcext:value-type="string">
            <text:p>1Whatwhat_WDT_2nsubj__</text:p>
            <text:p>2slippedslip_VBD_0root__</text:p>
            <text:p>3offoff_RP_2compound:prt__</text:p>
            <text:p>4thethe_DT_5det__</text:p>
            <text:p>5deckdeck_NN_7nmod:poss__</text:p>
            <text:p>6's's_POS_5case__</text:p>
            <text:p>7railingrailing_NN_2dobj__</text:p>
            <text:p>8??_._2punct__</text:p>
          </table:table-cell>
          <table:table-cell office:value-type="string" calcext:value-type="string">
            <text:p>(ROOT (FRAG (SBAR (WHNP (WDT What)) (S (VP (VBD slipped) (PRT (RP off)) (NP (NP (DT the) (NN deck) (POS 's)) (NN railing))))) (. ?)))</text:p>
          </table:table-cell>
          <table:table-cell office:value-type="string" calcext:value-type="string">
            <text:p>The squirrel's paw</text:p>
          </table:table-cell>
          <table:table-cell table:number-columns-repeated="1016"/>
        </table:table-row>
        <table:table-row table:style-name="ro1">
          <table:table-cell office:value-type="string" calcext:value-type="string">
            <text:p>Easy</text:p>
          </table:table-cell>
          <table:table-cell office:value-type="string" calcext:value-type="string">
            <text:p>blogs-04-4</text:p>
          </table:table-cell>
          <table:table-cell office:value-type="string" calcext:value-type="string">
            <text:p>blogs-04</text:p>
          </table:table-cell>
          <table:table-cell office:value-type="string" calcext:value-type="string">
            <text:p>What did the birds bath themselves in?</text:p>
          </table:table-cell>
          <table:table-cell office:value-type="string" calcext:value-type="string">
            <text:p>Sch</text:p>
          </table:table-cell>
          <table:table-cell office:value-type="string" office:string-value="1Whatwhat_WP_5dep__&#10;2diddo_VBD_5aux__&#10;3thethe_DT_4det__&#10;4birdsbird_NNS_5nsubj__&#10;5bathbath_NN_0root__&#10;6themselvesthemselves_PRP_5dobj__&#10;7inin_IN_5nmod__&#10;8??_._5punct__" calcext:value-type="string">
            <text:p>1Whatwhat_WP_5dep__</text:p>
            <text:p>2diddo_VBD_5aux__</text:p>
            <text:p>3thethe_DT_4det__</text:p>
            <text:p>4birdsbird_NNS_5nsubj__</text:p>
            <text:p>5bathbath_NN_0root__</text:p>
            <text:p>6themselvesthemselves_PRP_5dobj__</text:p>
            <text:p>7inin_IN_5nmod__</text:p>
            <text:p>8??_._5punct__</text:p>
          </table:table-cell>
          <table:table-cell office:value-type="string" calcext:value-type="string">
            <text:p>(ROOT (SBARQ (WHNP (WP What)) (SQ (VP (VBD did) (NP (DT the) (NNS birds) (NN bath)) (NP (PRP themselves)) (PP (IN in)))) (. ?)))</text:p>
          </table:table-cell>
          <table:table-cell office:value-type="string" calcext:value-type="string">
            <text:p>The bowl</text:p>
          </table:table-cell>
          <table:table-cell table:number-columns-repeated="1016"/>
        </table:table-row>
        <table:table-row table:style-name="ro1">
          <table:table-cell office:value-type="string" calcext:value-type="string">
            <text:p>Easy</text:p>
          </table:table-cell>
          <table:table-cell office:value-type="string" calcext:value-type="string">
            <text:p>blogs-04-5</text:p>
          </table:table-cell>
          <table:table-cell office:value-type="string" calcext:value-type="string">
            <text:p>blogs-04</text:p>
          </table:table-cell>
          <table:table-cell office:value-type="string" calcext:value-type="string">
            <text:p>Who also comes to drink out of it?</text:p>
          </table:table-cell>
          <table:table-cell office:value-type="string" calcext:value-type="string">
            <text:p>Story</text:p>
          </table:table-cell>
          <table:table-cell office:value-type="string" office:string-value="1Whowho_WP_3nsubj__&#10;2alsoalso_RB_3advmod__&#10;3comescome_VBZ_0root__&#10;4toto_TO_5mark__&#10;5drinkdrink_VB_3xcomp__&#10;6outout_IN_8case__&#10;7ofof_IN_8case__&#10;8itit_PRP_5nmod__&#10;9??_._3punct__" calcext:value-type="string">
            <text:p>1Whowho_WP_3nsubj__</text:p>
            <text:p>2alsoalso_RB_3advmod__</text:p>
            <text:p>3comescome_VBZ_0root__</text:p>
            <text:p>4toto_TO_5mark__</text:p>
            <text:p>5drinkdrink_VB_3xcomp__</text:p>
            <text:p>6outout_IN_8case__</text:p>
            <text:p>7ofof_IN_8case__</text:p>
            <text:p>8itit_PRP_5nmod__</text:p>
            <text:p>9??_._3punct__</text:p>
          </table:table-cell>
          <table:table-cell office:value-type="string" calcext:value-type="string">
            <text:p>(ROOT (SBARQ (WHNP (WP Who)) (SQ (ADVP (RB also)) (VP (VBZ comes) (S (VP (TO to) (VP (VB drink) (PRT (IN out)) (PP (IN of) (NP (PRP it)))))))) (. ?)))</text:p>
          </table:table-cell>
          <table:table-cell office:value-type="string" calcext:value-type="string">
            <text:p>Squirrels</text:p>
          </table:table-cell>
          <table:table-cell table:number-columns-repeated="1016"/>
        </table:table-row>
        <table:table-row table:style-name="ro1">
          <table:table-cell office:value-type="string" calcext:value-type="string">
            <text:p>Easy</text:p>
          </table:table-cell>
          <table:table-cell office:value-type="string" calcext:value-type="string">
            <text:p>blogs-04-6</text:p>
          </table:table-cell>
          <table:table-cell office:value-type="string" calcext:value-type="string">
            <text:p>blogs-04</text:p>
          </table:table-cell>
          <table:table-cell office:value-type="string" calcext:value-type="string">
            <text:p>Who saw his one little paw hanging on?</text:p>
          </table:table-cell>
          <table:table-cell office:value-type="string" calcext:value-type="string">
            <text:p>Story</text:p>
          </table:table-cell>
          <table:table-cell office:value-type="string" office:string-value="1Whowho_WP_2nsubj__&#10;2sawsee_VBD_0root__&#10;3hishe_PRP$_6nmod:poss__&#10;4oneone_CD_6nummod__&#10;5littlelittle_JJ_6amod__&#10;6pawpaw_NN_7nsubj__&#10;7hanginghang_VBG_2ccomp__&#10;8onon_IN_7compound:prt__&#10;9??_._2punct__" calcext:value-type="string">
            <text:p>1Whowho_WP_2nsubj__</text:p>
            <text:p>2sawsee_VBD_0root__</text:p>
            <text:p>3hishe_PRP$_6nmod:poss__</text:p>
            <text:p>4oneone_CD_6nummod__</text:p>
            <text:p>5littlelittle_JJ_6amod__</text:p>
            <text:p>6pawpaw_NN_7nsubj__</text:p>
            <text:p>7hanginghang_VBG_2ccomp__</text:p>
            <text:p>8onon_IN_7compound:prt__</text:p>
            <text:p>9??_._2punct__</text:p>
          </table:table-cell>
          <table:table-cell office:value-type="string" calcext:value-type="string">
            <text:p>(ROOT (SBARQ (WHNP (WP Who)) (SQ (VP (VBD saw) (NP (PRP$ his) (CD one) (JJ little) (NN paw)) (S (VP (VBG hanging) (PP (IN on)))))) (. ?)))</text:p>
          </table:table-cell>
          <table:table-cell office:value-type="string" calcext:value-type="string">
            <text:p>I</text:p>
          </table:table-cell>
          <table:table-cell table:number-columns-repeated="1016"/>
        </table:table-row>
        <table:table-row table:style-name="ro1">
          <table:table-cell office:value-type="string" calcext:value-type="string">
            <text:p>Easy</text:p>
          </table:table-cell>
          <table:table-cell office:value-type="string" calcext:value-type="string">
            <text:p>blogs-04-7</text:p>
          </table:table-cell>
          <table:table-cell office:value-type="string" calcext:value-type="string">
            <text:p>blogs-04</text:p>
          </table:table-cell>
          <table:table-cell office:value-type="string" calcext:value-type="string">
            <text:p>What did I wish I had?</text:p>
          </table:table-cell>
          <table:table-cell office:value-type="string" calcext:value-type="string">
            <text:p>Story</text:p>
          </table:table-cell>
          <table:table-cell office:value-type="string" office:string-value="1Whatwhat_WP_4dep__&#10;2diddo_VBD_4aux__&#10;3II_PRP_4nsubj__&#10;4wishwish_VBP_0root__&#10;5II_PRP_6nsubj__&#10;6hadhave_VBD_4ccomp__&#10;7??_._4punct__" calcext:value-type="string">
            <text:p>1Whatwhat_WP_4dep__</text:p>
            <text:p>2diddo_VBD_4aux__</text:p>
            <text:p>3II_PRP_4nsubj__</text:p>
            <text:p>4wishwish_VBP_0root__</text:p>
            <text:p>5II_PRP_6nsubj__</text:p>
            <text:p>6hadhave_VBD_4ccomp__</text:p>
            <text:p>7??_._4punct__</text:p>
          </table:table-cell>
          <table:table-cell office:value-type="string" calcext:value-type="string">
            <text:p>(ROOT (SBARQ (WHNP (WP What)) (SQ (VP (VBD did) (SBAR (S (NP (PRP I)) (VP (VBP wish) (SBAR (S (NP (PRP I)) (VP (VBD had))))))))) (. ?)))</text:p>
          </table:table-cell>
          <table:table-cell office:value-type="string" calcext:value-type="string">
            <text:p>a digital camera</text:p>
          </table:table-cell>
          <table:table-cell table:number-columns-repeated="1016"/>
        </table:table-row>
        <table:table-row table:style-name="ro1">
          <table:table-cell office:value-type="string" calcext:value-type="string">
            <text:p>Easy</text:p>
          </table:table-cell>
          <table:table-cell office:value-type="string" calcext:value-type="string">
            <text:p>blogs-04-8</text:p>
          </table:table-cell>
          <table:table-cell office:value-type="string" calcext:value-type="string">
            <text:p>blogs-04</text:p>
          </table:table-cell>
          <table:table-cell office:value-type="string" calcext:value-type="string">
            <text:p>Who drinks out of it and bathes in it?</text:p>
          </table:table-cell>
          <table:table-cell office:value-type="string" calcext:value-type="string">
            <text:p>Story</text:p>
          </table:table-cell>
          <table:table-cell office:value-type="string" office:string-value="1Whowho_WP_2nsubj__&#10;2drinksdrink_VBZ_0root__&#10;3outout_IN_5case__&#10;4ofof_IN_5case__&#10;5itit_PRP_2nmod__&#10;6andand_CC_2cc__&#10;7bathesbathe_VBZ_2conj__&#10;8inin_IN_9case__&#10;9itit_PRP_7nmod__&#10;10??_._2punct__" calcext:value-type="string">
            <text:p>1Whowho_WP_2nsubj__</text:p>
            <text:p>2drinksdrink_VBZ_0root__</text:p>
            <text:p>3outout_IN_5case__</text:p>
            <text:p>4ofof_IN_5case__</text:p>
            <text:p>5itit_PRP_2nmod__</text:p>
            <text:p>6andand_CC_2cc__</text:p>
            <text:p>7bathesbathe_VBZ_2conj__</text:p>
            <text:p>8inin_IN_9case__</text:p>
            <text:p>9itit_PRP_7nmod__</text:p>
            <text:p>10??_._2punct__</text:p>
          </table:table-cell>
          <table:table-cell office:value-type="string" calcext:value-type="string">
            <text:p>(ROOT (SBARQ (WHNP (WP Who)) (SQ (VP (VP (VBZ drinks) (PRT (IN out)) (PP (IN of) (NP (PRP it)))) (CC and) (VP (VBZ bathes) (PP (IN in) (NP (PRP it)))))) (. ?)))</text:p>
          </table:table-cell>
          <table:table-cell office:value-type="string" calcext:value-type="string">
            <text:p>many birds</text:p>
          </table:table-cell>
          <table:table-cell table:number-columns-repeated="1016"/>
        </table:table-row>
        <table:table-row table:style-name="ro1">
          <table:table-cell office:value-type="string" calcext:value-type="string">
            <text:p>Easy</text:p>
          </table:table-cell>
          <table:table-cell office:value-type="string" calcext:value-type="string">
            <text:p>blogs-04-9</text:p>
          </table:table-cell>
          <table:table-cell office:value-type="string" calcext:value-type="string">
            <text:p>blogs-04</text:p>
          </table:table-cell>
          <table:table-cell office:value-type="string" calcext:value-type="string">
            <text:p>Where do the birds literally line up on?</text:p>
          </table:table-cell>
          <table:table-cell office:value-type="string" calcext:value-type="string">
            <text:p>Story</text:p>
          </table:table-cell>
          <table:table-cell office:value-type="string" office:string-value="1Wherewhere_WRB_6advmod__&#10;2dodo_VBP_6aux__&#10;3thethe_DT_4det__&#10;4birdsbird_NNS_6nsubj__&#10;5literallyliterally_RB_6advmod__&#10;6lineline_VBP_0root__&#10;7upup_RP_6compound:prt__&#10;8onon_IN_6compound:prt__&#10;9??_._6punct__" calcext:value-type="string">
            <text:p>1Wherewhere_WRB_6advmod__</text:p>
            <text:p>2dodo_VBP_6aux__</text:p>
            <text:p>3thethe_DT_4det__</text:p>
            <text:p>4birdsbird_NNS_6nsubj__</text:p>
            <text:p>5literallyliterally_RB_6advmod__</text:p>
            <text:p>6lineline_VBP_0root__</text:p>
            <text:p>7upup_RP_6compound:prt__</text:p>
            <text:p>8onon_IN_6compound:prt__</text:p>
            <text:p>9??_._6punct__</text:p>
          </table:table-cell>
          <table:table-cell office:value-type="string" calcext:value-type="string">
            <text:p>(ROOT (SBARQ (WHADVP (WRB Where)) (SQ (VBP do) (NP (DT the) (NNS birds)) (VP (ADVP (RB literally)) (VBP line) (ADVP (RP up)) (PP (IN on)))) (. ?)))</text:p>
          </table:table-cell>
          <table:table-cell office:value-type="string" calcext:value-type="string">
            <text:p>the railing | the railing and wait their turn</text:p>
          </table:table-cell>
          <table:table-cell table:number-columns-repeated="1016"/>
        </table:table-row>
        <table:table-row table:style-name="ro1">
          <table:table-cell office:value-type="string" calcext:value-type="string">
            <text:p>Medium</text:p>
          </table:table-cell>
          <table:table-cell office:value-type="string" calcext:value-type="string">
            <text:p>blogs-04-10</text:p>
          </table:table-cell>
          <table:table-cell office:value-type="string" calcext:value-type="string">
            <text:p>blogs-04</text:p>
          </table:table-cell>
          <table:table-cell office:value-type="string" calcext:value-type="string">
            <text:p>Where did the narrator place the bowl?</text:p>
          </table:table-cell>
          <table:table-cell office:value-type="string" calcext:value-type="string">
            <text:p>Sch</text:p>
          </table:table-cell>
          <table:table-cell office:value-type="string" office:string-value="1Wherewhere_WRB_5advmod__&#10;2diddo_VBD_5aux__&#10;3thethe_DT_4det__&#10;4narratornarrator_NN_5nsubj__&#10;5placeplace_NN_0root__&#10;6thethe_DT_7det__&#10;7bowlbowl_NN_5dobj__&#10;8??_._5punct__" calcext:value-type="string">
            <text:p>1Wherewhere_WRB_5advmod__</text:p>
            <text:p>2diddo_VBD_5aux__</text:p>
            <text:p>3thethe_DT_4det__</text:p>
            <text:p>4narratornarrator_NN_5nsubj__</text:p>
            <text:p>5placeplace_NN_0root__</text:p>
            <text:p>6thethe_DT_7det__</text:p>
            <text:p>7bowlbowl_NN_5dobj__</text:p>
            <text:p>8??_._5punct__</text:p>
          </table:table-cell>
          <table:table-cell office:value-type="string" calcext:value-type="string">
            <text:p>(ROOT (SBARQ (WHADVP (WRB Where)) (SINV (VP (VBD did) (NP (DT the) (NN narrator) (NN place))) (NP (DT the) (NN bowl))) (. ?)))</text:p>
          </table:table-cell>
          <table:table-cell office:value-type="string" calcext:value-type="string">
            <text:p>on the deck</text:p>
          </table:table-cell>
          <table:table-cell table:number-columns-repeated="1016"/>
        </table:table-row>
        <table:table-row table:style-name="ro1">
          <table:table-cell office:value-type="string" calcext:value-type="string">
            <text:p>Medium</text:p>
          </table:table-cell>
          <table:table-cell office:value-type="string" calcext:value-type="string">
            <text:p>blogs-04-11</text:p>
          </table:table-cell>
          <table:table-cell office:value-type="string" calcext:value-type="string">
            <text:p>blogs-04</text:p>
          </table:table-cell>
          <table:table-cell office:value-type="string" calcext:value-type="string">
            <text:p>Where did the squirrel fall?</text:p>
          </table:table-cell>
          <table:table-cell office:value-type="string" calcext:value-type="string">
            <text:p>Sch</text:p>
          </table:table-cell>
          <table:table-cell office:value-type="string" office:string-value="1Wherewhere_WRB_5advmod__&#10;2diddo_VBD_5aux__&#10;3thethe_DT_4det__&#10;4squirrelsquirrel_NN_5nsubj__&#10;5fallfall_NN_0root__&#10;6??_._5punct__" calcext:value-type="string">
            <text:p>1Wherewhere_WRB_5advmod__</text:p>
            <text:p>2diddo_VBD_5aux__</text:p>
            <text:p>3thethe_DT_4det__</text:p>
            <text:p>4squirrelsquirrel_NN_5nsubj__</text:p>
            <text:p>5fallfall_NN_0root__</text:p>
            <text:p>6??_._5punct__</text:p>
          </table:table-cell>
          <table:table-cell office:value-type="string" calcext:value-type="string">
            <text:p>(ROOT (SBARQ (WHADVP (WRB Where)) (SINV (VBD did) (NP (DT the) (NN squirrel) (NN fall))) (. ?)))</text:p>
          </table:table-cell>
          <table:table-cell office:value-type="string" calcext:value-type="string">
            <text:p>Over the deck's railing</text:p>
          </table:table-cell>
          <table:table-cell table:number-columns-repeated="1016"/>
        </table:table-row>
        <table:table-row table:style-name="ro1">
          <table:table-cell office:value-type="string" calcext:value-type="string">
            <text:p>Medium</text:p>
          </table:table-cell>
          <table:table-cell office:value-type="string" calcext:value-type="string">
            <text:p>blogs-04-12</text:p>
          </table:table-cell>
          <table:table-cell office:value-type="string" calcext:value-type="string">
            <text:p>blogs-04</text:p>
          </table:table-cell>
          <table:table-cell office:value-type="string" calcext:value-type="string">
            <text:p>Why did the narrator place the bowl on the deck?</text:p>
          </table:table-cell>
          <table:table-cell office:value-type="string" calcext:value-type="string">
            <text:p>Sch</text:p>
          </table:table-cell>
          <table:table-cell office:value-type="string" office:string-value="1Whywhy_WRB_5advmod__&#10;2diddo_VBD_5aux__&#10;3thethe_DT_4det__&#10;4narratornarrator_NN_5nsubj__&#10;5placeplace_NN_0root__&#10;6thethe_DT_7det__&#10;7bowlbowl_NN_5dobj__&#10;8onon_IN_10case__&#10;9thethe_DT_10det__&#10;10deckdeck_NN_7nmod__&#10;11??_._5punct__" calcext:value-type="string">
            <text:p>1Whywhy_WRB_5advmod__</text:p>
            <text:p>2diddo_VBD_5aux__</text:p>
            <text:p>3thethe_DT_4det__</text:p>
            <text:p>4narratornarrator_NN_5nsubj__</text:p>
            <text:p>5placeplace_NN_0root__</text:p>
            <text:p>6thethe_DT_7det__</text:p>
            <text:p>7bowlbowl_NN_5dobj__</text:p>
            <text:p>8onon_IN_10case__</text:p>
            <text:p>9thethe_DT_10det__</text:p>
            <text:p>10deckdeck_NN_7nmod__</text:p>
            <text:p>11??_._5punct__</text:p>
          </table:table-cell>
          <table:table-cell office:value-type="string" calcext:value-type="string">
            <text:p>(ROOT (SBARQ (WHADVP (WRB Why)) (SINV (VP (VBD did) (NP (DT the) (NN narrator) (NN place))) (NP (NP (DT the) (NN bowl)) (PP (IN on) (NP (DT the) (NN deck))))) (. ?)))</text:p>
          </table:table-cell>
          <table:table-cell office:value-type="string" calcext:value-type="string">
            <text:p>In order for Benjamin to drink the bowl's water.</text:p>
          </table:table-cell>
          <table:table-cell table:number-columns-repeated="1016"/>
        </table:table-row>
        <table:table-row table:style-name="ro1">
          <table:table-cell office:value-type="string" calcext:value-type="string">
            <text:p>Medium</text:p>
          </table:table-cell>
          <table:table-cell office:value-type="string" calcext:value-type="string">
            <text:p>blogs-04-13</text:p>
          </table:table-cell>
          <table:table-cell office:value-type="string" calcext:value-type="string">
            <text:p>blogs-04</text:p>
          </table:table-cell>
          <table:table-cell office:value-type="string" calcext:value-type="string">
            <text:p>Why did the birds organize themselves?</text:p>
          </table:table-cell>
          <table:table-cell office:value-type="string" calcext:value-type="string">
            <text:p>Sch</text:p>
          </table:table-cell>
          <table:table-cell office:value-type="string" office:string-value="1Whywhy_WRB_5advmod__&#10;2diddo_VBD_5aux__&#10;3thethe_DT_4det__&#10;4birdsbird_NNS_5nsubj__&#10;5organizeorganize_VBP_0root__&#10;6themselvesthemselves_PRP_5dobj__&#10;7??_._5punct__" calcext:value-type="string">
            <text:p>1Whywhy_WRB_5advmod__</text:p>
            <text:p>2diddo_VBD_5aux__</text:p>
            <text:p>3thethe_DT_4det__</text:p>
            <text:p>4birdsbird_NNS_5nsubj__</text:p>
            <text:p>5organizeorganize_VBP_0root__</text:p>
            <text:p>6themselvesthemselves_PRP_5dobj__</text:p>
            <text:p>7??_._5punct__</text:p>
          </table:table-cell>
          <table:table-cell office:value-type="string" calcext:value-type="string">
            <text:p>(ROOT (SBARQ (WHADVP (WRB Why)) (SQ (VBD did) (NP (DT the) (NNS birds)) (VP (VBP organize) (NP (PRP themselves)))) (. ?)))</text:p>
          </table:table-cell>
          <table:table-cell office:value-type="string" calcext:value-type="string">
            <text:p>In order for the birds to wait</text:p>
          </table:table-cell>
          <table:table-cell table:number-columns-repeated="1016"/>
        </table:table-row>
        <table:table-row table:style-name="ro1">
          <table:table-cell office:value-type="string" calcext:value-type="string">
            <text:p>Medium</text:p>
          </table:table-cell>
          <table:table-cell office:value-type="string" calcext:value-type="string">
            <text:p>blogs-04-14</text:p>
          </table:table-cell>
          <table:table-cell office:value-type="string" calcext:value-type="string">
            <text:p>blogs-04</text:p>
          </table:table-cell>
          <table:table-cell office:value-type="string" calcext:value-type="string">
            <text:p>What did we keep outside on the back deck?</text:p>
          </table:table-cell>
          <table:table-cell office:value-type="string" calcext:value-type="string">
            <text:p>Story</text:p>
          </table:table-cell>
          <table:table-cell office:value-type="string" office:string-value="1Whatwhat_WP_4dep__&#10;2diddo_VBD_4aux__&#10;3wewe_PRP_4nsubj__&#10;4keepkeep_VB_0root__&#10;5outsideoutside_JJ_4xcomp__&#10;6onon_IN_9case__&#10;7thethe_DT_9det__&#10;8backback_JJ_9amod__&#10;9deckdeck_NN_4nmod__&#10;10??_._4punct__" calcext:value-type="string">
            <text:p>1Whatwhat_WP_4dep__</text:p>
            <text:p>2diddo_VBD_4aux__</text:p>
            <text:p>3wewe_PRP_4nsubj__</text:p>
            <text:p>4keepkeep_VB_0root__</text:p>
            <text:p>5outsideoutside_JJ_4xcomp__</text:p>
            <text:p>6onon_IN_9case__</text:p>
            <text:p>7thethe_DT_9det__</text:p>
            <text:p>8backback_JJ_9amod__</text:p>
            <text:p>9deckdeck_NN_4nmod__</text:p>
            <text:p>10??_._4punct__</text:p>
          </table:table-cell>
          <table:table-cell office:value-type="string" calcext:value-type="string">
            <text:p>(ROOT (SBARQ (WHNP (WP What)) (SQ (VBD did) (NP (PRP we)) (VP (VB keep) (ADVP (JJ outside)) (PP (IN on) (NP (DT the) (JJ back) (NN deck))))) (. ?)))</text:p>
          </table:table-cell>
          <table:table-cell office:value-type="string" calcext:value-type="string">
            <text:p>A large stainless steel bowl of water</text:p>
          </table:table-cell>
          <table:table-cell table:number-columns-repeated="1016"/>
        </table:table-row>
        <table:table-row table:style-name="ro1">
          <table:table-cell office:value-type="string" calcext:value-type="string">
            <text:p>Easy</text:p>
          </table:table-cell>
          <table:table-cell office:value-type="string" calcext:value-type="string">
            <text:p>fables-03-1</text:p>
          </table:table-cell>
          <table:table-cell office:value-type="string" calcext:value-type="string">
            <text:p>fables-03</text:p>
          </table:table-cell>
          <table:table-cell office:value-type="string" calcext:value-type="string">
            <text:p>Who is the story about?</text:p>
          </table:table-cell>
          <table:table-cell office:value-type="string" calcext:value-type="string">
            <text:p>Story</text:p>
          </table:table-cell>
          <table:table-cell office:value-type="string" office:string-value="1Whowho_WP_0root__&#10;2isbe_VBZ_1cop__&#10;3thethe_DT_4det__&#10;4storystory_NN_1nsubj__&#10;5aboutabout_IN_4nmod__&#10;6??_._1punct__" calcext:value-type="string">
            <text:p>1Whowho_WP_0root__</text:p>
            <text:p>2isbe_VBZ_1cop__</text:p>
            <text:p>3thethe_DT_4det__</text:p>
            <text:p>4storystory_NN_1nsubj__</text:p>
            <text:p>5aboutabout_IN_4nmod__</text:p>
            <text:p>6??_._1punct__</text:p>
          </table:table-cell>
          <table:table-cell office:value-type="string" calcext:value-type="string">
            <text:p>(ROOT (SBARQ (WHNP (WP Who)) (SQ (VBZ is) (NP (DT the) (NN story)) (ADJP (IN about))) (. ?)))</text:p>
          </table:table-cell>
          <table:table-cell office:value-type="string" calcext:value-type="string">
            <text:p>a lion and a bull</text:p>
          </table:table-cell>
          <table:table-cell table:number-columns-repeated="1016"/>
        </table:table-row>
        <table:table-row table:style-name="ro1">
          <table:table-cell office:value-type="string" calcext:value-type="string">
            <text:p>Easy</text:p>
          </table:table-cell>
          <table:table-cell office:value-type="string" calcext:value-type="string">
            <text:p>fables-03-2</text:p>
          </table:table-cell>
          <table:table-cell office:value-type="string" calcext:value-type="string">
            <text:p>fables-03</text:p>
          </table:table-cell>
          <table:table-cell office:value-type="string" calcext:value-type="string">
            <text:p>Who swooped down upon a Serpant?</text:p>
          </table:table-cell>
          <table:table-cell office:value-type="string" calcext:value-type="string">
            <text:p>Story</text:p>
          </table:table-cell>
          <table:table-cell office:value-type="string" office:string-value="1Whowho_WP_2nsubj__&#10;2swoopedswoop_VBD_0root__&#10;3downdown_RP_2compound:prt__&#10;4uponupon_IN_6case__&#10;5aa_DT_6det__&#10;6SerpantSerpant_NNP_2nmod__&#10;7??_._2punct__" calcext:value-type="string">
            <text:p>1Whowho_WP_2nsubj__</text:p>
            <text:p>2swoopedswoop_VBD_0root__</text:p>
            <text:p>3downdown_RP_2compound:prt__</text:p>
            <text:p>4uponupon_IN_6case__</text:p>
            <text:p>5aa_DT_6det__</text:p>
            <text:p>6SerpantSerpant_NNP_2nmod__</text:p>
            <text:p>7??_._2punct__</text:p>
          </table:table-cell>
          <table:table-cell office:value-type="string" calcext:value-type="string">
            <text:p>(ROOT (SBARQ (WHNP (WP Who)) (SQ (VP (VBD swooped) (PRT (RP down)) (PP (IN upon) (NP (DT a) (NNP Serpant))))) (. ?)))</text:p>
          </table:table-cell>
          <table:table-cell office:value-type="string" calcext:value-type="string">
            <text:p>an eagle</text:p>
          </table:table-cell>
          <table:table-cell table:number-columns-repeated="1016"/>
        </table:table-row>
        <table:table-row table:style-name="ro1">
          <table:table-cell office:value-type="string" calcext:value-type="string">
            <text:p>Easy</text:p>
          </table:table-cell>
          <table:table-cell office:value-type="string" calcext:value-type="string">
            <text:p>fables-03-3</text:p>
          </table:table-cell>
          <table:table-cell office:value-type="string" calcext:value-type="string">
            <text:p>fables-03</text:p>
          </table:table-cell>
          <table:table-cell office:value-type="string" calcext:value-type="string">
            <text:p>What did the Eagle seize it with?</text:p>
          </table:table-cell>
          <table:table-cell office:value-type="string" calcext:value-type="string">
            <text:p>Story</text:p>
          </table:table-cell>
          <table:table-cell office:value-type="string" office:string-value="1Whatwhat_WP_5dobj__&#10;2diddo_VBD_5aux__&#10;3thethe_DT_4det__&#10;4EagleEagle_NNP_5nsubj__&#10;5seizeseize_VB_0root__&#10;6itit_PRP_5dobj__&#10;7withwith_IN_5nmod__&#10;8??_._5punct__" calcext:value-type="string">
            <text:p>1Whatwhat_WP_5dobj__</text:p>
            <text:p>2diddo_VBD_5aux__</text:p>
            <text:p>3thethe_DT_4det__</text:p>
            <text:p>4EagleEagle_NNP_5nsubj__</text:p>
            <text:p>5seizeseize_VB_0root__</text:p>
            <text:p>6itit_PRP_5dobj__</text:p>
            <text:p>7withwith_IN_5nmod__</text:p>
            <text:p>8??_._5punct__</text:p>
          </table:table-cell>
          <table:table-cell office:value-type="string" calcext:value-type="string">
            <text:p>(ROOT (SBARQ (WHNP (WP What)) (SQ (VBD did) (NP (DT the) (NNP Eagle)) (VP (VB seize) (NP (PRP it)) (PP (IN with)))) (. ?)))</text:p>
          </table:table-cell>
          <table:table-cell office:value-type="string" calcext:value-type="string">
            <text:p>his talons</text:p>
          </table:table-cell>
          <table:table-cell table:number-columns-repeated="1016"/>
        </table:table-row>
        <table:table-row table:style-name="ro1">
          <table:table-cell office:value-type="string" calcext:value-type="string">
            <text:p>Easy</text:p>
          </table:table-cell>
          <table:table-cell office:value-type="string" calcext:value-type="string">
            <text:p>fables-03-4</text:p>
          </table:table-cell>
          <table:table-cell office:value-type="string" calcext:value-type="string">
            <text:p>fables-03</text:p>
          </table:table-cell>
          <table:table-cell office:value-type="string" calcext:value-type="string">
            <text:p>Who came to the assistance of the Eagle?</text:p>
          </table:table-cell>
          <table:table-cell office:value-type="string" calcext:value-type="string">
            <text:p>Story</text:p>
          </table:table-cell>
          <table:table-cell office:value-type="string" office:string-value="1Whowho_WP_2nsubj__&#10;2camecome_VBD_0root__&#10;3toto_TO_5case__&#10;4thethe_DT_5det__&#10;5assistanceassistance_NN_2nmod__&#10;6ofof_IN_8case__&#10;7thethe_DT_8det__&#10;8EagleEagle_NNP_5nmod__&#10;9??_._2punct__" calcext:value-type="string">
            <text:p>1Whowho_WP_2nsubj__</text:p>
            <text:p>2camecome_VBD_0root__</text:p>
            <text:p>3toto_TO_5case__</text:p>
            <text:p>4thethe_DT_5det__</text:p>
            <text:p>5assistanceassistance_NN_2nmod__</text:p>
            <text:p>6ofof_IN_8case__</text:p>
            <text:p>7thethe_DT_8det__</text:p>
            <text:p>8EagleEagle_NNP_5nmod__</text:p>
            <text:p>9??_._2punct__</text:p>
          </table:table-cell>
          <table:table-cell office:value-type="string" calcext:value-type="string">
            <text:p>(ROOT (SBARQ (WHNP (WP Who)) (SQ (VP (VBD came) (PP (TO to) (NP (NP (DT the) (NN assistance)) (PP (IN of) (NP (DT the) (NNP Eagle))))))) (. ?)))</text:p>
          </table:table-cell>
          <table:table-cell office:value-type="string" calcext:value-type="string">
            <text:p>a countryman</text:p>
          </table:table-cell>
          <table:table-cell table:number-columns-repeated="1016"/>
        </table:table-row>
        <table:table-row table:style-name="ro1">
          <table:table-cell office:value-type="string" calcext:value-type="string">
            <text:p>Easy</text:p>
          </table:table-cell>
          <table:table-cell office:value-type="string" calcext:value-type="string">
            <text:p>fables-03-5</text:p>
          </table:table-cell>
          <table:table-cell office:value-type="string" calcext:value-type="string">
            <text:p>fables-03</text:p>
          </table:table-cell>
          <table:table-cell office:value-type="string" calcext:value-type="string">
            <text:p>What did the Serpent spit?</text:p>
          </table:table-cell>
          <table:table-cell office:value-type="string" calcext:value-type="string">
            <text:p>Story | Sch</text:p>
          </table:table-cell>
          <table:table-cell office:value-type="string" office:string-value="1Whatwhat_WP_0root__&#10;2diddo_VBD_1root__&#10;3thethe_DT_5det__&#10;4SerpentSerpent_NNP_5compound__&#10;5spitspit_NN_2nsubj__&#10;6??_._2punct__" calcext:value-type="string">
            <text:p>1Whatwhat_WP_0root__</text:p>
            <text:p>2diddo_VBD_1root__</text:p>
            <text:p>3thethe_DT_5det__</text:p>
            <text:p>4SerpentSerpent_NNP_5compound__</text:p>
            <text:p>5spitspit_NN_2nsubj__</text:p>
            <text:p>6??_._2punct__</text:p>
          </table:table-cell>
          <table:table-cell office:value-type="string" calcext:value-type="string">
            <text:p>(ROOT (SBARQ (WHNP (WP What)) (SQ (VP (VBD did) (NP (DT the) (NNP Serpent) (NN spit)))) (. ?)))</text:p>
          </table:table-cell>
          <table:table-cell office:value-type="string" calcext:value-type="string">
            <text:p>some poison | some of his poison</text:p>
          </table:table-cell>
          <table:table-cell table:number-columns-repeated="1016"/>
        </table:table-row>
        <table:table-row table:style-name="ro1">
          <table:table-cell office:value-type="string" calcext:value-type="string">
            <text:p>Easy</text:p>
          </table:table-cell>
          <table:table-cell office:value-type="string" calcext:value-type="string">
            <text:p>fables-03-6</text:p>
          </table:table-cell>
          <table:table-cell office:value-type="string" calcext:value-type="string">
            <text:p>fables-03</text:p>
          </table:table-cell>
          <table:table-cell office:value-type="string" calcext:value-type="string">
            <text:p>Where did the Serpent spit some poison?</text:p>
          </table:table-cell>
          <table:table-cell office:value-type="string" calcext:value-type="string">
            <text:p>Story | Sch</text:p>
          </table:table-cell>
          <table:table-cell office:value-type="string" office:string-value="1Wherewhere_WRB_5advmod__&#10;2diddo_VBD_5aux__&#10;3thethe_DT_4det__&#10;4SerpentSerpent_NNP_5nsubj__&#10;5spitspit_VB_0root__&#10;6somesome_DT_7det__&#10;7poisonpoison_NN_5dobj__&#10;8??_._5punct__" calcext:value-type="string">
            <text:p>1Wherewhere_WRB_5advmod__</text:p>
            <text:p>2diddo_VBD_5aux__</text:p>
            <text:p>3thethe_DT_4det__</text:p>
            <text:p>4SerpentSerpent_NNP_5nsubj__</text:p>
            <text:p>5spitspit_VB_0root__</text:p>
            <text:p>6somesome_DT_7det__</text:p>
            <text:p>7poisonpoison_NN_5dobj__</text:p>
            <text:p>8??_._5punct__</text:p>
          </table:table-cell>
          <table:table-cell office:value-type="string" calcext:value-type="string">
            <text:p>(ROOT (SBARQ (WHADVP (WRB Where)) (SQ (VBD did) (NP (DT the) (NNP Serpent)) (VP (VB spit) (NP (DT some) (NN poison)))) (. ?)))</text:p>
          </table:table-cell>
          <table:table-cell office:value-type="string" calcext:value-type="string">
            <text:p>into the man's drinking-horn | in the drinking vessel of the countryman</text:p>
          </table:table-cell>
          <table:table-cell table:number-columns-repeated="1016"/>
        </table:table-row>
        <table:table-row table:style-name="ro1">
          <table:table-cell office:value-type="string" calcext:value-type="string">
            <text:p>Easy</text:p>
          </table:table-cell>
          <table:table-cell office:value-type="string" calcext:value-type="string">
            <text:p>fables-03-7</text:p>
          </table:table-cell>
          <table:table-cell office:value-type="string" calcext:value-type="string">
            <text:p>fables-03</text:p>
          </table:table-cell>
          <table:table-cell office:value-type="string" calcext:value-type="string">
            <text:p>What did the countryman decide?</text:p>
          </table:table-cell>
          <table:table-cell office:value-type="string" calcext:value-type="string">
            <text:p>Sch</text:p>
          </table:table-cell>
          <table:table-cell office:value-type="string" office:string-value="1Whatwhat_WP_5dobj__&#10;2diddo_VBD_5aux__&#10;3thethe_DT_4det__&#10;4countrymancountryman_NN_5nsubj__&#10;5decidedecide_VB_0root__&#10;6??_._5punct__" calcext:value-type="string">
            <text:p>1Whatwhat_WP_5dobj__</text:p>
            <text:p>2diddo_VBD_5aux__</text:p>
            <text:p>3thethe_DT_4det__</text:p>
            <text:p>4countrymancountryman_NN_5nsubj__</text:p>
            <text:p>5decidedecide_VB_0root__</text:p>
            <text:p>6??_._5punct__</text:p>
          </table:table-cell>
          <table:table-cell office:value-type="string" calcext:value-type="string">
            <text:p>(ROOT (SBARQ (WHNP (WP What)) (SQ (VBD did) (NP (DT the) (NN countryman)) (VP (VB decide))) (. ?)))</text:p>
          </table:table-cell>
          <table:table-cell office:value-type="string" calcext:value-type="string">
            <text:p>to sip from the drinking vessel</text:p>
          </table:table-cell>
          <table:table-cell table:number-columns-repeated="1016"/>
        </table:table-row>
        <table:table-row table:style-name="ro1">
          <table:table-cell office:value-type="string" calcext:value-type="string">
            <text:p>Easy</text:p>
          </table:table-cell>
          <table:table-cell office:value-type="string" calcext:value-type="string">
            <text:p>fables-03-8</text:p>
          </table:table-cell>
          <table:table-cell office:value-type="string" calcext:value-type="string">
            <text:p>fables-03</text:p>
          </table:table-cell>
          <table:table-cell office:value-type="string" calcext:value-type="string">
            <text:p>Who spilled the drinking vessel?</text:p>
          </table:table-cell>
          <table:table-cell office:value-type="string" calcext:value-type="string">
            <text:p>Sch</text:p>
          </table:table-cell>
          <table:table-cell office:value-type="string" office:string-value="1Whowho_WP_2nsubj__&#10;2spilledspill_VBD_0root__&#10;3thethe_DT_5det__&#10;4drinkingdrinking_NN_5compound__&#10;5vesselvessel_NN_2dobj__&#10;6??_._2punct__" calcext:value-type="string">
            <text:p>1Whowho_WP_2nsubj__</text:p>
            <text:p>2spilledspill_VBD_0root__</text:p>
            <text:p>3thethe_DT_5det__</text:p>
            <text:p>4drinkingdrinking_NN_5compound__</text:p>
            <text:p>5vesselvessel_NN_2dobj__</text:p>
            <text:p>6??_._2punct__</text:p>
          </table:table-cell>
          <table:table-cell office:value-type="string" calcext:value-type="string">
            <text:p>(ROOT (SBARQ (WHNP (WP Who)) (SQ (VP (VBD spilled) (NP (DT the) (NN drinking) (NN vessel)))) (. ?)))</text:p>
          </table:table-cell>
          <table:table-cell office:value-type="string" calcext:value-type="string">
            <text:p>the eagle</text:p>
          </table:table-cell>
          <table:table-cell table:number-columns-repeated="1016"/>
        </table:table-row>
        <table:table-row table:style-name="ro1">
          <table:table-cell office:value-type="string" calcext:value-type="string">
            <text:p>Easy</text:p>
          </table:table-cell>
          <table:table-cell office:value-type="string" calcext:value-type="string">
            <text:p>fables-03-9</text:p>
          </table:table-cell>
          <table:table-cell office:value-type="string" calcext:value-type="string">
            <text:p>fables-03</text:p>
          </table:table-cell>
          <table:table-cell office:value-type="string" calcext:value-type="string">
            <text:p>What did the eagle spill?</text:p>
          </table:table-cell>
          <table:table-cell office:value-type="string" calcext:value-type="string">
            <text:p>Sch</text:p>
          </table:table-cell>
          <table:table-cell office:value-type="string" office:string-value="1Whatwhat_WP_0root__&#10;2diddo_VBD_1nsubj__&#10;3thethe_DT_5det__&#10;4eagleeagle_NN_5compound__&#10;5spillspill_NN_2dobj__&#10;6??_._1punct__" calcext:value-type="string">
            <text:p>1Whatwhat_WP_0root__</text:p>
            <text:p>2diddo_VBD_1nsubj__</text:p>
            <text:p>3thethe_DT_5det__</text:p>
            <text:p>4eagleeagle_NN_5compound__</text:p>
            <text:p>5spillspill_NN_2dobj__</text:p>
            <text:p>6??_._1punct__</text:p>
          </table:table-cell>
          <table:table-cell office:value-type="string" calcext:value-type="string">
            <text:p>(ROOT (SBARQ (WHNP (WP What)) (SQ (VP (VBD did) (NP (DT the) (NN eagle) (NN spill)))) (. ?)))</text:p>
          </table:table-cell>
          <table:table-cell office:value-type="string" calcext:value-type="string">
            <text:p>the drinking vessel</text:p>
          </table:table-cell>
          <table:table-cell table:number-columns-repeated="1016"/>
        </table:table-row>
        <table:table-row table:style-name="ro1">
          <table:table-cell office:value-type="string" calcext:value-type="string">
            <text:p>Easy</text:p>
          </table:table-cell>
          <table:table-cell office:value-type="string" calcext:value-type="string">
            <text:p>fables-03-10</text:p>
          </table:table-cell>
          <table:table-cell office:value-type="string" calcext:value-type="string">
            <text:p>fables-03</text:p>
          </table:table-cell>
          <table:table-cell office:value-type="string" calcext:value-type="string">
            <text:p>Where where the contents of the horn spilled?</text:p>
          </table:table-cell>
          <table:table-cell office:value-type="string" calcext:value-type="string">
            <text:p>Story</text:p>
          </table:table-cell>
          <table:table-cell office:value-type="string" office:string-value="1Wherewhere_WRB_8advmod__&#10;2wherewhere_WRB_8advmod__&#10;3thethe_DT_4det__&#10;4contentscontents_NNS_8nsubj__&#10;5ofof_IN_7case__&#10;6thethe_DT_7det__&#10;7hornhorn_NN_4nmod__&#10;8spilledspill_VBN_0root__&#10;9??_._8punct__" calcext:value-type="string">
            <text:p>1Wherewhere_WRB_8advmod__</text:p>
            <text:p>2wherewhere_WRB_8advmod__</text:p>
            <text:p>3thethe_DT_4det__</text:p>
            <text:p>4contentscontents_NNS_8nsubj__</text:p>
            <text:p>5ofof_IN_7case__</text:p>
            <text:p>6thethe_DT_7det__</text:p>
            <text:p>7hornhorn_NN_4nmod__</text:p>
            <text:p>8spilledspill_VBN_0root__</text:p>
            <text:p>9??_._8punct__</text:p>
          </table:table-cell>
          <table:table-cell office:value-type="string" calcext:value-type="string">
            <text:p>(ROOT (FRAG (SBAR (WHADVP (WRB Where) (WRB where)) (S (NP (NP (DT the) (NNS contents)) (PP (IN of) (NP (DT the) (NN horn)))) (VP (VBN spilled)))) (. ?)))</text:p>
          </table:table-cell>
          <table:table-cell office:value-type="string" calcext:value-type="string">
            <text:p>the ground</text:p>
          </table:table-cell>
          <table:table-cell table:number-columns-repeated="1016"/>
        </table:table-row>
        <table:table-row table:style-name="ro1">
          <table:table-cell office:value-type="string" calcext:value-type="string">
            <text:p>Easy</text:p>
          </table:table-cell>
          <table:table-cell office:value-type="string" calcext:value-type="string">
            <text:p>fables-03-11</text:p>
          </table:table-cell>
          <table:table-cell office:value-type="string" calcext:value-type="string">
            <text:p>fables-03</text:p>
          </table:table-cell>
          <table:table-cell office:value-type="string" calcext:value-type="string">
            <text:p>What was heated?</text:p>
          </table:table-cell>
          <table:table-cell office:value-type="string" calcext:value-type="string">
            <text:p>Story</text:p>
          </table:table-cell>
          <table:table-cell office:value-type="string" office:string-value="1Whatwhat_WP_3nsubjpass__&#10;2wasbe_VBD_3auxpass__&#10;3heatedheat_VBN_0root__&#10;4??_._3punct__" calcext:value-type="string">
            <text:p>1Whatwhat_WP_3nsubjpass__</text:p>
            <text:p>2wasbe_VBD_3auxpass__</text:p>
            <text:p>3heatedheat_VBN_0root__</text:p>
            <text:p>4??_._3punct__</text:p>
          </table:table-cell>
          <table:table-cell office:value-type="string" calcext:value-type="string">
            <text:p>(ROOT (SBARQ (WHNP (WP What)) (SQ (VBD was) (VP (VBN heated))) (. ?)))</text:p>
          </table:table-cell>
          <table:table-cell office:value-type="string" calcext:value-type="string">
            <text:p>his exertions</text:p>
          </table:table-cell>
          <table:table-cell table:number-columns-repeated="1016"/>
        </table:table-row>
        <table:table-row table:style-name="ro1">
          <table:table-cell office:value-type="string" calcext:value-type="string">
            <text:p>Easy</text:p>
          </table:table-cell>
          <table:table-cell office:value-type="string" calcext:value-type="string">
            <text:p>fables-03-12</text:p>
          </table:table-cell>
          <table:table-cell office:value-type="string" calcext:value-type="string">
            <text:p>fables-03</text:p>
          </table:table-cell>
          <table:table-cell office:value-type="string" calcext:value-type="string">
            <text:p>What did the Serpent do in revenge?</text:p>
          </table:table-cell>
          <table:table-cell office:value-type="string" calcext:value-type="string">
            <text:p>Story</text:p>
          </table:table-cell>
          <table:table-cell office:value-type="string" office:string-value="1Whatwhat_WP_5dobj__&#10;2diddo_VBD_5aux__&#10;3thethe_DT_4det__&#10;4SerpentSerpent_NNP_5nsubj__&#10;5dodo_VBP_0root__&#10;6inin_IN_7case__&#10;7revengerevenge_NN_5nmod__&#10;8??_._5punct__" calcext:value-type="string">
            <text:p>1Whatwhat_WP_5dobj__</text:p>
            <text:p>2diddo_VBD_5aux__</text:p>
            <text:p>3thethe_DT_4det__</text:p>
            <text:p>4SerpentSerpent_NNP_5nsubj__</text:p>
            <text:p>5dodo_VBP_0root__</text:p>
            <text:p>6inin_IN_7case__</text:p>
            <text:p>7revengerevenge_NN_5nmod__</text:p>
            <text:p>8??_._5punct__</text:p>
          </table:table-cell>
          <table:table-cell office:value-type="string" calcext:value-type="string">
            <text:p>(ROOT (SBARQ (WHNP (WP What)) (SQ (VBD did) (NP (DT the) (NNP Serpent)) (VP (VBP do) (PP (IN in) (NP (NN revenge))))) (. ?)))</text:p>
          </table:table-cell>
          <table:table-cell office:value-type="string" calcext:value-type="string">
            <text:p>spat some of his poison into the man's drinking-horn</text:p>
          </table:table-cell>
          <table:table-cell table:number-columns-repeated="1016"/>
        </table:table-row>
        <table:table-row table:style-name="ro1">
          <table:table-cell office:value-type="string" calcext:value-type="string">
            <text:p>Medium</text:p>
          </table:table-cell>
          <table:table-cell office:value-type="string" calcext:value-type="string">
            <text:p>fables-03-13</text:p>
          </table:table-cell>
          <table:table-cell office:value-type="string" calcext:value-type="string">
            <text:p>fables-03</text:p>
          </table:table-cell>
          <table:table-cell office:value-type="string" calcext:value-type="string">
            <text:p>Who seized it?</text:p>
          </table:table-cell>
          <table:table-cell office:value-type="string" calcext:value-type="string">
            <text:p>Story</text:p>
          </table:table-cell>
          <table:table-cell office:value-type="string" office:string-value="1Whowho_WP_2nsubj__&#10;2seizedseize_VBD_0root__&#10;3itit_PRP_2dobj__&#10;4??_._2punct__" calcext:value-type="string">
            <text:p>1Whowho_WP_2nsubj__</text:p>
            <text:p>2seizedseize_VBD_0root__</text:p>
            <text:p>3itit_PRP_2dobj__</text:p>
            <text:p>4??_._2punct__</text:p>
          </table:table-cell>
          <table:table-cell office:value-type="string" calcext:value-type="string">
            <text:p>(ROOT (SBARQ (WHNP (WP Who)) (SQ (VP (VBD seized) (NP (PRP it)))) (. ?)))</text:p>
          </table:table-cell>
          <table:table-cell office:value-type="string" calcext:value-type="string">
            <text:p>an Eagle</text:p>
          </table:table-cell>
          <table:table-cell table:number-columns-repeated="1016"/>
        </table:table-row>
        <table:table-row table:style-name="ro1">
          <table:table-cell office:value-type="string" calcext:value-type="string">
            <text:p>Medium</text:p>
          </table:table-cell>
          <table:table-cell office:value-type="string" calcext:value-type="string">
            <text:p>fables-03-14</text:p>
          </table:table-cell>
          <table:table-cell office:value-type="string" calcext:value-type="string">
            <text:p>fables-03</text:p>
          </table:table-cell>
          <table:table-cell office:value-type="string" calcext:value-type="string">
            <text:p>Who had its coils around him?</text:p>
          </table:table-cell>
          <table:table-cell office:value-type="string" calcext:value-type="string">
            <text:p>Story | Sch</text:p>
          </table:table-cell>
          <table:table-cell office:value-type="string" office:string-value="1Whowho_WP_2nsubj__&#10;2hadhave_VBD_0root__&#10;3itsits_PRP$_4nmod:poss__&#10;4coilscoil_NNS_2dobj__&#10;5aroundaround_IN_6case__&#10;6himhe_PRP_2nmod__&#10;7??_._2punct__" calcext:value-type="string">
            <text:p>1Whowho_WP_2nsubj__</text:p>
            <text:p>2hadhave_VBD_0root__</text:p>
            <text:p>3itsits_PRP$_4nmod:poss__</text:p>
            <text:p>4coilscoil_NNS_2dobj__</text:p>
            <text:p>5aroundaround_IN_6case__</text:p>
            <text:p>6himhe_PRP_2nmod__</text:p>
            <text:p>7??_._2punct__</text:p>
          </table:table-cell>
          <table:table-cell office:value-type="string" calcext:value-type="string">
            <text:p>(ROOT (SBARQ (WHNP (WP Who)) (SQ (VP (VBD had) (NP (PRP$ its) (NNS coils)) (PP (IN around) (NP (PRP him))))) (. ?)))</text:p>
          </table:table-cell>
          <table:table-cell office:value-type="string" calcext:value-type="string">
            <text:p>The serpent</text:p>
          </table:table-cell>
          <table:table-cell table:number-columns-repeated="1016"/>
        </table:table-row>
        <table:table-row table:style-name="ro1">
          <table:table-cell office:value-type="string" calcext:value-type="string">
            <text:p>Medium</text:p>
          </table:table-cell>
          <table:table-cell office:value-type="string" calcext:value-type="string">
            <text:p>fables-03-15</text:p>
          </table:table-cell>
          <table:table-cell office:value-type="string" calcext:value-type="string">
            <text:p>fables-03</text:p>
          </table:table-cell>
          <table:table-cell office:value-type="string" calcext:value-type="string">
            <text:p>Who was a witness of the encounter?</text:p>
          </table:table-cell>
          <table:table-cell office:value-type="string" calcext:value-type="string">
            <text:p>Story</text:p>
          </table:table-cell>
          <table:table-cell office:value-type="string" office:string-value="1Whowho_WP_0root__&#10;2wasbe_VBD_1cop__&#10;3aa_DT_4det__&#10;4witnesswitness_NN_1nsubj__&#10;5ofof_IN_7case__&#10;6thethe_DT_7det__&#10;7encounterencounter_NN_4nmod__&#10;8??_._1punct__" calcext:value-type="string">
            <text:p>1Whowho_WP_0root__</text:p>
            <text:p>2wasbe_VBD_1cop__</text:p>
            <text:p>3aa_DT_4det__</text:p>
            <text:p>4witnesswitness_NN_1nsubj__</text:p>
            <text:p>5ofof_IN_7case__</text:p>
            <text:p>6thethe_DT_7det__</text:p>
            <text:p>7encounterencounter_NN_4nmod__</text:p>
            <text:p>8??_._1punct__</text:p>
          </table:table-cell>
          <table:table-cell office:value-type="string" calcext:value-type="string">
            <text:p>(ROOT (SBARQ (WHNP (WP Who)) (SQ (VBD was) (NP (NP (DT a) (NN witness)) (PP (IN of) (NP (DT the) (NN encounter))))) (. ?)))</text:p>
          </table:table-cell>
          <table:table-cell office:value-type="string" calcext:value-type="string">
            <text:p>a countryman</text:p>
          </table:table-cell>
          <table:table-cell table:number-columns-repeated="1016"/>
        </table:table-row>
        <table:table-row table:style-name="ro1">
          <table:table-cell office:value-type="string" calcext:value-type="string">
            <text:p>Medium</text:p>
          </table:table-cell>
          <table:table-cell office:value-type="string" calcext:value-type="string">
            <text:p>fables-03-16</text:p>
          </table:table-cell>
          <table:table-cell office:value-type="string" calcext:value-type="string">
            <text:p>fables-03</text:p>
          </table:table-cell>
          <table:table-cell office:value-type="string" calcext:value-type="string">
            <text:p>Who came to the assistance of the Eagle?</text:p>
          </table:table-cell>
          <table:table-cell office:value-type="string" calcext:value-type="string">
            <text:p>Story</text:p>
          </table:table-cell>
          <table:table-cell office:value-type="string" office:string-value="1Whowho_WP_2nsubj__&#10;2camecome_VBD_0root__&#10;3toto_TO_5case__&#10;4thethe_DT_5det__&#10;5assistanceassistance_NN_2nmod__&#10;6ofof_IN_8case__&#10;7thethe_DT_8det__&#10;8EagleEagle_NNP_5nmod__&#10;9??_._2punct__" calcext:value-type="string">
            <text:p>1Whowho_WP_2nsubj__</text:p>
            <text:p>2camecome_VBD_0root__</text:p>
            <text:p>3toto_TO_5case__</text:p>
            <text:p>4thethe_DT_5det__</text:p>
            <text:p>5assistanceassistance_NN_2nmod__</text:p>
            <text:p>6ofof_IN_8case__</text:p>
            <text:p>7thethe_DT_8det__</text:p>
            <text:p>8EagleEagle_NNP_5nmod__</text:p>
            <text:p>9??_._2punct__</text:p>
          </table:table-cell>
          <table:table-cell office:value-type="string" calcext:value-type="string">
            <text:p>(ROOT (SBARQ (WHNP (WP Who)) (SQ (VP (VBD came) (PP (TO to) (NP (NP (DT the) (NN assistance)) (PP (IN of) (NP (DT the) (NNP Eagle))))))) (. ?)))</text:p>
          </table:table-cell>
          <table:table-cell office:value-type="string" calcext:value-type="string">
            <text:p>a countryman</text:p>
          </table:table-cell>
          <table:table-cell table:number-columns-repeated="1016"/>
        </table:table-row>
        <table:table-row table:style-name="ro1">
          <table:table-cell office:value-type="string" calcext:value-type="string">
            <text:p>Medium</text:p>
          </table:table-cell>
          <table:table-cell office:value-type="string" calcext:value-type="string">
            <text:p>fables-03-17</text:p>
          </table:table-cell>
          <table:table-cell office:value-type="string" calcext:value-type="string">
            <text:p>fables-03</text:p>
          </table:table-cell>
          <table:table-cell office:value-type="string" calcext:value-type="string">
            <text:p>What did the countryman own?</text:p>
          </table:table-cell>
          <table:table-cell office:value-type="string" calcext:value-type="string">
            <text:p>Sch</text:p>
          </table:table-cell>
          <table:table-cell office:value-type="string" office:string-value="1Whatwhat_WP_5dobj__&#10;2diddo_VBD_5aux__&#10;3thethe_DT_4det__&#10;4countrymancountryman_NN_5nsubj__&#10;5ownown_VB_0root__&#10;6??_._5punct__" calcext:value-type="string">
            <text:p>1Whatwhat_WP_5dobj__</text:p>
            <text:p>2diddo_VBD_5aux__</text:p>
            <text:p>3thethe_DT_4det__</text:p>
            <text:p>4countrymancountryman_NN_5nsubj__</text:p>
            <text:p>5ownown_VB_0root__</text:p>
            <text:p>6??_._5punct__</text:p>
          </table:table-cell>
          <table:table-cell office:value-type="string" calcext:value-type="string">
            <text:p>(ROOT (SBARQ (WHNP (WP What)) (SQ (VBD did) (NP (DT the) (NN countryman)) (VP (VB own))) (. ?)))</text:p>
          </table:table-cell>
          <table:table-cell office:value-type="string" calcext:value-type="string">
            <text:p>a drinking vessel</text:p>
          </table:table-cell>
          <table:table-cell table:number-columns-repeated="1016"/>
        </table:table-row>
        <table:table-row table:style-name="ro1">
          <table:table-cell office:value-type="string" calcext:value-type="string">
            <text:p>Medium</text:p>
          </table:table-cell>
          <table:table-cell office:value-type="string" calcext:value-type="string">
            <text:p>fables-03-18</text:p>
          </table:table-cell>
          <table:table-cell office:value-type="string" calcext:value-type="string">
            <text:p>fables-03</text:p>
          </table:table-cell>
          <table:table-cell office:value-type="string" calcext:value-type="string">
            <text:p>Who succeeded in freeing him?</text:p>
          </table:table-cell>
          <table:table-cell office:value-type="string" calcext:value-type="string">
            <text:p>Story</text:p>
          </table:table-cell>
          <table:table-cell office:value-type="string" office:string-value="1Whowho_WP_2nsubj__&#10;2succeededsucceed_VBD_0root__&#10;3inin_IN_4mark__&#10;4freeingfree_VBG_2advcl__&#10;5himhe_PRP_4dobj__&#10;6??_._2punct__" calcext:value-type="string">
            <text:p>1Whowho_WP_2nsubj__</text:p>
            <text:p>2succeededsucceed_VBD_0root__</text:p>
            <text:p>3inin_IN_4mark__</text:p>
            <text:p>4freeingfree_VBG_2advcl__</text:p>
            <text:p>5himhe_PRP_4dobj__</text:p>
            <text:p>6??_._2punct__</text:p>
          </table:table-cell>
          <table:table-cell office:value-type="string" calcext:value-type="string">
            <text:p>(ROOT (SBARQ (WHNP (WP Who)) (SQ (VP (VBD succeeded) (PP (IN in) (S (VP (VBG freeing) (NP (PRP him))))))) (. ?)))</text:p>
          </table:table-cell>
          <table:table-cell office:value-type="string" calcext:value-type="string">
            <text:p>a countryman</text:p>
          </table:table-cell>
          <table:table-cell table:number-columns-repeated="1016"/>
        </table:table-row>
        <table:table-row table:style-name="ro1">
          <table:table-cell office:value-type="string" calcext:value-type="string">
            <text:p>Medium</text:p>
          </table:table-cell>
          <table:table-cell office:value-type="string" calcext:value-type="string">
            <text:p>fables-03-19</text:p>
          </table:table-cell>
          <table:table-cell office:value-type="string" calcext:value-type="string">
            <text:p>fables-03</text:p>
          </table:table-cell>
          <table:table-cell office:value-type="string" calcext:value-type="string">
            <text:p>What did the countryman free the eagle from?</text:p>
          </table:table-cell>
          <table:table-cell office:value-type="string" calcext:value-type="string">
            <text:p>Sch</text:p>
          </table:table-cell>
          <table:table-cell office:value-type="string" office:string-value="1Whatwhat_WP_5dep__&#10;2diddo_VBD_5aux__&#10;3thethe_DT_4det__&#10;4countrymancountryman_NN_5nsubj__&#10;5freefree_JJ_0root__&#10;6thethe_DT_7det__&#10;7eagleeagle_NN_5dobj__&#10;8fromfrom_IN_5nmod__&#10;9??_._5punct__" calcext:value-type="string">
            <text:p>1Whatwhat_WP_5dep__</text:p>
            <text:p>2diddo_VBD_5aux__</text:p>
            <text:p>3thethe_DT_4det__</text:p>
            <text:p>4countrymancountryman_NN_5nsubj__</text:p>
            <text:p>5freefree_JJ_0root__</text:p>
            <text:p>6thethe_DT_7det__</text:p>
            <text:p>7eagleeagle_NN_5dobj__</text:p>
            <text:p>8fromfrom_IN_5nmod__</text:p>
            <text:p>9??_._5punct__</text:p>
          </table:table-cell>
          <table:table-cell office:value-type="string" calcext:value-type="string">
            <text:p>(ROOT (SBARQ (WHNP (WP What)) (SQ (VP (VBD did) (NP (DT the) (NN countryman)) (ADVP (JJ free) (NP (DT the) (NN eagle))) (PP (IN from)))) (. ?)))</text:p>
          </table:table-cell>
          <table:table-cell office:value-type="string" calcext:value-type="string">
            <text:p>the serpent</text:p>
          </table:table-cell>
          <table:table-cell table:number-columns-repeated="1016"/>
        </table:table-row>
        <table:table-row table:style-name="ro1">
          <table:table-cell office:value-type="string" calcext:value-type="string">
            <text:p>Medium</text:p>
          </table:table-cell>
          <table:table-cell office:value-type="string" calcext:value-type="string">
            <text:p>fables-03-20</text:p>
          </table:table-cell>
          <table:table-cell office:value-type="string" calcext:value-type="string">
            <text:p>fables-03</text:p>
          </table:table-cell>
          <table:table-cell office:value-type="string" calcext:value-type="string">
            <text:p>What did the Serpent spat?</text:p>
          </table:table-cell>
          <table:table-cell office:value-type="string" calcext:value-type="string">
            <text:p>Sch | Story</text:p>
          </table:table-cell>
          <table:table-cell office:value-type="string" office:string-value="1Whatwhat_WP_0root__&#10;2diddo_VBD_1root__&#10;3thethe_DT_5det__&#10;4SerpentSerpent_NNP_5compound__&#10;5spatspat_NN_2nsubj__&#10;6??_._2punct__" calcext:value-type="string">
            <text:p>1Whatwhat_WP_0root__</text:p>
            <text:p>2diddo_VBD_1root__</text:p>
            <text:p>3thethe_DT_5det__</text:p>
            <text:p>4SerpentSerpent_NNP_5compound__</text:p>
            <text:p>5spatspat_NN_2nsubj__</text:p>
            <text:p>6??_._2punct__</text:p>
          </table:table-cell>
          <table:table-cell office:value-type="string" calcext:value-type="string">
            <text:p>(ROOT (SBARQ (WHNP (WP What)) (SQ (VP (VBD did) (NP (DT the) (NNP Serpent) (NN spat)))) (. ?)))</text:p>
          </table:table-cell>
          <table:table-cell office:value-type="string" calcext:value-type="string">
            <text:p>some poison | some of his poison</text:p>
          </table:table-cell>
          <table:table-cell table:number-columns-repeated="1016"/>
        </table:table-row>
        <table:table-row table:style-name="ro1">
          <table:table-cell office:value-type="string" calcext:value-type="string">
            <text:p>Medium</text:p>
          </table:table-cell>
          <table:table-cell office:value-type="string" calcext:value-type="string">
            <text:p>fables-03-21</text:p>
          </table:table-cell>
          <table:table-cell office:value-type="string" calcext:value-type="string">
            <text:p>fables-03</text:p>
          </table:table-cell>
          <table:table-cell office:value-type="string" calcext:value-type="string">
            <text:p>Who spilled its contents?</text:p>
          </table:table-cell>
          <table:table-cell office:value-type="string" calcext:value-type="string">
            <text:p>Story</text:p>
          </table:table-cell>
          <table:table-cell office:value-type="string" office:string-value="1Whowho_WP_2nsubj__&#10;2spilledspill_VBD_0root__&#10;3itsits_PRP$_4nmod:poss__&#10;4contentscontents_NNS_2dobj__&#10;5??_._2punct__" calcext:value-type="string">
            <text:p>1Whowho_WP_2nsubj__</text:p>
            <text:p>2spilledspill_VBD_0root__</text:p>
            <text:p>3itsits_PRP$_4nmod:poss__</text:p>
            <text:p>4contentscontents_NNS_2dobj__</text:p>
            <text:p>5??_._2punct__</text:p>
          </table:table-cell>
          <table:table-cell office:value-type="string" calcext:value-type="string">
            <text:p>(ROOT (SBARQ (WHNP (WP Who)) (SQ (VP (VBD spilled) (NP (PRP$ its) (NNS contents)))) (. ?)))</text:p>
          </table:table-cell>
          <table:table-cell office:value-type="string" calcext:value-type="string">
            <text:p>the eagle</text:p>
          </table:table-cell>
          <table:table-cell table:number-columns-repeated="1016"/>
        </table:table-row>
        <table:table-row table:style-name="ro1">
          <table:table-cell office:value-type="string" calcext:value-type="string">
            <text:p>Easy</text:p>
          </table:table-cell>
          <table:table-cell office:value-type="string" calcext:value-type="string">
            <text:p>mc500.train.0.1</text:p>
          </table:table-cell>
          <table:table-cell office:value-type="string" calcext:value-type="string">
            <text:p>mc500.train.0</text:p>
          </table:table-cell>
          <table:table-cell office:value-type="string" calcext:value-type="string">
            <text:p>Why did Alyssa go to Miami?</text:p>
          </table:table-cell>
          <table:table-cell office:value-type="string" calcext:value-type="string">
            <text:p>Story</text:p>
          </table:table-cell>
          <table:table-cell office:value-type="string" office:string-value="1Whywhy_WRB_4advmod__&#10;2diddo_VBD_4aux__&#10;3AlyssaAlyssa_NNP_4nsubj__&#10;4gogo_VB_0root__&#10;5toto_TO_6case__&#10;6MiamiMiami_NNP_4nmod__&#10;7??_._4punct__" calcext:value-type="string">
            <text:p>1Whywhy_WRB_4advmod__</text:p>
            <text:p>2diddo_VBD_4aux__</text:p>
            <text:p>3AlyssaAlyssa_NNP_4nsubj__</text:p>
            <text:p>4gogo_VB_0root__</text:p>
            <text:p>5toto_TO_6case__</text:p>
            <text:p>6MiamiMiami_NNP_4nmod__</text:p>
            <text:p>7??_._4punct__</text:p>
          </table:table-cell>
          <table:table-cell office:value-type="string" calcext:value-type="string">
            <text:p>(ROOT (SBARQ (WHADVP (WRB Why)) (SQ (VBD did) (NP (NNP Alyssa)) (VP (VB go) (PP (TO to) (NP (NNP Miami))))) (. ?)))</text:p>
          </table:table-cell>
          <table:table-cell office:value-type="string" calcext:value-type="string">
            <text:p>visit friends</text:p>
          </table:table-cell>
          <table:table-cell table:number-columns-repeated="1016"/>
        </table:table-row>
        <table:table-row table:style-name="ro1">
          <table:table-cell office:value-type="string" calcext:value-type="string">
            <text:p>Easy</text:p>
          </table:table-cell>
          <table:table-cell office:value-type="string" calcext:value-type="string">
            <text:p>mc500.train.0.2</text:p>
          </table:table-cell>
          <table:table-cell office:value-type="string" calcext:value-type="string">
            <text:p>mc500.train.0</text:p>
          </table:table-cell>
          <table:table-cell office:value-type="string" calcext:value-type="string">
            <text:p>What did Ellen order?</text:p>
          </table:table-cell>
          <table:table-cell office:value-type="string" calcext:value-type="string">
            <text:p>Story</text:p>
          </table:table-cell>
          <table:table-cell office:value-type="string" office:string-value="1Whatwhat_WP_4dobj__&#10;2diddo_VBD_4aux__&#10;3EllenEllen_NNP_4nsubj__&#10;4orderorder_VB_0root__&#10;5??_._4punct__" calcext:value-type="string">
            <text:p>1Whatwhat_WP_4dobj__</text:p>
            <text:p>2diddo_VBD_4aux__</text:p>
            <text:p>3EllenEllen_NNP_4nsubj__</text:p>
            <text:p>4orderorder_VB_0root__</text:p>
            <text:p>5??_._4punct__</text:p>
          </table:table-cell>
          <table:table-cell office:value-type="string" calcext:value-type="string">
            <text:p>(ROOT (SBARQ (WHNP (WP What)) (SQ (VBD did) (NP (NNP Ellen)) (VP (VB order))) (. ?)))</text:p>
          </table:table-cell>
          <table:table-cell office:value-type="string" calcext:value-type="string">
            <text:p>a salad</text:p>
          </table:table-cell>
          <table:table-cell table:number-columns-repeated="1016"/>
        </table:table-row>
        <table:table-row table:style-name="ro1">
          <table:table-cell office:value-type="string" calcext:value-type="string">
            <text:p>Easy</text:p>
          </table:table-cell>
          <table:table-cell office:value-type="string" calcext:value-type="string">
            <text:p>mc500.train.0.3</text:p>
          </table:table-cell>
          <table:table-cell office:value-type="string" calcext:value-type="string">
            <text:p>mc500.train.0</text:p>
          </table:table-cell>
          <table:table-cell office:value-type="string" calcext:value-type="string">
            <text:p>who had soup?</text:p>
          </table:table-cell>
          <table:table-cell office:value-type="string" calcext:value-type="string">
            <text:p>Story</text:p>
          </table:table-cell>
          <table:table-cell office:value-type="string" office:string-value="1whowho_WP_2nsubj__&#10;2hadhave_VBD_0root__&#10;3soupsoup_NN_2dobj__&#10;4??_._2punct__" calcext:value-type="string">
            <text:p>1whowho_WP_2nsubj__</text:p>
            <text:p>2hadhave_VBD_0root__</text:p>
            <text:p>3soupsoup_NN_2dobj__</text:p>
            <text:p>4??_._2punct__</text:p>
          </table:table-cell>
          <table:table-cell office:value-type="string" calcext:value-type="string">
            <text:p>(ROOT (SBARQ (WHNP (WP who)) (SQ (VP (VBD had) (NP (NN soup)))) (. ?)))</text:p>
          </table:table-cell>
          <table:table-cell office:value-type="string" calcext:value-type="string">
            <text:p>Kristin</text:p>
          </table:table-cell>
          <table:table-cell table:number-columns-repeated="1016"/>
        </table:table-row>
        <table:table-row table:style-name="ro1">
          <table:table-cell office:value-type="string" calcext:value-type="string">
            <text:p>Easy</text:p>
          </table:table-cell>
          <table:table-cell office:value-type="string" calcext:value-type="string">
            <text:p>mc500.train.0.4</text:p>
          </table:table-cell>
          <table:table-cell office:value-type="string" calcext:value-type="string">
            <text:p>mc500.train.0</text:p>
          </table:table-cell>
          <table:table-cell office:value-type="string" calcext:value-type="string">
            <text:p>where did Alyssa travel from?</text:p>
          </table:table-cell>
          <table:table-cell office:value-type="string" calcext:value-type="string">
            <text:p>Story</text:p>
          </table:table-cell>
          <table:table-cell office:value-type="string" office:string-value="1wherewhere_WRB_4advmod__&#10;2diddo_VBD_4aux__&#10;3AlyssaAlyssa_NNP_4nsubj__&#10;4traveltravel_VB_0root__&#10;5fromfrom_IN_4nmod__&#10;6??_._4punct__" calcext:value-type="string">
            <text:p>1wherewhere_WRB_4advmod__</text:p>
            <text:p>2diddo_VBD_4aux__</text:p>
            <text:p>3AlyssaAlyssa_NNP_4nsubj__</text:p>
            <text:p>4traveltravel_VB_0root__</text:p>
            <text:p>5fromfrom_IN_4nmod__</text:p>
            <text:p>6??_._4punct__</text:p>
          </table:table-cell>
          <table:table-cell office:value-type="string" calcext:value-type="string">
            <text:p>(ROOT (SBARQ (WHADVP (WRB where)) (SQ (VBD did) (NP (NNP Alyssa)) (VP (VB travel) (PP (IN from)))) (. ?)))</text:p>
          </table:table-cell>
          <table:table-cell office:value-type="string" calcext:value-type="string">
            <text:p>Atlanta</text:p>
          </table:table-cell>
          <table:table-cell table:number-columns-repeated="1016"/>
        </table:table-row>
        <table:table-row table:style-name="ro1">
          <table:table-cell office:value-type="string" calcext:value-type="string">
            <text:p>Easy</text:p>
          </table:table-cell>
          <table:table-cell office:value-type="string" calcext:value-type="string">
            <text:p>mc500.train.0.5</text:p>
          </table:table-cell>
          <table:table-cell office:value-type="string" calcext:value-type="string">
            <text:p>mc500.train.0</text:p>
          </table:table-cell>
          <table:table-cell office:value-type="string" calcext:value-type="string">
            <text:p>What makes Alyssa happy?</text:p>
          </table:table-cell>
          <table:table-cell office:value-type="string" calcext:value-type="string">
            <text:p>Story</text:p>
          </table:table-cell>
          <table:table-cell office:value-type="string" office:string-value="1Whatwhat_WP_2nsubj__&#10;2makesmake_VBZ_0root__&#10;3AlyssaAlyssa_NNP_4nsubj__&#10;4happyhappy_JJ_2xcomp__&#10;5??_._2punct__" calcext:value-type="string">
            <text:p>1Whatwhat_WP_2nsubj__</text:p>
            <text:p>2makesmake_VBZ_0root__</text:p>
            <text:p>3AlyssaAlyssa_NNP_4nsubj__</text:p>
            <text:p>4happyhappy_JJ_2xcomp__</text:p>
            <text:p>5??_._2punct__</text:p>
          </table:table-cell>
          <table:table-cell office:value-type="string" calcext:value-type="string">
            <text:p>(ROOT (SBARQ (WHNP (WP What)) (SQ (VP (VBZ makes) (S (NP (NNP Alyssa)) (ADJP (JJ happy))))) (. ?)))</text:p>
          </table:table-cell>
          <table:table-cell office:value-type="string" calcext:value-type="string">
            <text:p>spend time with her friends</text:p>
          </table:table-cell>
          <table:table-cell table:number-columns-repeated="1016"/>
        </table:table-row>
        <table:table-row table:style-name="ro1">
          <table:table-cell office:value-type="string" calcext:value-type="string">
            <text:p>Easy</text:p>
          </table:table-cell>
          <table:table-cell office:value-type="string" calcext:value-type="string">
            <text:p>mc500.train.0.6</text:p>
          </table:table-cell>
          <table:table-cell office:value-type="string" calcext:value-type="string">
            <text:p>mc500.train.0</text:p>
          </table:table-cell>
          <table:table-cell office:value-type="string" calcext:value-type="string">
            <text:p>Why did they stay the night?</text:p>
          </table:table-cell>
          <table:table-cell office:value-type="string" calcext:value-type="string">
            <text:p>Story</text:p>
          </table:table-cell>
          <table:table-cell office:value-type="string" office:string-value="1Whywhy_WRB_4advmod__&#10;2diddo_VBD_4aux__&#10;3theythey_PRP_4nsubj__&#10;4staystay_VBP_0root__&#10;5thethe_DT_6det__&#10;6nightnight_NN_4dobj__&#10;7??_._4punct__" calcext:value-type="string">
            <text:p>1Whywhy_WRB_4advmod__</text:p>
            <text:p>2diddo_VBD_4aux__</text:p>
            <text:p>3theythey_PRP_4nsubj__</text:p>
            <text:p>4staystay_VBP_0root__</text:p>
            <text:p>5thethe_DT_6det__</text:p>
            <text:p>6nightnight_NN_4dobj__</text:p>
            <text:p>7??_._4punct__</text:p>
          </table:table-cell>
          <table:table-cell office:value-type="string" calcext:value-type="string">
            <text:p>(ROOT (SBARQ (WHADVP (WRB Why)) (SQ (VBD did) (NP (PRP they)) (VP (VBP stay) (NP-TMP (DT the) (NN night)))) (. ?)))</text:p>
          </table:table-cell>
          <table:table-cell office:value-type="string" calcext:value-type="string">
            <text:p>they were tired.</text:p>
          </table:table-cell>
          <table:table-cell table:number-columns-repeated="1016"/>
        </table:table-row>
        <table:table-row table:style-name="ro1">
          <table:table-cell office:value-type="string" calcext:value-type="string">
            <text:p>Easy</text:p>
          </table:table-cell>
          <table:table-cell office:value-type="string" calcext:value-type="string">
            <text:p>mc500.train.0.7</text:p>
          </table:table-cell>
          <table:table-cell office:value-type="string" calcext:value-type="string">
            <text:p>mc500.train.0</text:p>
          </table:table-cell>
          <table:table-cell office:value-type="string" calcext:value-type="string">
            <text:p>Who traded stories?</text:p>
          </table:table-cell>
          <table:table-cell office:value-type="string" calcext:value-type="string">
            <text:p>Story</text:p>
          </table:table-cell>
          <table:table-cell office:value-type="string" office:string-value="1Whowho_WP_2nsubj__&#10;2tradedtrade_VBD_0root__&#10;3storiesstory_NNS_2dobj__&#10;4??_._2punct__" calcext:value-type="string">
            <text:p>1Whowho_WP_2nsubj__</text:p>
            <text:p>2tradedtrade_VBD_0root__</text:p>
            <text:p>3storiesstory_NNS_2dobj__</text:p>
            <text:p>4??_._2punct__</text:p>
          </table:table-cell>
          <table:table-cell office:value-type="string" calcext:value-type="string">
            <text:p>(ROOT (SBARQ (WHNP (WP Who)) (SQ (VP (VBD traded) (NP (NNS stories)))) (. ?)))</text:p>
          </table:table-cell>
          <table:table-cell office:value-type="string" calcext:value-type="string">
            <text:p>the girls</text:p>
          </table:table-cell>
          <table:table-cell table:number-columns-repeated="1016"/>
        </table:table-row>
        <table:table-row table:style-name="ro1">
          <table:table-cell office:value-type="string" calcext:value-type="string">
            <text:p>Easy</text:p>
          </table:table-cell>
          <table:table-cell office:value-type="string" calcext:value-type="string">
            <text:p>mc500.train.0.8</text:p>
          </table:table-cell>
          <table:table-cell office:value-type="string" calcext:value-type="string">
            <text:p>mc500.train.0</text:p>
          </table:table-cell>
          <table:table-cell office:value-type="string" calcext:value-type="string">
            <text:p>Who went to the beach?</text:p>
          </table:table-cell>
          <table:table-cell office:value-type="string" calcext:value-type="string">
            <text:p>Story</text:p>
          </table:table-cell>
          <table:table-cell office:value-type="string" office:string-value="1Whowho_WP_2nsubj__&#10;2wentgo_VBD_0root__&#10;3toto_TO_5case__&#10;4thethe_DT_5det__&#10;5beachbeach_NN_2nmod__&#10;6??_._2punct__" calcext:value-type="string">
            <text:p>1Whowho_WP_2nsubj__</text:p>
            <text:p>2wentgo_VBD_0root__</text:p>
            <text:p>3toto_TO_5case__</text:p>
            <text:p>4thethe_DT_5det__</text:p>
            <text:p>5beachbeach_NN_2nmod__</text:p>
            <text:p>6??_._2punct__</text:p>
          </table:table-cell>
          <table:table-cell office:value-type="string" calcext:value-type="string">
            <text:p>(ROOT (SBARQ (WHNP (WP Who)) (SQ (VP (VBD went) (PP (TO to) (NP (DT the) (NN beach))))) (. ?)))</text:p>
          </table:table-cell>
          <table:table-cell office:value-type="string" calcext:value-type="string">
            <text:p>Alyssa</text:p>
          </table:table-cell>
          <table:table-cell table:number-columns-repeated="1016"/>
        </table:table-row>
        <table:table-row table:style-name="ro1">
          <table:table-cell office:value-type="string" calcext:value-type="string">
            <text:p>Easy</text:p>
          </table:table-cell>
          <table:table-cell office:value-type="string" calcext:value-type="string">
            <text:p>mc500.train.0.9</text:p>
          </table:table-cell>
          <table:table-cell office:value-type="string" calcext:value-type="string">
            <text:p>mc500.train.0</text:p>
          </table:table-cell>
          <table:table-cell office:value-type="string" calcext:value-type="string">
            <text:p>What was the restaurant's special?</text:p>
          </table:table-cell>
          <table:table-cell office:value-type="string" calcext:value-type="string">
            <text:p>Story</text:p>
          </table:table-cell>
          <table:table-cell office:value-type="string" office:string-value="1Whatwhat_WP_0root__&#10;2wasbe_VBD_1cop__&#10;3thethe_DT_4det__&#10;4restaurantrestaurant_NN_1nsubj__&#10;5's's_POS_4case__&#10;6specialspecial_JJ_4amod__&#10;7??_._1punct__" calcext:value-type="string">
            <text:p>1Whatwhat_WP_0root__</text:p>
            <text:p>2wasbe_VBD_1cop__</text:p>
            <text:p>3thethe_DT_4det__</text:p>
            <text:p>4restaurantrestaurant_NN_1nsubj__</text:p>
            <text:p>5's's_POS_4case__</text:p>
            <text:p>6specialspecial_JJ_4amod__</text:p>
            <text:p>7??_._1punct__</text:p>
          </table:table-cell>
          <table:table-cell office:value-type="string" calcext:value-type="string">
            <text:p>(ROOT (SBARQ (WHNP (WP What)) (SQ (VBD was) (NP (NP (DT the) (NN restaurant) (POS 's)) (NP (JJ special)))) (. ?)))</text:p>
          </table:table-cell>
          <table:table-cell office:value-type="string" calcext:value-type="string">
            <text:p>catfish</text:p>
          </table:table-cell>
          <table:table-cell table:number-columns-repeated="1016"/>
        </table:table-row>
        <table:table-row table:style-name="ro1">
          <table:table-cell office:value-type="string" calcext:value-type="string">
            <text:p>Easy</text:p>
          </table:table-cell>
          <table:table-cell office:value-type="string" calcext:value-type="string">
            <text:p>mc500.train.0.10</text:p>
          </table:table-cell>
          <table:table-cell office:value-type="string" calcext:value-type="string">
            <text:p>mc500.train.0</text:p>
          </table:table-cell>
          <table:table-cell office:value-type="string" calcext:value-type="string">
            <text:p>What did Kristin have to eat?</text:p>
          </table:table-cell>
          <table:table-cell office:value-type="string" calcext:value-type="string">
            <text:p>Story</text:p>
          </table:table-cell>
          <table:table-cell office:value-type="string" office:string-value="1Whatwhat_WP_4dep__&#10;2diddo_VBD_4aux__&#10;3KristinKristin_NNP_4nsubj__&#10;4havehave_VB_0root__&#10;5toto_TO_6mark__&#10;6eateat_VB_4xcomp__&#10;7??_._4punct__" calcext:value-type="string">
            <text:p>1Whatwhat_WP_4dep__</text:p>
            <text:p>2diddo_VBD_4aux__</text:p>
            <text:p>3KristinKristin_NNP_4nsubj__</text:p>
            <text:p>4havehave_VB_0root__</text:p>
            <text:p>5toto_TO_6mark__</text:p>
            <text:p>6eateat_VB_4xcomp__</text:p>
            <text:p>7??_._4punct__</text:p>
          </table:table-cell>
          <table:table-cell office:value-type="string" calcext:value-type="string">
            <text:p>(ROOT (SBARQ (WHNP (WP What)) (SQ (VBD did) (NP (NNP Kristin)) (VP (VB have) (S (VP (TO to) (VP (VB eat)))))) (. ?)))</text:p>
          </table:table-cell>
          <table:table-cell office:value-type="string" calcext:value-type="string">
            <text:p>soup</text:p>
          </table:table-cell>
          <table:table-cell table:number-columns-repeated="1016"/>
        </table:table-row>
        <table:table-row table:style-name="ro1">
          <table:table-cell office:value-type="string" calcext:value-type="string">
            <text:p>Easy</text:p>
          </table:table-cell>
          <table:table-cell office:value-type="string" calcext:value-type="string">
            <text:p>mc500.train.0.11</text:p>
          </table:table-cell>
          <table:table-cell office:value-type="string" calcext:value-type="string">
            <text:p>mc500.train.0</text:p>
          </table:table-cell>
          <table:table-cell office:value-type="string" calcext:value-type="string">
            <text:p>Where did the girls go for dinner?</text:p>
          </table:table-cell>
          <table:table-cell office:value-type="string" calcext:value-type="string">
            <text:p>Story</text:p>
          </table:table-cell>
          <table:table-cell office:value-type="string" office:string-value="1Wherewhere_WRB_5advmod__&#10;2diddo_VBD_5aux__&#10;3thethe_DT_4det__&#10;4girlsgirl_NNS_5nsubj__&#10;5gogo_VB_0root__&#10;6forfor_IN_7case__&#10;7dinnerdinner_NN_5nmod__&#10;8??_._5punct__" calcext:value-type="string">
            <text:p>1Wherewhere_WRB_5advmod__</text:p>
            <text:p>2diddo_VBD_5aux__</text:p>
            <text:p>3thethe_DT_4det__</text:p>
            <text:p>4girlsgirl_NNS_5nsubj__</text:p>
            <text:p>5gogo_VB_0root__</text:p>
            <text:p>6forfor_IN_7case__</text:p>
            <text:p>7dinnerdinner_NN_5nmod__</text:p>
            <text:p>8??_._5punct__</text:p>
          </table:table-cell>
          <table:table-cell office:value-type="string" calcext:value-type="string">
            <text:p>(ROOT (SBARQ (WHADVP (WRB Where)) (SQ (VBD did) (NP (DT the) (NNS girls)) (VP (VB go) (PP (IN for) (NP (NN dinner))))) (. ?)))</text:p>
          </table:table-cell>
          <table:table-cell office:value-type="string" calcext:value-type="string">
            <text:p>a restaurant</text:p>
          </table:table-cell>
          <table:table-cell table:number-columns-repeated="1016"/>
        </table:table-row>
        <table:table-row table:style-name="ro1">
          <table:table-cell office:value-type="string" calcext:value-type="string">
            <text:p>Easy</text:p>
          </table:table-cell>
          <table:table-cell office:value-type="string" calcext:value-type="string">
            <text:p>mc500.train.0.12</text:p>
          </table:table-cell>
          <table:table-cell office:value-type="string" calcext:value-type="string">
            <text:p>mc500.train.0</text:p>
          </table:table-cell>
          <table:table-cell office:value-type="string" calcext:value-type="string">
            <text:p>Where did Alyssa meet her friends?</text:p>
          </table:table-cell>
          <table:table-cell office:value-type="string" calcext:value-type="string">
            <text:p>Story</text:p>
          </table:table-cell>
          <table:table-cell office:value-type="string" office:string-value="1Wherewhere_WRB_4advmod__&#10;2diddo_VBD_4aux__&#10;3AlyssaAlyssa_NNP_4nsubj__&#10;4meetmeet_VB_0root__&#10;5hershe_PRP$_6nmod:poss__&#10;6friendsfriend_NNS_4dobj__&#10;7??_._4punct__" calcext:value-type="string">
            <text:p>1Wherewhere_WRB_4advmod__</text:p>
            <text:p>2diddo_VBD_4aux__</text:p>
            <text:p>3AlyssaAlyssa_NNP_4nsubj__</text:p>
            <text:p>4meetmeet_VB_0root__</text:p>
            <text:p>5hershe_PRP$_6nmod:poss__</text:p>
            <text:p>6friendsfriend_NNS_4dobj__</text:p>
            <text:p>7??_._4punct__</text:p>
          </table:table-cell>
          <table:table-cell office:value-type="string" calcext:value-type="string">
            <text:p>(ROOT (SBARQ (WHADVP (WRB Where)) (SQ (VBD did) (NP (NNP Alyssa)) (VP (VB meet) (NP (PRP$ her) (NNS friends)))) (. ?)))</text:p>
          </table:table-cell>
          <table:table-cell office:value-type="string" calcext:value-type="string">
            <text:p>Ellen's house</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0.13</text:p>
          </table:table-cell>
          <table:table-cell office:value-type="string" calcext:value-type="string">
            <text:p>mc500.train.0</text:p>
          </table:table-cell>
          <table:table-cell office:value-type="string" calcext:value-type="string">
            <text:p>What did Ellen and Alyssa have to drink?</text:p>
          </table:table-cell>
          <table:table-cell office:value-type="string" calcext:value-type="string">
            <text:p>Story</text:p>
          </table:table-cell>
          <table:table-cell office:value-type="string" office:string-value="1Whatwhat_WP_6dep__&#10;2diddo_VBD_6aux__&#10;3EllenEllen_NNP_6nsubj__&#10;4andand_CC_3cc__&#10;5AlyssaAlyssa_NNP_3conj__&#10;6havehave_VBP_0root__&#10;7toto_TO_8mark__&#10;8drinkdrink_VB_6xcomp__&#10;9??_._6punct__" calcext:value-type="string">
            <text:p>1Whatwhat_WP_6dep__</text:p>
            <text:p>2diddo_VBD_6aux__</text:p>
            <text:p>3EllenEllen_NNP_6nsubj__</text:p>
            <text:p>4andand_CC_3cc__</text:p>
            <text:p>5AlyssaAlyssa_NNP_3conj__</text:p>
            <text:p>6havehave_VBP_0root__</text:p>
            <text:p>7toto_TO_8mark__</text:p>
            <text:p>8drinkdrink_VB_6xcomp__</text:p>
            <text:p>9??_._6punct__</text:p>
          </table:table-cell>
          <table:table-cell office:value-type="string" calcext:value-type="string">
            <text:p>(ROOT (SBARQ (WHNP (WP What)) (SQ (VBD did) (NP (NNP Ellen) (CC and) (NNP Alyssa)) (VP (VBP have) (S (VP (TO to) (VP (VB drink)))))) (. ?)))</text:p>
          </table:table-cell>
          <table:table-cell office:value-type="string" calcext:value-type="string">
            <text:p>some lemonade</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0.14</text:p>
          </table:table-cell>
          <table:table-cell office:value-type="string" calcext:value-type="string">
            <text:p>mc500.train.0</text:p>
          </table:table-cell>
          <table:table-cell office:value-type="string" calcext:value-type="string">
            <text:p>What did the ladies do after dinner?</text:p>
          </table:table-cell>
          <table:table-cell office:value-type="string" calcext:value-type="string">
            <text:p>Story</text:p>
          </table:table-cell>
          <table:table-cell office:value-type="string" office:string-value="1Whatwhat_WP_5dobj__&#10;2diddo_VBD_5aux__&#10;3thethe_DT_4det__&#10;4ladieslady_NNS_5nsubj__&#10;5dodo_VBP_0root__&#10;6afterafter_IN_7case__&#10;7dinnerdinner_NN_5nmod__&#10;8??_._5punct__" calcext:value-type="string">
            <text:p>1Whatwhat_WP_5dobj__</text:p>
            <text:p>2diddo_VBD_5aux__</text:p>
            <text:p>3thethe_DT_4det__</text:p>
            <text:p>4ladieslady_NNS_5nsubj__</text:p>
            <text:p>5dodo_VBP_0root__</text:p>
            <text:p>6afterafter_IN_7case__</text:p>
            <text:p>7dinnerdinner_NN_5nmod__</text:p>
            <text:p>8??_._5punct__</text:p>
          </table:table-cell>
          <table:table-cell office:value-type="string" calcext:value-type="string">
            <text:p>(ROOT (SBARQ (WHNP (WP What)) (SQ (VBD did) (NP (DT the) (NNS ladies)) (VP (VBP do) (PP (IN after) (NP (NN dinner))))) (. ?)))</text:p>
          </table:table-cell>
          <table:table-cell office:value-type="string" calcext:value-type="string">
            <text:p>go back to Ellen's house | go back to Ellen's house to have fun</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0.15</text:p>
          </table:table-cell>
          <table:table-cell office:value-type="string" calcext:value-type="string">
            <text:p>mc500.train.0</text:p>
          </table:table-cell>
          <table:table-cell office:value-type="string" calcext:value-type="string">
            <text:p>Did Alyssa and her friends have a good time?</text:p>
          </table:table-cell>
          <table:table-cell office:value-type="string" calcext:value-type="string">
            <text:p>Story</text:p>
          </table:table-cell>
          <table:table-cell office:value-type="string" office:string-value="1Diddo_VBD_6aux__&#10;2AlyssaAlyssa_NNP_6nsubj__&#10;3andand_CC_2cc__&#10;4hershe_PRP$_5nmod:poss__&#10;5friendsfriend_NNS_2conj__&#10;6havehave_VBP_0root__&#10;7aa_DT_9det__&#10;8goodgood_JJ_9amod__&#10;9timetime_NN_6dobj__&#10;10??_._6punct__" calcext:value-type="string">
            <text:p>1Diddo_VBD_6aux__</text:p>
            <text:p>2AlyssaAlyssa_NNP_6nsubj__</text:p>
            <text:p>3andand_CC_2cc__</text:p>
            <text:p>4hershe_PRP$_5nmod:poss__</text:p>
            <text:p>5friendsfriend_NNS_2conj__</text:p>
            <text:p>6havehave_VBP_0root__</text:p>
            <text:p>7aa_DT_9det__</text:p>
            <text:p>8goodgood_JJ_9amod__</text:p>
            <text:p>9timetime_NN_6dobj__</text:p>
            <text:p>10??_._6punct__</text:p>
          </table:table-cell>
          <table:table-cell office:value-type="string" calcext:value-type="string">
            <text:p>(ROOT (S (VP (VBD Did) (SBAR (S (NP (NP (NNP Alyssa)) (CC and) (NP (PRP$ her) (NNS friends))) (VP (VBP have) (NP (DT a) (JJ good) (NN time)))))) (. ?)))</text:p>
          </table:table-cell>
          <table:table-cell office:value-type="string" calcext:value-type="string">
            <text:p>yes</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0.16</text:p>
          </table:table-cell>
          <table:table-cell office:value-type="string" calcext:value-type="string">
            <text:p>mc500.train.0</text:p>
          </table:table-cell>
          <table:table-cell office:value-type="string" calcext:value-type="string">
            <text:p>Did Alyssa go swimming?</text:p>
          </table:table-cell>
          <table:table-cell office:value-type="string" calcext:value-type="string">
            <text:p>Story</text:p>
          </table:table-cell>
          <table:table-cell office:value-type="string" office:string-value="1Diddo_VBD_3aux__&#10;2AlyssaAlyssa_NNP_3nsubj__&#10;3gogo_VB_0root__&#10;4swimmingswim_VBG_3xcomp__&#10;5??_._3punct__" calcext:value-type="string">
            <text:p>1Diddo_VBD_3aux__</text:p>
            <text:p>2AlyssaAlyssa_NNP_3nsubj__</text:p>
            <text:p>3gogo_VB_0root__</text:p>
            <text:p>4swimmingswim_VBG_3xcomp__</text:p>
            <text:p>5??_._3punct__</text:p>
          </table:table-cell>
          <table:table-cell office:value-type="string" calcext:value-type="string">
            <text:p>(ROOT (SQ (VBD Did) (NP (NNP Alyssa)) (VP (VB go) (NP (VBG swimming))) (. ?)))</text:p>
          </table:table-cell>
          <table:table-cell office:value-type="string" calcext:value-type="string">
            <text:p>yes</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1</text:p>
          </table:table-cell>
          <table:table-cell office:value-type="string" calcext:value-type="string">
            <text:p>mc500.train.23</text:p>
          </table:table-cell>
          <table:table-cell office:value-type="string" calcext:value-type="string">
            <text:p>When was Andrew bored?</text:p>
          </table:table-cell>
          <table:table-cell office:value-type="string" calcext:value-type="string">
            <text:p>Story</text:p>
          </table:table-cell>
          <table:table-cell office:value-type="string" office:string-value="1Whenwhen_WRB_4advmod__&#10;2wasbe_VBD_4auxpass__&#10;3AndrewAndrew_NNP_4nsubjpass__&#10;4boredbore_VBN_0root__&#10;5??_._4punct__" calcext:value-type="string">
            <text:p>1Whenwhen_WRB_4advmod__</text:p>
            <text:p>2wasbe_VBD_4auxpass__</text:p>
            <text:p>3AndrewAndrew_NNP_4nsubjpass__</text:p>
            <text:p>4boredbore_VBN_0root__</text:p>
            <text:p>5??_._4punct__</text:p>
          </table:table-cell>
          <table:table-cell office:value-type="string" calcext:value-type="string">
            <text:p>(ROOT (SBARQ (WHADVP (WRB When)) (SQ (VBD was) (NP (NNP Andrew)) (VP (VBN bored))) (. ?)))</text:p>
          </table:table-cell>
          <table:table-cell office:value-type="string" calcext:value-type="string">
            <text:p>Saturday afternoon</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2</text:p>
          </table:table-cell>
          <table:table-cell office:value-type="string" calcext:value-type="string">
            <text:p>mc500.train.23</text:p>
          </table:table-cell>
          <table:table-cell office:value-type="string" calcext:value-type="string">
            <text:p>What day was it?</text:p>
          </table:table-cell>
          <table:table-cell office:value-type="string" calcext:value-type="string">
            <text:p>Story</text:p>
          </table:table-cell>
          <table:table-cell office:value-type="string" office:string-value="1Whatwhat_WDT_2det__&#10;2dayday_NN_3nsubj__&#10;3wasbe_VBD_0root__&#10;4itit_PRP_3nsubj__&#10;5??_._3punct__" calcext:value-type="string">
            <text:p>1Whatwhat_WDT_2det__</text:p>
            <text:p>2dayday_NN_3nsubj__</text:p>
            <text:p>3wasbe_VBD_0root__</text:p>
            <text:p>4itit_PRP_3nsubj__</text:p>
            <text:p>5??_._3punct__</text:p>
          </table:table-cell>
          <table:table-cell office:value-type="string" calcext:value-type="string">
            <text:p>(ROOT (SBARQ (WHNP (WDT What) (NN day)) (SQ (VBD was) (NP (PRP it))) (. ?)))</text:p>
          </table:table-cell>
          <table:table-cell office:value-type="string" calcext:value-type="string">
            <text:p>Saturday</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3</text:p>
          </table:table-cell>
          <table:table-cell office:value-type="string" calcext:value-type="string">
            <text:p>mc500.train.23</text:p>
          </table:table-cell>
          <table:table-cell office:value-type="string" calcext:value-type="string">
            <text:p>Where did Andrew look?</text:p>
          </table:table-cell>
          <table:table-cell office:value-type="string" calcext:value-type="string">
            <text:p>Story</text:p>
          </table:table-cell>
          <table:table-cell office:value-type="string" office:string-value="1Wherewhere_WRB_4advmod__&#10;2diddo_VBD_4aux__&#10;3AndrewAndrew_NNP_4nsubj__&#10;4looklook_VB_0root__&#10;5??_._4punct__" calcext:value-type="string">
            <text:p>1Wherewhere_WRB_4advmod__</text:p>
            <text:p>2diddo_VBD_4aux__</text:p>
            <text:p>3AndrewAndrew_NNP_4nsubj__</text:p>
            <text:p>4looklook_VB_0root__</text:p>
            <text:p>5??_._4punct__</text:p>
          </table:table-cell>
          <table:table-cell office:value-type="string" calcext:value-type="string">
            <text:p>(ROOT (SBARQ (WHADVP (WRB Where)) (SQ (VBD did) (NP (NNP Andrew)) (VP (VB look))) (. ?)))</text:p>
          </table:table-cell>
          <table:table-cell office:value-type="string" calcext:value-type="string">
            <text:p>outside the window</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4</text:p>
          </table:table-cell>
          <table:table-cell office:value-type="string" calcext:value-type="string">
            <text:p>mc500.train.23</text:p>
          </table:table-cell>
          <table:table-cell office:value-type="string" calcext:value-type="string">
            <text:p>what did Andrew see by the door?</text:p>
          </table:table-cell>
          <table:table-cell office:value-type="string" calcext:value-type="string">
            <text:p>Story</text:p>
          </table:table-cell>
          <table:table-cell office:value-type="string" office:string-value="1whatwhat_WP_4dobj__&#10;2diddo_VBD_4aux__&#10;3AndrewAndrew_NNP_4nsubj__&#10;4seesee_VB_0root__&#10;5byby_IN_7case__&#10;6thethe_DT_7det__&#10;7doordoor_NN_4nmod__&#10;8??_._4punct__" calcext:value-type="string">
            <text:p>1whatwhat_WP_4dobj__</text:p>
            <text:p>2diddo_VBD_4aux__</text:p>
            <text:p>3AndrewAndrew_NNP_4nsubj__</text:p>
            <text:p>4seesee_VB_0root__</text:p>
            <text:p>5byby_IN_7case__</text:p>
            <text:p>6thethe_DT_7det__</text:p>
            <text:p>7doordoor_NN_4nmod__</text:p>
            <text:p>8??_._4punct__</text:p>
          </table:table-cell>
          <table:table-cell office:value-type="string" calcext:value-type="string">
            <text:p>(ROOT (SBARQ (WHNP (WP what)) (SQ (VBD did) (NP (NNP Andrew)) (VP (VB see) (PP (IN by) (NP (DT the) (NN door))))) (. ?)))</text:p>
          </table:table-cell>
          <table:table-cell office:value-type="string" calcext:value-type="string">
            <text:p>the newspaper</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5</text:p>
          </table:table-cell>
          <table:table-cell office:value-type="string" calcext:value-type="string">
            <text:p>mc500.train.23</text:p>
          </table:table-cell>
          <table:table-cell office:value-type="string" calcext:value-type="string">
            <text:p>Where was the picture of the elephant?</text:p>
          </table:table-cell>
          <table:table-cell office:value-type="string" calcext:value-type="string">
            <text:p>Story</text:p>
          </table:table-cell>
          <table:table-cell office:value-type="string" office:string-value="1Wherewhere_WRB_2advmod__&#10;2wasbe_VBD_0root__&#10;3thethe_DT_4det__&#10;4picturepicture_NN_2nsubj__&#10;5ofof_IN_7case__&#10;6thethe_DT_7det__&#10;7elephantelephant_NN_4nmod__&#10;8??_._2punct__" calcext:value-type="string">
            <text:p>1Wherewhere_WRB_2advmod__</text:p>
            <text:p>2wasbe_VBD_0root__</text:p>
            <text:p>3thethe_DT_4det__</text:p>
            <text:p>4picturepicture_NN_2nsubj__</text:p>
            <text:p>5ofof_IN_7case__</text:p>
            <text:p>6thethe_DT_7det__</text:p>
            <text:p>7elephantelephant_NN_4nmod__</text:p>
            <text:p>8??_._2punct__</text:p>
          </table:table-cell>
          <table:table-cell office:value-type="string" calcext:value-type="string">
            <text:p>(ROOT (SBARQ (WHADVP (WRB Where)) (SQ (VBD was) (NP (NP (DT the) (NN picture)) (PP (IN of) (NP (DT the) (NN elephant))))) (. ?)))</text:p>
          </table:table-cell>
          <table:table-cell office:value-type="string" calcext:value-type="string">
            <text:p>on the front</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6</text:p>
          </table:table-cell>
          <table:table-cell office:value-type="string" calcext:value-type="string">
            <text:p>mc500.train.23</text:p>
          </table:table-cell>
          <table:table-cell office:value-type="string" calcext:value-type="string">
            <text:p>How long had Andrew been watching TV?</text:p>
          </table:table-cell>
          <table:table-cell office:value-type="string" calcext:value-type="string">
            <text:p>Story</text:p>
          </table:table-cell>
          <table:table-cell office:value-type="string" office:string-value="1Howhow_WRB_2advmod__&#10;2longlong_RB_6advmod__&#10;3hadhave_VBD_6aux__&#10;4AndrewAndrew_NNP_6nsubj__&#10;5beenbe_VBN_6aux__&#10;6watchingwatch_VBG_0root__&#10;7TVtv_NN_6dobj__&#10;8??_._6punct__" calcext:value-type="string">
            <text:p>1Howhow_WRB_2advmod__</text:p>
            <text:p>2longlong_RB_6advmod__</text:p>
            <text:p>3hadhave_VBD_6aux__</text:p>
            <text:p>4AndrewAndrew_NNP_6nsubj__</text:p>
            <text:p>5beenbe_VBN_6aux__</text:p>
            <text:p>6watchingwatch_VBG_0root__</text:p>
            <text:p>7TVtv_NN_6dobj__</text:p>
            <text:p>8??_._6punct__</text:p>
          </table:table-cell>
          <table:table-cell office:value-type="string" calcext:value-type="string">
            <text:p>(ROOT (SBARQ (WHADJP (WRB How) (RB long)) (SQ (VBD had) (NP (NNP Andrew)) (VP (VBN been) (VP (VBG watching) (NP (NN TV))))) (. ?)))</text:p>
          </table:table-cell>
          <table:table-cell office:value-type="string" calcext:value-type="string">
            <text:p>all day</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7</text:p>
          </table:table-cell>
          <table:table-cell office:value-type="string" calcext:value-type="string">
            <text:p>mc500.train.23</text:p>
          </table:table-cell>
          <table:table-cell office:value-type="string" calcext:value-type="string">
            <text:p>What did Andrew and his dad read?</text:p>
          </table:table-cell>
          <table:table-cell office:value-type="string" calcext:value-type="string">
            <text:p>Story</text:p>
          </table:table-cell>
          <table:table-cell office:value-type="string" office:string-value="1Whatwhat_WP_7dobj__&#10;2diddo_VBD_7aux__&#10;3AndrewAndrew_NNP_7nsubj__&#10;4andand_CC_3cc__&#10;5hishe_PRP$_6nmod:poss__&#10;6daddad_NN_3conj__&#10;7readread_VB_0root__&#10;8??_._7punct__" calcext:value-type="string">
            <text:p>1Whatwhat_WP_7dobj__</text:p>
            <text:p>2diddo_VBD_7aux__</text:p>
            <text:p>3AndrewAndrew_NNP_7nsubj__</text:p>
            <text:p>4andand_CC_3cc__</text:p>
            <text:p>5hishe_PRP$_6nmod:poss__</text:p>
            <text:p>6daddad_NN_3conj__</text:p>
            <text:p>7readread_VB_0root__</text:p>
            <text:p>8??_._7punct__</text:p>
          </table:table-cell>
          <table:table-cell office:value-type="string" calcext:value-type="string">
            <text:p>(ROOT (SBARQ (WHNP (WP What)) (SQ (VBD did) (NP (NP (NNP Andrew)) (CC and) (NP (PRP$ his) (NN dad))) (VP (VB read))) (. ?)))</text:p>
          </table:table-cell>
          <table:table-cell office:value-type="string" calcext:value-type="string">
            <text:p>the story</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8</text:p>
          </table:table-cell>
          <table:table-cell office:value-type="string" calcext:value-type="string">
            <text:p>mc500.train.23</text:p>
          </table:table-cell>
          <table:table-cell office:value-type="string" calcext:value-type="string">
            <text:p>Where was the circus?</text:p>
          </table:table-cell>
          <table:table-cell office:value-type="string" calcext:value-type="string">
            <text:p>Story</text:p>
          </table:table-cell>
          <table:table-cell office:value-type="string" office:string-value="1Wherewhere_WRB_2advmod__&#10;2wasbe_VBD_0root__&#10;3thethe_DT_4det__&#10;4circuscircus_NN_2nsubj__&#10;5??_._2punct__" calcext:value-type="string">
            <text:p>1Wherewhere_WRB_2advmod__</text:p>
            <text:p>2wasbe_VBD_0root__</text:p>
            <text:p>3thethe_DT_4det__</text:p>
            <text:p>4circuscircus_NN_2nsubj__</text:p>
            <text:p>5??_._2punct__</text:p>
          </table:table-cell>
          <table:table-cell office:value-type="string" calcext:value-type="string">
            <text:p>(ROOT (SBARQ (WHADVP (WRB Where)) (SQ (VBD was) (NP (DT the) (NN circus))) (. ?)))</text:p>
          </table:table-cell>
          <table:table-cell office:value-type="string" calcext:value-type="string">
            <text:p>in town</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9</text:p>
          </table:table-cell>
          <table:table-cell office:value-type="string" calcext:value-type="string">
            <text:p>mc500.train.23</text:p>
          </table:table-cell>
          <table:table-cell office:value-type="string" calcext:value-type="string">
            <text:p>Had Andrew ever been to the circus?</text:p>
          </table:table-cell>
          <table:table-cell office:value-type="string" calcext:value-type="string">
            <text:p>Story</text:p>
          </table:table-cell>
          <table:table-cell office:value-type="string" office:string-value="1Hadhave_VBD_7aux__&#10;2AndrewAndrew_NNP_7nsubj__&#10;3everever_RB_7advmod__&#10;4beenbe_VBN_7cop__&#10;5toto_TO_7case__&#10;6thethe_DT_7det__&#10;7circuscircus_NN_0root__&#10;8??_._7punct__" calcext:value-type="string">
            <text:p>1Hadhave_VBD_7aux__</text:p>
            <text:p>2AndrewAndrew_NNP_7nsubj__</text:p>
            <text:p>3everever_RB_7advmod__</text:p>
            <text:p>4beenbe_VBN_7cop__</text:p>
            <text:p>5toto_TO_7case__</text:p>
            <text:p>6thethe_DT_7det__</text:p>
            <text:p>7circuscircus_NN_0root__</text:p>
            <text:p>8??_._7punct__</text:p>
          </table:table-cell>
          <table:table-cell office:value-type="string" calcext:value-type="string">
            <text:p>(ROOT (SINV (VBD Had) (NP (NP (NNP Andrew)) (ADVP (RB ever))) (VP (VBN been) (PP (TO to) (NP (DT the) (NN circus))) (. ?))))</text:p>
          </table:table-cell>
          <table:table-cell office:value-type="string" calcext:value-type="string">
            <text:p>no</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10</text:p>
          </table:table-cell>
          <table:table-cell office:value-type="string" calcext:value-type="string">
            <text:p>mc500.train.23</text:p>
          </table:table-cell>
          <table:table-cell office:value-type="string" calcext:value-type="string">
            <text:p>What did Andrew feed the goldfish?</text:p>
          </table:table-cell>
          <table:table-cell office:value-type="string" calcext:value-type="string">
            <text:p>Story</text:p>
          </table:table-cell>
          <table:table-cell office:value-type="string" office:string-value="1Whatwhat_WP_4dep__&#10;2diddo_VBD_4aux__&#10;3AndrewAndrew_NNP_4nsubj__&#10;4feedfeed_VB_0root__&#10;5thethe_DT_6det__&#10;6goldfishgoldfish_NN_4dobj__&#10;7??_._4punct__" calcext:value-type="string">
            <text:p>1Whatwhat_WP_4dep__</text:p>
            <text:p>2diddo_VBD_4aux__</text:p>
            <text:p>3AndrewAndrew_NNP_4nsubj__</text:p>
            <text:p>4feedfeed_VB_0root__</text:p>
            <text:p>5thethe_DT_6det__</text:p>
            <text:p>6goldfishgoldfish_NN_4dobj__</text:p>
            <text:p>7??_._4punct__</text:p>
          </table:table-cell>
          <table:table-cell office:value-type="string" calcext:value-type="string">
            <text:p>(ROOT (SBARQ (WHNP (WP What)) (SQ (VBD did) (NP (NNP Andrew)) (VP (VB feed) (NP (DT the) (NN goldfish)))) (. ?)))</text:p>
          </table:table-cell>
          <table:table-cell office:value-type="string" calcext:value-type="string">
            <text:p>goldfish food | some goldfish food</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11</text:p>
          </table:table-cell>
          <table:table-cell office:value-type="string" calcext:value-type="string">
            <text:p>mc500.train.23</text:p>
          </table:table-cell>
          <table:table-cell office:value-type="string" calcext:value-type="string">
            <text:p>Who did lots of tricks?</text:p>
          </table:table-cell>
          <table:table-cell office:value-type="string" calcext:value-type="string">
            <text:p>Story</text:p>
          </table:table-cell>
          <table:table-cell office:value-type="string" office:string-value="1Whowho_WP_2nsubj__&#10;2diddo_VBD_0root__&#10;3lotslot_NNS_2dobj__&#10;4ofof_IN_5case__&#10;5trickstrick_NNS_3nmod__&#10;6??_._2punct__" calcext:value-type="string">
            <text:p>1Whowho_WP_2nsubj__</text:p>
            <text:p>2diddo_VBD_0root__</text:p>
            <text:p>3lotslot_NNS_2dobj__</text:p>
            <text:p>4ofof_IN_5case__</text:p>
            <text:p>5trickstrick_NNS_3nmod__</text:p>
            <text:p>6??_._2punct__</text:p>
          </table:table-cell>
          <table:table-cell office:value-type="string" calcext:value-type="string">
            <text:p>(ROOT (SBARQ (WHNP (WP Who)) (SQ (VP (VBD did) (NP (NP (NNS lots)) (PP (IN of) (NP (NNS tricks)))))) (. ?)))</text:p>
          </table:table-cell>
          <table:table-cell office:value-type="string" calcext:value-type="string">
            <text:p>The people and animals at the circus | The people and animals</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12</text:p>
          </table:table-cell>
          <table:table-cell office:value-type="string" calcext:value-type="string">
            <text:p>mc500.train.23</text:p>
          </table:table-cell>
          <table:table-cell office:value-type="string" calcext:value-type="string">
            <text:p>What did Andrew and his dad eat?</text:p>
          </table:table-cell>
          <table:table-cell office:value-type="string" calcext:value-type="string">
            <text:p>Story</text:p>
          </table:table-cell>
          <table:table-cell office:value-type="string" office:string-value="1Whatwhat_WP_7dobj__&#10;2diddo_VBD_7aux__&#10;3AndrewAndrew_NNP_7nsubj__&#10;4andand_CC_3cc__&#10;5hishe_PRP$_6nmod:poss__&#10;6daddad_NN_3conj__&#10;7eateat_VB_0root__&#10;8??_._7punct__" calcext:value-type="string">
            <text:p>1Whatwhat_WP_7dobj__</text:p>
            <text:p>2diddo_VBD_7aux__</text:p>
            <text:p>3AndrewAndrew_NNP_7nsubj__</text:p>
            <text:p>4andand_CC_3cc__</text:p>
            <text:p>5hishe_PRP$_6nmod:poss__</text:p>
            <text:p>6daddad_NN_3conj__</text:p>
            <text:p>7eateat_VB_0root__</text:p>
            <text:p>8??_._7punct__</text:p>
          </table:table-cell>
          <table:table-cell office:value-type="string" calcext:value-type="string">
            <text:p>(ROOT (SBARQ (WHNP (WP What)) (SQ (VBD did) (NP (NP (NNP Andrew)) (CC and) (NP (PRP$ his) (NN dad))) (VP (VB eat))) (. ?)))</text:p>
          </table:table-cell>
          <table:table-cell office:value-type="string" calcext:value-type="string">
            <text:p>lots of peanuts | peanuts</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13</text:p>
          </table:table-cell>
          <table:table-cell office:value-type="string" calcext:value-type="string">
            <text:p>mc500.train.23</text:p>
          </table:table-cell>
          <table:table-cell office:value-type="string" calcext:value-type="string">
            <text:p>Where did Andrew and his dad have fun?</text:p>
          </table:table-cell>
          <table:table-cell office:value-type="string" calcext:value-type="string">
            <text:p>Story</text:p>
          </table:table-cell>
          <table:table-cell office:value-type="string" office:string-value="1Wherewhere_WRB_7advmod__&#10;2diddo_VBD_7aux__&#10;3AndrewAndrew_NNP_7nsubj__&#10;4andand_CC_3cc__&#10;5hishe_PRP$_6nmod:poss__&#10;6daddad_NN_3conj__&#10;7havehave_VBP_0root__&#10;8funfun_NN_7dobj__&#10;9??_._7punct__" calcext:value-type="string">
            <text:p>1Wherewhere_WRB_7advmod__</text:p>
            <text:p>2diddo_VBD_7aux__</text:p>
            <text:p>3AndrewAndrew_NNP_7nsubj__</text:p>
            <text:p>4andand_CC_3cc__</text:p>
            <text:p>5hishe_PRP$_6nmod:poss__</text:p>
            <text:p>6daddad_NN_3conj__</text:p>
            <text:p>7havehave_VBP_0root__</text:p>
            <text:p>8funfun_NN_7dobj__</text:p>
            <text:p>9??_._7punct__</text:p>
          </table:table-cell>
          <table:table-cell office:value-type="string" calcext:value-type="string">
            <text:p>(ROOT (SBARQ (WHADVP (WRB Where)) (SQ (VP (VBD did) (SBAR (S (NP (NP (NNP Andrew)) (CC and) (NP (PRP$ his) (NN dad))) (VP (VBP have) (NP (NN fun))))))) (. ?)))</text:p>
          </table:table-cell>
          <table:table-cell office:value-type="string" calcext:value-type="string">
            <text:p>at the circus | the circus</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14</text:p>
          </table:table-cell>
          <table:table-cell office:value-type="string" calcext:value-type="string">
            <text:p>mc500.train.23</text:p>
          </table:table-cell>
          <table:table-cell office:value-type="string" calcext:value-type="string">
            <text:p>Where did Andrew and his dad go?</text:p>
          </table:table-cell>
          <table:table-cell office:value-type="string" calcext:value-type="string">
            <text:p>Story</text:p>
          </table:table-cell>
          <table:table-cell office:value-type="string" office:string-value="1Wherewhere_WRB_7advmod__&#10;2diddo_VBD_7aux__&#10;3AndrewAndrew_NNP_7nsubj__&#10;4andand_CC_3cc__&#10;5hishe_PRP$_6nmod:poss__&#10;6daddad_NN_3conj__&#10;7gogo_VB_0root__&#10;8??_._7punct__" calcext:value-type="string">
            <text:p>1Wherewhere_WRB_7advmod__</text:p>
            <text:p>2diddo_VBD_7aux__</text:p>
            <text:p>3AndrewAndrew_NNP_7nsubj__</text:p>
            <text:p>4andand_CC_3cc__</text:p>
            <text:p>5hishe_PRP$_6nmod:poss__</text:p>
            <text:p>6daddad_NN_3conj__</text:p>
            <text:p>7gogo_VB_0root__</text:p>
            <text:p>8??_._7punct__</text:p>
          </table:table-cell>
          <table:table-cell office:value-type="string" calcext:value-type="string">
            <text:p>(ROOT (SBARQ (WHADVP (WRB Where)) (SQ (VBD did) (NP (NP (NNP Andrew)) (CC and) (NP (PRP$ his) (NN dad))) (VP (VB go))) (. ?)))</text:p>
          </table:table-cell>
          <table:table-cell office:value-type="string" calcext:value-type="string">
            <text:p>the circus </text:p>
          </table:table-cell>
          <table:table-cell table:number-columns-repeated="1016"/>
        </table:table-row>
        <table:table-row table:style-name="ro1">
          <table:table-cell office:value-type="string" calcext:value-type="string">
            <text:p>Easy</text:p>
          </table:table-cell>
          <table:table-cell office:value-type="string" calcext:value-type="string">
            <text:p>mc500.train.23.15</text:p>
          </table:table-cell>
          <table:table-cell office:value-type="string" calcext:value-type="string">
            <text:p>mc500.train.23</text:p>
          </table:table-cell>
          <table:table-cell office:value-type="string" calcext:value-type="string">
            <text:p>Which character in the story went down the slide?</text:p>
          </table:table-cell>
          <table:table-cell office:value-type="string" calcext:value-type="string">
            <text:p>Story</text:p>
          </table:table-cell>
          <table:table-cell office:value-type="string" office:string-value="1Whichwhich_WDT_2det__&#10;2charactercharacter_NN_6nsubj__&#10;3inin_IN_5case__&#10;4thethe_DT_5det__&#10;5storystory_NN_2nmod__&#10;6wentgo_VBD_0root__&#10;7downdown_IN_9case__&#10;8thethe_DT_9det__&#10;9slideslide_NN_6nmod__&#10;10??_._6punct__" calcext:value-type="string">
            <text:p>1Whichwhich_WDT_2det__</text:p>
            <text:p>2charactercharacter_NN_6nsubj__</text:p>
            <text:p>3inin_IN_5case__</text:p>
            <text:p>4thethe_DT_5det__</text:p>
            <text:p>5storystory_NN_2nmod__</text:p>
            <text:p>6wentgo_VBD_0root__</text:p>
            <text:p>7downdown_IN_9case__</text:p>
            <text:p>8thethe_DT_9det__</text:p>
            <text:p>9slideslide_NN_6nmod__</text:p>
            <text:p>10??_._6punct__</text:p>
          </table:table-cell>
          <table:table-cell office:value-type="string" calcext:value-type="string">
            <text:p>(ROOT (SBARQ (WHNP (WHNP (WDT Which) (NN character)) (PP (IN in) (NP (DT the) (NN story)))) (SQ (VP (VBD went) (ADVP (IN down) (NP (DT the) (NN slide))))) (. ?)))</text:p>
          </table:table-cell>
          <table:table-cell office:value-type="string" calcext:value-type="string">
            <text:p>the elephant</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23.16</text:p>
          </table:table-cell>
          <table:table-cell office:value-type="string" calcext:value-type="string">
            <text:p>mc500.train.23</text:p>
          </table:table-cell>
          <table:table-cell office:value-type="string" calcext:value-type="string">
            <text:p>What <text:s/>did Andrew's dad say about the newspaper?</text:p>
          </table:table-cell>
          <table:table-cell office:value-type="string" calcext:value-type="string">
            <text:p>Story</text:p>
          </table:table-cell>
          <table:table-cell office:value-type="string" office:string-value="1Whatwhat_WP_6dobj__&#10;2diddo_VBD_6aux__&#10;3AndrewAndrew_NNP_5nmod:poss__&#10;4's's_POS_3case__&#10;5daddad_NN_6nsubj__&#10;6saysay_VBP_0root__&#10;7aboutabout_IN_9case__&#10;8thethe_DT_9det__&#10;9newspapernewspaper_NN_6nmod__&#10;10??_._6punct__" calcext:value-type="string">
            <text:p>1Whatwhat_WP_6dobj__</text:p>
            <text:p>2diddo_VBD_6aux__</text:p>
            <text:p>3AndrewAndrew_NNP_5nmod:poss__</text:p>
            <text:p>4's's_POS_3case__</text:p>
            <text:p>5daddad_NN_6nsubj__</text:p>
            <text:p>6saysay_VBP_0root__</text:p>
            <text:p>7aboutabout_IN_9case__</text:p>
            <text:p>8thethe_DT_9det__</text:p>
            <text:p>9newspapernewspaper_NN_6nmod__</text:p>
            <text:p>10??_._6punct__</text:p>
          </table:table-cell>
          <table:table-cell office:value-type="string" calcext:value-type="string">
            <text:p>(ROOT (SBARQ (WHNP (WP What)) (SQ (VP (VBD did) (SBAR (S (NP (NP (NNP Andrew) (POS 's)) (NN dad)) (VP (VBP say) (PP (IN about) (NP (DT the) (NN newspaper)))))))) (. ?)))</text:p>
          </table:table-cell>
          <table:table-cell office:value-type="string" calcext:value-type="string">
            <text:p>â€œI think the newspaper is here. Maybe we can find an idea in the newspaperâ€</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23.17</text:p>
          </table:table-cell>
          <table:table-cell office:value-type="string" calcext:value-type="string">
            <text:p>mc500.train.23</text:p>
          </table:table-cell>
          <table:table-cell office:value-type="string" calcext:value-type="string">
            <text:p>Where was the newspaper?</text:p>
          </table:table-cell>
          <table:table-cell office:value-type="string" calcext:value-type="string">
            <text:p>Story</text:p>
          </table:table-cell>
          <table:table-cell office:value-type="string" office:string-value="1Wherewhere_WRB_2advmod__&#10;2wasbe_VBD_0root__&#10;3thethe_DT_4det__&#10;4newspapernewspaper_NN_2nsubj__&#10;5??_._2punct__" calcext:value-type="string">
            <text:p>1Wherewhere_WRB_2advmod__</text:p>
            <text:p>2wasbe_VBD_0root__</text:p>
            <text:p>3thethe_DT_4det__</text:p>
            <text:p>4newspapernewspaper_NN_2nsubj__</text:p>
            <text:p>5??_._2punct__</text:p>
          </table:table-cell>
          <table:table-cell office:value-type="string" calcext:value-type="string">
            <text:p>(ROOT (SBARQ (WHADVP (WRB Where)) (SQ (VBD was) (NP (DT the) (NN newspaper))) (. ?)))</text:p>
          </table:table-cell>
          <table:table-cell office:value-type="string" calcext:value-type="string">
            <text:p>by the door</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23.18</text:p>
          </table:table-cell>
          <table:table-cell office:value-type="string" calcext:value-type="string">
            <text:p>mc500.train.23</text:p>
          </table:table-cell>
          <table:table-cell office:value-type="string" calcext:value-type="string">
            <text:p>Who went down the slide?</text:p>
          </table:table-cell>
          <table:table-cell office:value-type="string" calcext:value-type="string">
            <text:p>Story</text:p>
          </table:table-cell>
          <table:table-cell office:value-type="string" office:string-value="1Whowho_WP_2nsubj__&#10;2wentgo_VBD_0root__&#10;3downdown_IN_5case__&#10;4thethe_DT_5det__&#10;5slideslide_NN_2nmod__&#10;6??_._2punct__" calcext:value-type="string">
            <text:p>1Whowho_WP_2nsubj__</text:p>
            <text:p>2wentgo_VBD_0root__</text:p>
            <text:p>3downdown_IN_5case__</text:p>
            <text:p>4thethe_DT_5det__</text:p>
            <text:p>5slideslide_NN_2nmod__</text:p>
            <text:p>6??_._2punct__</text:p>
          </table:table-cell>
          <table:table-cell office:value-type="string" calcext:value-type="string">
            <text:p>(ROOT (SBARQ (WHNP (WP Who)) (SQ (VP (VBD went) (ADVP (IN down) (NP (DT the) (NN slide))))) (. ?)))</text:p>
          </table:table-cell>
          <table:table-cell office:value-type="string" calcext:value-type="string">
            <text:p>the elephant</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23.19</text:p>
          </table:table-cell>
          <table:table-cell office:value-type="string" calcext:value-type="string">
            <text:p>mc500.train.23</text:p>
          </table:table-cell>
          <table:table-cell office:value-type="string" calcext:value-type="string">
            <text:p>What were the animals at the circus doing?</text:p>
          </table:table-cell>
          <table:table-cell office:value-type="string" calcext:value-type="string">
            <text:p>Story</text:p>
          </table:table-cell>
          <table:table-cell office:value-type="string" office:string-value="1Whatwhat_WP_0root__&#10;2werebe_VBD_1cop__&#10;3thethe_DT_4det__&#10;4animalsanimal_NNS_1nsubj__&#10;5atat_IN_7case__&#10;6thethe_DT_7det__&#10;7circuscircus_NN_4nmod__&#10;8doingdo_VBG_7acl__&#10;9??_._1punct__" calcext:value-type="string">
            <text:p>1Whatwhat_WP_0root__</text:p>
            <text:p>2werebe_VBD_1cop__</text:p>
            <text:p>3thethe_DT_4det__</text:p>
            <text:p>4animalsanimal_NNS_1nsubj__</text:p>
            <text:p>5atat_IN_7case__</text:p>
            <text:p>6thethe_DT_7det__</text:p>
            <text:p>7circuscircus_NN_4nmod__</text:p>
            <text:p>8doingdo_VBG_7acl__</text:p>
            <text:p>9??_._1punct__</text:p>
          </table:table-cell>
          <table:table-cell office:value-type="string" calcext:value-type="string">
            <text:p>(ROOT (SBARQ (WHNP (WP What)) (SQ (VBD were) (NP (NP (DT the) (NNS animals)) (PP (IN at) (NP (NP (DT the) (NN circus)) (VP (VBG doing)))))) (. ?)))</text:p>
          </table:table-cell>
          <table:table-cell office:value-type="string" calcext:value-type="string">
            <text:p>tricks</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23.20</text:p>
          </table:table-cell>
          <table:table-cell office:value-type="string" calcext:value-type="string">
            <text:p>mc500.train.23</text:p>
          </table:table-cell>
          <table:table-cell office:value-type="string" calcext:value-type="string">
            <text:p>What did he bring to his dad?</text:p>
          </table:table-cell>
          <table:table-cell office:value-type="string" calcext:value-type="string">
            <text:p>Story</text:p>
          </table:table-cell>
          <table:table-cell office:value-type="string" office:string-value="1Whatwhat_WP_4dobj__&#10;2diddo_VBD_4aux__&#10;3hehe_PRP_4nsubj__&#10;4bringbring_VB_0root__&#10;5toto_TO_7case__&#10;6hishe_PRP$_7nmod:poss__&#10;7daddad_NN_4nmod__&#10;8??_._4punct__" calcext:value-type="string">
            <text:p>1Whatwhat_WP_4dobj__</text:p>
            <text:p>2diddo_VBD_4aux__</text:p>
            <text:p>3hehe_PRP_4nsubj__</text:p>
            <text:p>4bringbring_VB_0root__</text:p>
            <text:p>5toto_TO_7case__</text:p>
            <text:p>6hishe_PRP$_7nmod:poss__</text:p>
            <text:p>7daddad_NN_4nmod__</text:p>
            <text:p>8??_._4punct__</text:p>
          </table:table-cell>
          <table:table-cell office:value-type="string" calcext:value-type="string">
            <text:p>(ROOT (SBARQ (WHNP (WP What)) (SQ (VBD did) (NP (PRP he)) (VP (VB bring) (PP (TO to) (NP (PRP$ his) (NN dad))))) (. ?)))</text:p>
          </table:table-cell>
          <table:table-cell office:value-type="string" calcext:value-type="string">
            <text:p>the newspaper</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23.21</text:p>
          </table:table-cell>
          <table:table-cell office:value-type="string" calcext:value-type="string">
            <text:p>mc500.train.23</text:p>
          </table:table-cell>
          <table:table-cell office:value-type="string" calcext:value-type="string">
            <text:p>What did Andrew need to do before he could go to the circus?</text:p>
          </table:table-cell>
          <table:table-cell office:value-type="string" calcext:value-type="string">
            <text:p>Story</text:p>
          </table:table-cell>
          <table:table-cell office:value-type="string" office:string-value="1Whatwhat_WP_4dep__&#10;2diddo_VBD_4aux__&#10;3AndrewAndrew_NNP_4nsubj__&#10;4needneed_VB_0root__&#10;5toto_TO_6mark__&#10;6dodo_VB_4xcomp__&#10;7beforebefore_IN_10mark__&#10;8hehe_PRP_10nsubj__&#10;9couldcould_MD_10aux__&#10;10gogo_VB_6advcl__&#10;11toto_TO_13case__&#10;12thethe_DT_13det__&#10;13circuscircus_NN_10nmod__&#10;14??_._4punct__" calcext:value-type="string">
            <text:p>1Whatwhat_WP_4dep__</text:p>
            <text:p>2diddo_VBD_4aux__</text:p>
            <text:p>3AndrewAndrew_NNP_4nsubj__</text:p>
            <text:p>4needneed_VB_0root__</text:p>
            <text:p>5toto_TO_6mark__</text:p>
            <text:p>6dodo_VB_4xcomp__</text:p>
            <text:p>7beforebefore_IN_10mark__</text:p>
            <text:p>8hehe_PRP_10nsubj__</text:p>
            <text:p>9couldcould_MD_10aux__</text:p>
            <text:p>10gogo_VB_6advcl__</text:p>
            <text:p>11toto_TO_13case__</text:p>
            <text:p>12thethe_DT_13det__</text:p>
            <text:p>13circuscircus_NN_10nmod__</text:p>
            <text:p>14??_._4punct__</text:p>
          </table:table-cell>
          <table:table-cell office:value-type="string" calcext:value-type="string">
            <text:p>(ROOT (SBARQ (WHNP (WP What)) (SQ (VBD did) (NP (NNP Andrew)) (VP (VB need) (S (VP (TO to) (VP (VB do) (SBAR (IN before) (S (NP (PRP he)) (VP (MD could) (VP (VB go) (PP (TO to) (NP (DT the) (NN circus)))))))))))) (. ?)))</text:p>
          </table:table-cell>
          <table:table-cell office:value-type="string" calcext:value-type="string">
            <text:p>feed his goldfish</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23.22</text:p>
          </table:table-cell>
          <table:table-cell office:value-type="string" calcext:value-type="string">
            <text:p>mc500.train.23</text:p>
          </table:table-cell>
          <table:table-cell office:value-type="string" calcext:value-type="string">
            <text:p>Who ate the peanuts?</text:p>
          </table:table-cell>
          <table:table-cell office:value-type="string" calcext:value-type="string">
            <text:p>Story</text:p>
          </table:table-cell>
          <table:table-cell office:value-type="string" office:string-value="1Whowho_WP_2nsubj__&#10;2ateeat_VBD_0root__&#10;3thethe_DT_4det__&#10;4peanutspeanut_NNS_2dobj__&#10;5??_._2punct__" calcext:value-type="string">
            <text:p>1Whowho_WP_2nsubj__</text:p>
            <text:p>2ateeat_VBD_0root__</text:p>
            <text:p>3thethe_DT_4det__</text:p>
            <text:p>4peanutspeanut_NNS_2dobj__</text:p>
            <text:p>5??_._2punct__</text:p>
          </table:table-cell>
          <table:table-cell office:value-type="string" calcext:value-type="string">
            <text:p>(ROOT (SBARQ (WHNP (WP Who)) (SQ (VP (VBD ate) (NP (DT the) (NNS peanuts)))) (. ?)))</text:p>
          </table:table-cell>
          <table:table-cell office:value-type="string" calcext:value-type="string">
            <text:p>Andrew and his dad</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1</text:p>
          </table:table-cell>
          <table:table-cell office:value-type="string" calcext:value-type="string">
            <text:p>mc500.train.18</text:p>
          </table:table-cell>
          <table:table-cell office:value-type="string" calcext:value-type="string">
            <text:p>Where did Kelly go?</text:p>
          </table:table-cell>
          <table:table-cell office:value-type="string" calcext:value-type="string">
            <text:p>Story</text:p>
          </table:table-cell>
          <table:table-cell office:value-type="string" office:string-value="1Wherewhere_WRB_4advmod__&#10;2diddo_VBD_4aux__&#10;3KellyKelly_NNP_4nsubj__&#10;4gogo_VB_0root__&#10;5??_._4punct__" calcext:value-type="string">
            <text:p>1Wherewhere_WRB_4advmod__</text:p>
            <text:p>2diddo_VBD_4aux__</text:p>
            <text:p>3KellyKelly_NNP_4nsubj__</text:p>
            <text:p>4gogo_VB_0root__</text:p>
            <text:p>5??_._4punct__</text:p>
          </table:table-cell>
          <table:table-cell office:value-type="string" calcext:value-type="string">
            <text:p>(ROOT (SBARQ (WHADVP (WRB Where)) (SQ (VBD did) (NP (NNP Kelly)) (VP (VB go))) (. ?)))</text:p>
          </table:table-cell>
          <table:table-cell office:value-type="string" calcext:value-type="string">
            <text:p>outside to her back yard</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2</text:p>
          </table:table-cell>
          <table:table-cell office:value-type="string" calcext:value-type="string">
            <text:p>mc500.train.18</text:p>
          </table:table-cell>
          <table:table-cell office:value-type="string" calcext:value-type="string">
            <text:p>When did Kelly wake up?</text:p>
          </table:table-cell>
          <table:table-cell office:value-type="string" calcext:value-type="string">
            <text:p>Story</text:p>
          </table:table-cell>
          <table:table-cell office:value-type="string" office:string-value="1Whenwhen_WRB_4advmod__&#10;2diddo_VBD_4aux__&#10;3KellyKelly_NNP_4nsubj__&#10;4wakewake_VB_0root__&#10;5upup_RP_4compound:prt__&#10;6??_._4punct__" calcext:value-type="string">
            <text:p>1Whenwhen_WRB_4advmod__</text:p>
            <text:p>2diddo_VBD_4aux__</text:p>
            <text:p>3KellyKelly_NNP_4nsubj__</text:p>
            <text:p>4wakewake_VB_0root__</text:p>
            <text:p>5upup_RP_4compound:prt__</text:p>
            <text:p>6??_._4punct__</text:p>
          </table:table-cell>
          <table:table-cell office:value-type="string" calcext:value-type="string">
            <text:p>(ROOT (SBARQ (WHADVP (WRB When)) (SQ (VBD did) (NP (NNP Kelly)) (VP (VB wake) (PRT (RP up)))) (. ?)))</text:p>
          </table:table-cell>
          <table:table-cell office:value-type="string" calcext:value-type="string">
            <text:p>one morning</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3</text:p>
          </table:table-cell>
          <table:table-cell office:value-type="string" calcext:value-type="string">
            <text:p>mc500.train.18</text:p>
          </table:table-cell>
          <table:table-cell office:value-type="string" calcext:value-type="string">
            <text:p>what did Kelly do after she woke up?</text:p>
          </table:table-cell>
          <table:table-cell office:value-type="string" calcext:value-type="string">
            <text:p>Story</text:p>
          </table:table-cell>
          <table:table-cell office:value-type="string" office:string-value="1whatwhat_WP_4dobj__&#10;2diddo_VBD_4aux__&#10;3KellyKelly_NNP_4nsubj__&#10;4dodo_VB_0root__&#10;5afterafter_IN_7mark__&#10;6sheshe_PRP_7nsubj__&#10;7wokewake_VBD_4advcl__&#10;8upup_RP_7compound:prt__&#10;9??_._4punct__" calcext:value-type="string">
            <text:p>1whatwhat_WP_4dobj__</text:p>
            <text:p>2diddo_VBD_4aux__</text:p>
            <text:p>3KellyKelly_NNP_4nsubj__</text:p>
            <text:p>4dodo_VB_0root__</text:p>
            <text:p>5afterafter_IN_7mark__</text:p>
            <text:p>6sheshe_PRP_7nsubj__</text:p>
            <text:p>7wokewake_VBD_4advcl__</text:p>
            <text:p>8upup_RP_7compound:prt__</text:p>
            <text:p>9??_._4punct__</text:p>
          </table:table-cell>
          <table:table-cell office:value-type="string" calcext:value-type="string">
            <text:p>(ROOT (SBARQ (WHNP (WP what)) (SQ (VBD did) (NP (NNP Kelly)) (VP (VB do) (SBAR (IN after) (S (NP (PRP she)) (VP (VBD woke) (PRT (RP up))))))) (. ?)))</text:p>
          </table:table-cell>
          <table:table-cell office:value-type="string" calcext:value-type="string">
            <text:p>went outside to her back yard</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4</text:p>
          </table:table-cell>
          <table:table-cell office:value-type="string" calcext:value-type="string">
            <text:p>mc500.train.18</text:p>
          </table:table-cell>
          <table:table-cell office:value-type="string" calcext:value-type="string">
            <text:p>What is big and beautiful?</text:p>
          </table:table-cell>
          <table:table-cell office:value-type="string" calcext:value-type="string">
            <text:p>Story</text:p>
          </table:table-cell>
          <table:table-cell office:value-type="string" office:string-value="1Whatwhat_WP_0root__&#10;2isbe_VBZ_1cop__&#10;3bigbig_JJ_1nsubj__&#10;4andand_CC_3cc__&#10;5beautifulbeautiful_JJ_3conj__&#10;6??_._1punct__" calcext:value-type="string">
            <text:p>1Whatwhat_WP_0root__</text:p>
            <text:p>2isbe_VBZ_1cop__</text:p>
            <text:p>3bigbig_JJ_1nsubj__</text:p>
            <text:p>4andand_CC_3cc__</text:p>
            <text:p>5beautifulbeautiful_JJ_3conj__</text:p>
            <text:p>6??_._1punct__</text:p>
          </table:table-cell>
          <table:table-cell office:value-type="string" calcext:value-type="string">
            <text:p>(ROOT (SBARQ (WHNP (WP What)) (SQ (VBZ is) (ADJP (JJ big) (CC and) (JJ beautiful))) (. ?)))</text:p>
          </table:table-cell>
          <table:table-cell office:value-type="string" calcext:value-type="string">
            <text:p>bunch of flowers</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5</text:p>
          </table:table-cell>
          <table:table-cell office:value-type="string" calcext:value-type="string">
            <text:p>mc500.train.18</text:p>
          </table:table-cell>
          <table:table-cell office:value-type="string" calcext:value-type="string">
            <text:p>what did Kelly get?</text:p>
          </table:table-cell>
          <table:table-cell office:value-type="string" calcext:value-type="string">
            <text:p>Story</text:p>
          </table:table-cell>
          <table:table-cell office:value-type="string" office:string-value="1whatwhat_WP_4dobj__&#10;2diddo_VBD_4aux__&#10;3KellyKelly_NNP_4nsubj__&#10;4getget_VB_0root__&#10;5??_._4punct__" calcext:value-type="string">
            <text:p>1whatwhat_WP_4dobj__</text:p>
            <text:p>2diddo_VBD_4aux__</text:p>
            <text:p>3KellyKelly_NNP_4nsubj__</text:p>
            <text:p>4getget_VB_0root__</text:p>
            <text:p>5??_._4punct__</text:p>
          </table:table-cell>
          <table:table-cell office:value-type="string" calcext:value-type="string">
            <text:p>(ROOT (SBARQ (WHNP (WP what)) (SQ (VBD did) (NP (NNP Kelly)) (VP (VB get))) (. ?)))</text:p>
          </table:table-cell>
          <table:table-cell office:value-type="string" calcext:value-type="string">
            <text:p>a lot of different sized flowers</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6</text:p>
          </table:table-cell>
          <table:table-cell office:value-type="string" calcext:value-type="string">
            <text:p>mc500.train.18</text:p>
          </table:table-cell>
          <table:table-cell office:value-type="string" calcext:value-type="string">
            <text:p>What did Kelly collect?</text:p>
          </table:table-cell>
          <table:table-cell office:value-type="string" calcext:value-type="string">
            <text:p>Story</text:p>
          </table:table-cell>
          <table:table-cell office:value-type="string" office:string-value="1Whatwhat_WP_4dobj__&#10;2diddo_VBD_4aux__&#10;3KellyKelly_NNP_4nsubj__&#10;4collectcollect_VB_0root__&#10;5??_._4punct__" calcext:value-type="string">
            <text:p>1Whatwhat_WP_4dobj__</text:p>
            <text:p>2diddo_VBD_4aux__</text:p>
            <text:p>3KellyKelly_NNP_4nsubj__</text:p>
            <text:p>4collectcollect_VB_0root__</text:p>
            <text:p>5??_._4punct__</text:p>
          </table:table-cell>
          <table:table-cell office:value-type="string" calcext:value-type="string">
            <text:p>(ROOT (SBARQ (WHNP (WP What)) (SQ (VBD did) (NP (NNP Kelly)) (VP (VB collect))) (. ?)))</text:p>
          </table:table-cell>
          <table:table-cell office:value-type="string" calcext:value-type="string">
            <text:p>all of the flowers | the flowers</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7</text:p>
          </table:table-cell>
          <table:table-cell office:value-type="string" calcext:value-type="string">
            <text:p>mc500.train.18</text:p>
          </table:table-cell>
          <table:table-cell office:value-type="string" calcext:value-type="string">
            <text:p>Where were the best flowers?</text:p>
          </table:table-cell>
          <table:table-cell office:value-type="string" calcext:value-type="string">
            <text:p>Story</text:p>
          </table:table-cell>
          <table:table-cell office:value-type="string" office:string-value="1Wherewhere_WRB_2advmod__&#10;2werebe_VBD_0root__&#10;3thethe_DT_5det__&#10;4bestbest_JJS_5amod__&#10;5flowersflower_NNS_2nsubj__&#10;6??_._2punct__" calcext:value-type="string">
            <text:p>1Wherewhere_WRB_2advmod__</text:p>
            <text:p>2werebe_VBD_0root__</text:p>
            <text:p>3thethe_DT_5det__</text:p>
            <text:p>4bestbest_JJS_5amod__</text:p>
            <text:p>5flowersflower_NNS_2nsubj__</text:p>
            <text:p>6??_._2punct__</text:p>
          </table:table-cell>
          <table:table-cell office:value-type="string" calcext:value-type="string">
            <text:p>(ROOT (SBARQ (WHADVP (WRB Where)) (SQ (VBD were) (NP (DT the) (JJS best) (NNS flowers))) (. ?)))</text:p>
          </table:table-cell>
          <table:table-cell office:value-type="string" calcext:value-type="string">
            <text:p>in her yard</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8</text:p>
          </table:table-cell>
          <table:table-cell office:value-type="string" calcext:value-type="string">
            <text:p>mc500.train.18</text:p>
          </table:table-cell>
          <table:table-cell office:value-type="string" calcext:value-type="string">
            <text:p>Where did Kelly hide the flowers?</text:p>
          </table:table-cell>
          <table:table-cell office:value-type="string" calcext:value-type="string">
            <text:p>Story</text:p>
          </table:table-cell>
          <table:table-cell office:value-type="string" office:string-value="1Wherewhere_WRB_4advmod__&#10;2diddo_VBD_4aux__&#10;3KellyKelly_NNP_4nsubj__&#10;4hidehide_VB_0root__&#10;5thethe_DT_6det__&#10;6flowersflower_NNS_4dobj__&#10;7??_._4punct__" calcext:value-type="string">
            <text:p>1Wherewhere_WRB_4advmod__</text:p>
            <text:p>2diddo_VBD_4aux__</text:p>
            <text:p>3KellyKelly_NNP_4nsubj__</text:p>
            <text:p>4hidehide_VB_0root__</text:p>
            <text:p>5thethe_DT_6det__</text:p>
            <text:p>6flowersflower_NNS_4dobj__</text:p>
            <text:p>7??_._4punct__</text:p>
          </table:table-cell>
          <table:table-cell office:value-type="string" calcext:value-type="string">
            <text:p>(ROOT (SBARQ (WHADVP (WRB Where)) (SQ (VBD did) (NP (NNP Kelly)) (VP (VB hide) (NP (DT the) (NNS flowers)))) (. ?)))</text:p>
          </table:table-cell>
          <table:table-cell office:value-type="string" calcext:value-type="string">
            <text:p>in a secret spot | in a new spot that was up higher | in a new spot</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18.9</text:p>
          </table:table-cell>
          <table:table-cell office:value-type="string" calcext:value-type="string">
            <text:p>mc500.train.18</text:p>
          </table:table-cell>
          <table:table-cell office:value-type="string" calcext:value-type="string">
            <text:p>Why was Kelly in a hurry?</text:p>
          </table:table-cell>
          <table:table-cell office:value-type="string" calcext:value-type="string">
            <text:p>Story</text:p>
          </table:table-cell>
          <table:table-cell office:value-type="string" office:string-value="1Whywhy_WRB_0root__&#10;2wasbe_VBD_1dep__&#10;3KellyKelly_NNP_2nsubj__&#10;4inin_IN_6case__&#10;5aa_DT_6det__&#10;6hurryhurry_NN_3nmod__&#10;7??_._1punct__" calcext:value-type="string">
            <text:p>1Whywhy_WRB_0root__</text:p>
            <text:p>2wasbe_VBD_1dep__</text:p>
            <text:p>3KellyKelly_NNP_2nsubj__</text:p>
            <text:p>4inin_IN_6case__</text:p>
            <text:p>5aa_DT_6det__</text:p>
            <text:p>6hurryhurry_NN_3nmod__</text:p>
            <text:p>7??_._1punct__</text:p>
          </table:table-cell>
          <table:table-cell office:value-type="string" calcext:value-type="string">
            <text:p>(ROOT (SBARQ (WHADVP (WRB Why)) (SQ (VBD was) (NP (NP (NNP Kelly)) (PP (IN in) (NP (DT a) (NN hurry))))) (. ?)))</text:p>
          </table:table-cell>
          <table:table-cell office:value-type="string" calcext:value-type="string">
            <text:p>because it was Mother's day | because it was Mother's Day and she had to collect flowers before her mom woke up to give to her as a present</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10</text:p>
          </table:table-cell>
          <table:table-cell office:value-type="string" calcext:value-type="string">
            <text:p>mc500.train.18</text:p>
          </table:table-cell>
          <table:table-cell office:value-type="string" calcext:value-type="string">
            <text:p>What did Kelly want to give her mom?</text:p>
          </table:table-cell>
          <table:table-cell office:value-type="string" calcext:value-type="string">
            <text:p>Story</text:p>
          </table:table-cell>
          <table:table-cell office:value-type="string" office:string-value="1Whatwhat_WP_4dep__&#10;2diddo_VBD_4aux__&#10;3KellyKelly_NNP_4nsubj__&#10;4wantwant_VB_0root__&#10;5toto_TO_6mark__&#10;6givegive_VB_4xcomp__&#10;7hershe_PRP$_8nmod:poss__&#10;8mommom_NN_6dobj__&#10;9??_._4punct__" calcext:value-type="string">
            <text:p>1Whatwhat_WP_4dep__</text:p>
            <text:p>2diddo_VBD_4aux__</text:p>
            <text:p>3KellyKelly_NNP_4nsubj__</text:p>
            <text:p>4wantwant_VB_0root__</text:p>
            <text:p>5toto_TO_6mark__</text:p>
            <text:p>6givegive_VB_4xcomp__</text:p>
            <text:p>7hershe_PRP$_8nmod:poss__</text:p>
            <text:p>8mommom_NN_6dobj__</text:p>
            <text:p>9??_._4punct__</text:p>
          </table:table-cell>
          <table:table-cell office:value-type="string" calcext:value-type="string">
            <text:p>(ROOT (SBARQ (WHNP (WP What)) (SQ (VBD did) (NP (NNP Kelly)) (VP (VB want) (S (VP (TO to) (VP (VB give) (NP (PRP$ her) (NN mom))))))) (. ?)))</text:p>
          </table:table-cell>
          <table:table-cell office:value-type="string" calcext:value-type="string">
            <text:p>flowers| the biggest, most beautiful bunch of flowers</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11</text:p>
          </table:table-cell>
          <table:table-cell office:value-type="string" calcext:value-type="string">
            <text:p>mc500.train.18</text:p>
          </table:table-cell>
          <table:table-cell office:value-type="string" calcext:value-type="string">
            <text:p>How did Kelly feel when her mother woke up?</text:p>
          </table:table-cell>
          <table:table-cell office:value-type="string" calcext:value-type="string">
            <text:p>Story</text:p>
          </table:table-cell>
          <table:table-cell office:value-type="string" office:string-value="1Howhow_WRB_4advmod__&#10;2diddo_VBD_4aux__&#10;3KellyKelly_NNP_4nsubj__&#10;4feelfeel_VB_0root__&#10;5whenwhen_WRB_8advmod__&#10;6hershe_PRP$_7nmod:poss__&#10;7mothermother_NN_8nsubj__&#10;8wokewake_VBD_4advcl__&#10;9upup_RP_8compound:prt__&#10;10??_._4punct__" calcext:value-type="string">
            <text:p>1Howhow_WRB_4advmod__</text:p>
            <text:p>2diddo_VBD_4aux__</text:p>
            <text:p>3KellyKelly_NNP_4nsubj__</text:p>
            <text:p>4feelfeel_VB_0root__</text:p>
            <text:p>5whenwhen_WRB_8advmod__</text:p>
            <text:p>6hershe_PRP$_7nmod:poss__</text:p>
            <text:p>7mothermother_NN_8nsubj__</text:p>
            <text:p>8wokewake_VBD_4advcl__</text:p>
            <text:p>9upup_RP_8compound:prt__</text:p>
            <text:p>10??_._4punct__</text:p>
          </table:table-cell>
          <table:table-cell office:value-type="string" calcext:value-type="string">
            <text:p>(ROOT (SBARQ (WHADVP (WRB How)) (SQ (VBD did) (NP (NNP Kelly)) (VP (VB feel) (SBAR (WHADVP (WRB when)) (S (NP (PRP$ her) (NN mother)) (VP (VBD woke) (PRT (RP up))))))) (. ?)))</text:p>
          </table:table-cell>
          <table:table-cell office:value-type="string" calcext:value-type="string">
            <text:p>excited</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12</text:p>
          </table:table-cell>
          <table:table-cell office:value-type="string" calcext:value-type="string">
            <text:p>mc500.train.18</text:p>
          </table:table-cell>
          <table:table-cell office:value-type="string" calcext:value-type="string">
            <text:p>Why was Kelly in a hurry?</text:p>
          </table:table-cell>
          <table:table-cell office:value-type="string" calcext:value-type="string">
            <text:p>Story</text:p>
          </table:table-cell>
          <table:table-cell office:value-type="string" office:string-value="1Whywhy_WRB_0root__&#10;2wasbe_VBD_1dep__&#10;3KellyKelly_NNP_2nsubj__&#10;4inin_IN_6case__&#10;5aa_DT_6det__&#10;6hurryhurry_NN_3nmod__&#10;7??_._1punct__" calcext:value-type="string">
            <text:p>1Whywhy_WRB_0root__</text:p>
            <text:p>2wasbe_VBD_1dep__</text:p>
            <text:p>3KellyKelly_NNP_2nsubj__</text:p>
            <text:p>4inin_IN_6case__</text:p>
            <text:p>5aa_DT_6det__</text:p>
            <text:p>6hurryhurry_NN_3nmod__</text:p>
            <text:p>7??_._1punct__</text:p>
          </table:table-cell>
          <table:table-cell office:value-type="string" calcext:value-type="string">
            <text:p>(ROOT (SBARQ (WHADVP (WRB Why)) (SQ (VBD was) (NP (NP (NNP Kelly)) (PP (IN in) (NP (DT a) (NN hurry))))) (. ?)))</text:p>
          </table:table-cell>
          <table:table-cell office:value-type="string" calcext:value-type="string">
            <text:p>because it was Mother's day | because it was Mother's Day and she had to collect flowers before her mom woke up to give to her as a present</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13</text:p>
          </table:table-cell>
          <table:table-cell office:value-type="string" calcext:value-type="string">
            <text:p>mc500.train.18</text:p>
          </table:table-cell>
          <table:table-cell office:value-type="string" calcext:value-type="string">
            <text:p>what size were the orange ones?</text:p>
          </table:table-cell>
          <table:table-cell office:value-type="string" calcext:value-type="string">
            <text:p>Story</text:p>
          </table:table-cell>
          <table:table-cell office:value-type="string" office:string-value="1whatwhat_WDT_2det__&#10;2sizesize_NN_3dobj__&#10;3werebe_VBD_0root__&#10;4thethe_DT_6det__&#10;5orangeorange_JJ_6amod__&#10;6onesone_NNS_3nsubj__&#10;7??_._3punct__" calcext:value-type="string">
            <text:p>1whatwhat_WDT_2det__</text:p>
            <text:p>2sizesize_NN_3dobj__</text:p>
            <text:p>3werebe_VBD_0root__</text:p>
            <text:p>4thethe_DT_6det__</text:p>
            <text:p>5orangeorange_JJ_6amod__</text:p>
            <text:p>6onesone_NNS_3nsubj__</text:p>
            <text:p>7??_._3punct__</text:p>
          </table:table-cell>
          <table:table-cell office:value-type="string" calcext:value-type="string">
            <text:p>(ROOT (SBARQ (WHNP (WDT what) (NP (NN size))) (SQ (VBD were) (NP (DT the) (JJ orange) (NNS ones))) (. ?)))</text:p>
          </table:table-cell>
          <table:table-cell office:value-type="string" calcext:value-type="string">
            <text:p>small</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14</text:p>
          </table:table-cell>
          <table:table-cell office:value-type="string" calcext:value-type="string">
            <text:p>mc500.train.18</text:p>
          </table:table-cell>
          <table:table-cell office:value-type="string" calcext:value-type="string">
            <text:p>what did Kelly hide?</text:p>
          </table:table-cell>
          <table:table-cell office:value-type="string" calcext:value-type="string">
            <text:p>Story</text:p>
          </table:table-cell>
          <table:table-cell office:value-type="string" office:string-value="1whatwhat_WP_4dobj__&#10;2diddo_VBD_4aux__&#10;3KellyKelly_NNP_4nsubj__&#10;4hidehide_VB_0root__&#10;5??_._4punct__" calcext:value-type="string">
            <text:p>1whatwhat_WP_4dobj__</text:p>
            <text:p>2diddo_VBD_4aux__</text:p>
            <text:p>3KellyKelly_NNP_4nsubj__</text:p>
            <text:p>4hidehide_VB_0root__</text:p>
            <text:p>5??_._4punct__</text:p>
          </table:table-cell>
          <table:table-cell office:value-type="string" calcext:value-type="string">
            <text:p>(ROOT (SBARQ (WHNP (WP what)) (SQ (VBD did) (NP (NNP Kelly)) (VP (VB hide))) (. ?)))</text:p>
          </table:table-cell>
          <table:table-cell office:value-type="string" calcext:value-type="string">
            <text:p>the flowers</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15</text:p>
          </table:table-cell>
          <table:table-cell office:value-type="string" calcext:value-type="string">
            <text:p>mc500.train.18</text:p>
          </table:table-cell>
          <table:table-cell office:value-type="string" calcext:value-type="string">
            <text:p>Which flower was mother's favorite?</text:p>
          </table:table-cell>
          <table:table-cell office:value-type="string" calcext:value-type="string">
            <text:p>Story</text:p>
          </table:table-cell>
          <table:table-cell office:value-type="string" office:string-value="1Whichwhich_WDT_2det__&#10;2flowerflower_NN_3dobj__&#10;3wasbe_VBD_0root__&#10;4mothermother_NN_6nmod:poss__&#10;5's's_POS_4case__&#10;6favoritefavorite_NN_3nsubj__&#10;7??_._3punct__" calcext:value-type="string">
            <text:p>1Whichwhich_WDT_2det__</text:p>
            <text:p>2flowerflower_NN_3dobj__</text:p>
            <text:p>3wasbe_VBD_0root__</text:p>
            <text:p>4mothermother_NN_6nmod:poss__</text:p>
            <text:p>5's's_POS_4case__</text:p>
            <text:p>6favoritefavorite_NN_3nsubj__</text:p>
            <text:p>7??_._3punct__</text:p>
          </table:table-cell>
          <table:table-cell office:value-type="string" calcext:value-type="string">
            <text:p>(ROOT (SBARQ (WHNP (WDT Which) (NN flower)) (SQ (VBD was) (NP (NP (NN mother) (POS 's)) (NN favorite))) (. ?)))</text:p>
          </table:table-cell>
          <table:table-cell office:value-type="string" calcext:value-type="string">
            <text:p>The red one</text:p>
          </table:table-cell>
          <table:table-cell table:number-columns-repeated="1016"/>
        </table:table-row>
        <table:table-row table:style-name="ro1">
          <table:table-cell office:value-type="string" calcext:value-type="string">
            <text:p>Easy</text:p>
          </table:table-cell>
          <table:table-cell office:value-type="string" calcext:value-type="string">
            <text:p>mc500.train.18.16</text:p>
          </table:table-cell>
          <table:table-cell office:value-type="string" calcext:value-type="string">
            <text:p>mc500.train.18</text:p>
          </table:table-cell>
          <table:table-cell office:value-type="string" calcext:value-type="string">
            <text:p>What time did Kelly's mother wake up?</text:p>
          </table:table-cell>
          <table:table-cell office:value-type="string" calcext:value-type="string">
            <text:p>Story</text:p>
          </table:table-cell>
          <table:table-cell office:value-type="string" office:string-value="1Whatwhat_WDT_2det__&#10;2timetime_NN_7nmod:tmod__&#10;3diddo_VBD_7aux__&#10;4KellyKelly_NNP_6nmod:poss__&#10;5's's_POS_4case__&#10;6mothermother_NN_7nsubj__&#10;7wakewake_NN_0root__&#10;8upup_RB_7compound:prt__&#10;9??_._7punct__" calcext:value-type="string">
            <text:p>1Whatwhat_WDT_2det__</text:p>
            <text:p>2timetime_NN_7nmod:tmod__</text:p>
            <text:p>3diddo_VBD_7aux__</text:p>
            <text:p>4KellyKelly_NNP_6nmod:poss__</text:p>
            <text:p>5's's_POS_4case__</text:p>
            <text:p>6mothermother_NN_7nsubj__</text:p>
            <text:p>7wakewake_NN_0root__</text:p>
            <text:p>8upup_RB_7compound:prt__</text:p>
            <text:p>9??_._7punct__</text:p>
          </table:table-cell>
          <table:table-cell office:value-type="string" calcext:value-type="string">
            <text:p>(ROOT (SBARQ (WHNP (WDT What) (NN time)) (SQ (VP (VBD did) (NP (NP (NNP Kelly) (POS 's)) (NN mother) (NN wake)) (ADVP (RB up)))) (. ?)))</text:p>
          </table:table-cell>
          <table:table-cell office:value-type="string" calcext:value-type="string">
            <text:p>â€œ8:30 AMâ€</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18.17</text:p>
          </table:table-cell>
          <table:table-cell office:value-type="string" calcext:value-type="string">
            <text:p>mc500.train.18</text:p>
          </table:table-cell>
          <table:table-cell office:value-type="string" calcext:value-type="string">
            <text:p>What did Kelly use to tie the flowers together?</text:p>
          </table:table-cell>
          <table:table-cell office:value-type="string" calcext:value-type="string">
            <text:p>Story</text:p>
          </table:table-cell>
          <table:table-cell office:value-type="string" office:string-value="1Whatwhat_WP_4dep__&#10;2diddo_VBD_4aux__&#10;3KellyKelly_NNP_4nsubj__&#10;4useuse_VB_0root__&#10;5toto_TO_6mark__&#10;6tietie_VB_4xcomp__&#10;7thethe_DT_8det__&#10;8flowersflower_NNS_6dobj__&#10;9togethertogether_RB_6advmod__&#10;10??_._4punct__" calcext:value-type="string">
            <text:p>1Whatwhat_WP_4dep__</text:p>
            <text:p>2diddo_VBD_4aux__</text:p>
            <text:p>3KellyKelly_NNP_4nsubj__</text:p>
            <text:p>4useuse_VB_0root__</text:p>
            <text:p>5toto_TO_6mark__</text:p>
            <text:p>6tietie_VB_4xcomp__</text:p>
            <text:p>7thethe_DT_8det__</text:p>
            <text:p>8flowersflower_NNS_6dobj__</text:p>
            <text:p>9togethertogether_RB_6advmod__</text:p>
            <text:p>10??_._4punct__</text:p>
          </table:table-cell>
          <table:table-cell office:value-type="string" calcext:value-type="string">
            <text:p>(ROOT (SBARQ (WHNP (WP What)) (SQ (VBD did) (NP (NNP Kelly)) (VP (VB use) (S (VP (TO to) (VP (VB tie) (NP (DT the) (NNS flowers)) (ADVP (RB together))))))) (. ?)))</text:p>
          </table:table-cell>
          <table:table-cell office:value-type="string" calcext:value-type="string">
            <text:p>string</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18.18</text:p>
          </table:table-cell>
          <table:table-cell office:value-type="string" calcext:value-type="string">
            <text:p>mc500.train.18</text:p>
          </table:table-cell>
          <table:table-cell office:value-type="string" calcext:value-type="string">
            <text:p>what did Kelly give her mom as a present?</text:p>
          </table:table-cell>
          <table:table-cell office:value-type="string" calcext:value-type="string">
            <text:p>Story</text:p>
          </table:table-cell>
          <table:table-cell office:value-type="string" office:string-value="1whatwhat_WP_4dep__&#10;2diddo_VBD_4aux__&#10;3KellyKelly_NNP_4nsubj__&#10;4givegive_VB_0root__&#10;5hershe_PRP$_6nmod:poss__&#10;6mommom_NN_4dobj__&#10;7asas_IN_9case__&#10;8aa_DT_9det__&#10;9presentpresent_JJ_4nmod__&#10;10??_._4punct__" calcext:value-type="string">
            <text:p>1whatwhat_WP_4dep__</text:p>
            <text:p>2diddo_VBD_4aux__</text:p>
            <text:p>3KellyKelly_NNP_4nsubj__</text:p>
            <text:p>4givegive_VB_0root__</text:p>
            <text:p>5hershe_PRP$_6nmod:poss__</text:p>
            <text:p>6mommom_NN_4dobj__</text:p>
            <text:p>7asas_IN_9case__</text:p>
            <text:p>8aa_DT_9det__</text:p>
            <text:p>9presentpresent_JJ_4nmod__</text:p>
            <text:p>10??_._4punct__</text:p>
          </table:table-cell>
          <table:table-cell office:value-type="string" calcext:value-type="string">
            <text:p>(ROOT (SBARQ (WHNP (WP what)) (SQ (VBD did) (NP (NNP Kelly)) (VP (VB give) (NP (PRP$ her) (NN mom)) (PP (IN as) (NP (DT a) (JJ present))))) (. ?)))</text:p>
          </table:table-cell>
          <table:table-cell office:value-type="string" calcext:value-type="string">
            <text:p>flowers</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18.19</text:p>
          </table:table-cell>
          <table:table-cell office:value-type="string" calcext:value-type="string">
            <text:p>mc500.train.18</text:p>
          </table:table-cell>
          <table:table-cell office:value-type="string" calcext:value-type="string">
            <text:p>What was her baby sister's name?</text:p>
          </table:table-cell>
          <table:table-cell office:value-type="string" calcext:value-type="string">
            <text:p>Story</text:p>
          </table:table-cell>
          <table:table-cell office:value-type="string" office:string-value="1Whatwhat_WP_0root__&#10;2wasbe_VBD_1cop__&#10;3hershe_PRP$_5nmod:poss__&#10;4babybaby_NN_5compound__&#10;5sistersister_NN_7nmod:poss__&#10;6's's_POS_5case__&#10;7namename_NN_1nsubj__&#10;8??_._1punct__" calcext:value-type="string">
            <text:p>1Whatwhat_WP_0root__</text:p>
            <text:p>2wasbe_VBD_1cop__</text:p>
            <text:p>3hershe_PRP$_5nmod:poss__</text:p>
            <text:p>4babybaby_NN_5compound__</text:p>
            <text:p>5sistersister_NN_7nmod:poss__</text:p>
            <text:p>6's's_POS_5case__</text:p>
            <text:p>7namename_NN_1nsubj__</text:p>
            <text:p>8??_._1punct__</text:p>
          </table:table-cell>
          <table:table-cell office:value-type="string" calcext:value-type="string">
            <text:p>(ROOT (SBARQ (WHNP (WP What)) (SQ (VBD was) (NP (NP (PRP$ her) (NN baby) (NN sister) (POS 's)) (NN name))) (. ?)))</text:p>
          </table:table-cell>
          <table:table-cell office:value-type="string" calcext:value-type="string">
            <text:p>Morgan</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18.20</text:p>
          </table:table-cell>
          <table:table-cell office:value-type="string" calcext:value-type="string">
            <text:p>mc500.train.18</text:p>
          </table:table-cell>
          <table:table-cell office:value-type="string" calcext:value-type="string">
            <text:p>Why did Kelly hide the flowers a second time?</text:p>
          </table:table-cell>
          <table:table-cell office:value-type="string" calcext:value-type="string">
            <text:p>Story</text:p>
          </table:table-cell>
          <table:table-cell office:value-type="string" office:string-value="1Whywhy_WRB_4advmod__&#10;2diddo_VBD_4aux__&#10;3KellyKelly_NNP_4nsubj__&#10;4hidehide_VB_0root__&#10;5thethe_DT_6det__&#10;6flowersflower_NNS_4dobj__&#10;7aa_DT_9det__&#10;8secondsecond_JJ_9amod__&#10;9timetime_NN_4nmod:npmod__&#10;10??_._4punct__" calcext:value-type="string">
            <text:p>1Whywhy_WRB_4advmod__</text:p>
            <text:p>2diddo_VBD_4aux__</text:p>
            <text:p>3KellyKelly_NNP_4nsubj__</text:p>
            <text:p>4hidehide_VB_0root__</text:p>
            <text:p>5thethe_DT_6det__</text:p>
            <text:p>6flowersflower_NNS_4dobj__</text:p>
            <text:p>7aa_DT_9det__</text:p>
            <text:p>8secondsecond_JJ_9amod__</text:p>
            <text:p>9timetime_NN_4nmod:npmod__</text:p>
            <text:p>10??_._4punct__</text:p>
          </table:table-cell>
          <table:table-cell office:value-type="string" calcext:value-type="string">
            <text:p>(ROOT (SBARQ (WHADVP (WRB Why)) (SQ (VBD did) (NP (NNP Kelly)) (VP (VB hide) (NP (DT the) (NNS flowers)) (NP-TMP (DT a) (JJ second) (NN time)))) (. ?)))</text:p>
          </table:table-cell>
          <table:table-cell office:value-type="string" calcext:value-type="string">
            <text:p>So Morgan wouldn't find the flowers and eat them</text:p>
          </table:table-cell>
          <table:table-cell table:number-columns-repeated="1016"/>
        </table:table-row>
        <table:table-row table:style-name="ro1">
          <table:table-cell office:value-type="string" calcext:value-type="string">
            <text:p>Medium</text:p>
          </table:table-cell>
          <table:table-cell office:value-type="string" calcext:value-type="string">
            <text:p>mc500.train.18.21</text:p>
          </table:table-cell>
          <table:table-cell office:value-type="string" calcext:value-type="string">
            <text:p>mc500.train.18</text:p>
          </table:table-cell>
          <table:table-cell office:value-type="string" calcext:value-type="string">
            <text:p>Why was Kelly collecting flowers?</text:p>
          </table:table-cell>
          <table:table-cell office:value-type="string" calcext:value-type="string">
            <text:p>Story</text:p>
          </table:table-cell>
          <table:table-cell office:value-type="string" office:string-value="1Whywhy_WRB_5advmod__&#10;2wasbe_VBD_5cop__&#10;3KellyKelly_NNP_5compound__&#10;4collectingcollect_VBG_5amod__&#10;5flowersflower_NNS_0root__&#10;6??_._5punct__" calcext:value-type="string">
            <text:p>1Whywhy_WRB_5advmod__</text:p>
            <text:p>2wasbe_VBD_5cop__</text:p>
            <text:p>3KellyKelly_NNP_5compound__</text:p>
            <text:p>4collectingcollect_VBG_5amod__</text:p>
            <text:p>5flowersflower_NNS_0root__</text:p>
            <text:p>6??_._5punct__</text:p>
          </table:table-cell>
          <table:table-cell office:value-type="string" calcext:value-type="string">
            <text:p>(ROOT (SBARQ (WHADVP (WRB Why)) (SQ (VBD was) (NP (NNP Kelly)) (VP (VBG collecting) (NP (NNS flowers)))) (. ?)))</text:p>
          </table:table-cell>
          <table:table-cell office:value-type="string" calcext:value-type="string">
            <text:p>She was going to give her mother the flowers</text:p>
          </table:table-cell>
          <table:table-cell table:number-columns-repeated="1016"/>
        </table:table-row>
        <table:table-row table:style-name="ro1" table:number-rows-repeated="104838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6T14:39:58.251000000</dc:date>
    <meta:editing-duration>PT1M9S</meta:editing-duration>
    <meta:editing-cycles>1</meta:editing-cycles>
    <meta:document-statistic meta:table-count="1" meta:cell-count="1504" meta:object-count="0"/>
    <meta:generator>LibreOffice/6.1.4.2$Windows_X86_64 LibreOffice_project/9d0f32d1f0b509096fd65e0d4bec26ddd1938fd3</meta:generator>
  </office:meta>
</office:document-meta>
</file>